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7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9">
        <office:forms form:automatic-focus="false" form:apply-design-mode="false"/>
        <table:table-header-columns>
          <table:table-column table:style-name="co1" table:default-cell-style-name="ce33"/>
          <table:table-column table:style-name="co2" table:default-cell-style-name="ce33"/>
        </table:table-header-columns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5" table:default-cell-style-name="ce33"/>
        <table:table-column table:style-name="co4" table:default-cell-style-name="ce33"/>
        <table:table-column table:style-name="co8" table:default-cell-style-name="ce33"/>
        <table:table-column table:style-name="co9" table:default-cell-style-name="ce33"/>
        <table:table-column table:style-name="co7" table:number-columns-repeated="9" table:default-cell-style-name="ce33"/>
        <table:table-column table:style-name="co10" table:number-columns-repeated="6" table:default-cell-style-name="ce33"/>
        <table:table-column table:style-name="co11" table:number-columns-repeated="4" table:default-cell-style-name="ce33"/>
        <table:table-column table:style-name="co12" table:number-columns-repeated="224" table:default-cell-style-name="ce33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8" table:number-columns-repeated="5"/>
            <table:table-cell table:style-name="ce116" table:number-columns-repeated="14"/>
            <table:table-cell table:style-name="ce32" table:number-columns-repeated="991"/>
          </table:table-row>
          <table:table-row table:style-name="ro2">
            <table:table-cell table:style-name="ce2" table:number-columns-repeated="12"/>
            <table:table-cell table:style-name="ce8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92"/>
            <table:table-cell table:style-name="ce108" table:number-columns-repeated="5"/>
            <table:table-cell table:style-name="ce116" table:number-columns-repeated="14"/>
            <table:table-cell table:style-name="ce32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70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70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70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70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70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9" table:number-columns-repeated="4"/>
            <table:table-cell table:number-columns-repeated="2"/>
            <table:table-cell table:style-name="ce117" table:number-columns-repeated="4"/>
            <table:table-cell table:style-name="ce109"/>
            <table:table-cell table:style-name="ce117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5"/>
            <table:covered-table-cell table:number-columns-repeated="5" table:style-name="ce71"/>
            <table:covered-table-cell table:number-columns-repeated="3" table:style-name="ce78"/>
            <table:covered-table-cell table:style-name="ce83"/>
            <table:covered-table-cell table:style-name="ce78"/>
            <table:covered-table-cell table:style-name="ce94"/>
            <table:table-cell table:style-name="ce110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635617" calcext:value-type="float">
            <text:p><text:s text:c="3"/>1,635,617</text:p>
          </table:table-cell>
          <table:table-cell table:style-name="ce50" office:value-type="float" office:value="1598111" calcext:value-type="float">
            <text:p><text:s text:c="3"/>1,598,111</text:p>
          </table:table-cell>
          <table:table-cell table:style-name="ce50" office:value-type="float" office:value="271450" calcext:value-type="float">
            <text:p><text:s text:c="3"/>271,450</text:p>
          </table:table-cell>
          <table:table-cell table:style-name="ce50" office:value-type="float" office:value="123180" calcext:value-type="float">
            <text:p><text:s text:c="3"/>123,180</text:p>
          </table:table-cell>
          <table:table-cell table:style-name="ce50" office:value-type="float" office:value="5340" calcext:value-type="float">
            <text:p><text:s text:c="3"/>5,340</text:p>
          </table:table-cell>
          <table:table-cell table:style-name="ce50" office:value-type="float" office:value="4083" calcext:value-type="float">
            <text:p><text:s text:c="3"/>4,083</text:p>
          </table:table-cell>
          <table:table-cell table:style-name="ce50" office:value-type="float" office:value="913" calcext:value-type="float">
            <text:p><text:s text:c="3"/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0"/>
          <table:table-cell table:style-name="ce9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745645" calcext:value-type="float">
            <text:p><text:s text:c="3"/>745,645</text:p>
          </table:table-cell>
          <table:table-cell table:style-name="ce51" office:value-type="float" office:value="730863" calcext:value-type="float">
            <text:p><text:s text:c="3"/>730,863</text:p>
          </table:table-cell>
          <table:table-cell table:style-name="ce51" office:value-type="float" office:value="141462" calcext:value-type="float">
            <text:p><text:s text:c="3"/>141,462</text:p>
          </table:table-cell>
          <table:table-cell table:style-name="ce51" office:value-type="float" office:value="76600" calcext:value-type="float">
            <text:p><text:s text:c="3"/>76,600</text:p>
          </table:table-cell>
          <table:table-cell table:style-name="ce51" office:value-type="float" office:value="2750" calcext:value-type="float">
            <text:p><text:s text:c="3"/>2,750</text:p>
          </table:table-cell>
          <table:table-cell table:style-name="ce51" office:value-type="float" office:value="1864" calcext:value-type="float">
            <text:p><text:s text:c="3"/>1,864</text:p>
          </table:table-cell>
          <table:table-cell table:style-name="ce51" office:value-type="float" office:value="460" calcext:value-type="float">
            <text:p><text:s text:c="3"/>460</text:p>
          </table:table-cell>
          <table:covered-table-cell table:number-columns-repeated="3" table:style-name="ce80"/>
          <table:table-cell table:style-name="ce51" office:value-type="float" office:value="145976" calcext:value-type="float">
            <text:p><text:s text:c="3"/>145,976</text:p>
          </table:table-cell>
          <table:table-cell table:style-name="ce96" office:value-type="float" office:value="43603" calcext:value-type="float">
            <text:p><text:s text:c="3"/>43,603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52" office:value-type="float" office:value="889972" calcext:value-type="float">
            <text:p><text:s text:c="3"/>889,972</text:p>
          </table:table-cell>
          <table:table-cell table:style-name="ce52" office:value-type="float" office:value="867248" calcext:value-type="float">
            <text:p><text:s text:c="3"/>867,248</text:p>
          </table:table-cell>
          <table:table-cell table:style-name="ce52" office:value-type="float" office:value="129988" calcext:value-type="float">
            <text:p><text:s text:c="3"/>129,988</text:p>
          </table:table-cell>
          <table:table-cell table:style-name="ce60" office:value-type="float" office:value="46580" calcext:value-type="float">
            <text:p><text:s text:c="3"/>46,580</text:p>
          </table:table-cell>
          <table:table-cell table:style-name="ce60" office:value-type="float" office:value="2590" calcext:value-type="float">
            <text:p><text:s text:c="3"/>2,590</text:p>
          </table:table-cell>
          <table:table-cell table:style-name="ce60" office:value-type="float" office:value="2219" calcext:value-type="float">
            <text:p><text:s text:c="3"/>2,219</text:p>
          </table:table-cell>
          <table:table-cell table:style-name="ce60" office:value-type="float" office:value="453" calcext:value-type="float">
            <text:p><text:s text:c="3"/>453</text:p>
          </table:table-cell>
          <table:covered-table-cell table:number-columns-repeated="3" table:style-name="ce81"/>
          <table:table-cell table:style-name="ce60"/>
          <table:table-cell table:style-name="ce97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444021" calcext:value-type="float">
            <text:p><text:s text:c="3"/>1,444,021</text:p>
          </table:table-cell>
          <table:table-cell table:style-name="ce50" office:value-type="float" office:value="1437773" calcext:value-type="float">
            <text:p><text:s text:c="3"/>1,437,773</text:p>
          </table:table-cell>
          <table:table-cell table:style-name="ce50" office:value-type="float" office:value="283661" calcext:value-type="float">
            <text:p><text:s text:c="3"/>283,661</text:p>
          </table:table-cell>
          <table:table-cell table:style-name="ce50" office:value-type="float" office:value="126113" calcext:value-type="float">
            <text:p><text:s text:c="3"/>126,113</text:p>
          </table:table-cell>
          <table:table-cell table:style-name="ce50" office:value-type="float" office:value="5555" calcext:value-type="float">
            <text:p><text:s text:c="3"/>5,555</text:p>
          </table:table-cell>
          <table:table-cell table:style-name="ce50" office:value-type="float" office:value="4042" calcext:value-type="float">
            <text:p><text:s text:c="3"/>4,042</text:p>
          </table:table-cell>
          <table:table-cell table:style-name="ce50" office:value-type="float" office:value="1014" calcext:value-type="float">
            <text:p><text:s text:c="3"/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9"/>
          <table:table-cell table:style-name="ce8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650283" calcext:value-type="float">
            <text:p><text:s text:c="3"/>650,283</text:p>
          </table:table-cell>
          <table:table-cell table:style-name="ce51" office:value-type="float" office:value="650932" calcext:value-type="float">
            <text:p><text:s text:c="3"/>650,932</text:p>
          </table:table-cell>
          <table:table-cell table:style-name="ce51" office:value-type="float" office:value="148042" calcext:value-type="float">
            <text:p><text:s text:c="3"/>148,042</text:p>
          </table:table-cell>
          <table:table-cell table:style-name="ce51" office:value-type="float" office:value="78073" calcext:value-type="float">
            <text:p><text:s text:c="3"/>78,073</text:p>
          </table:table-cell>
          <table:table-cell table:style-name="ce51" office:value-type="float" office:value="2902" calcext:value-type="float">
            <text:p><text:s text:c="3"/>2,902</text:p>
          </table:table-cell>
          <table:table-cell table:style-name="ce51" office:value-type="float" office:value="1854" calcext:value-type="float">
            <text:p><text:s text:c="3"/>1,854</text:p>
          </table:table-cell>
          <table:table-cell table:style-name="ce51" office:value-type="float" office:value="553" calcext:value-type="float">
            <text:p><text:s text:c="3"/>553</text:p>
          </table:table-cell>
          <table:covered-table-cell table:number-columns-repeated="3" table:style-name="ce80"/>
          <table:table-cell table:style-name="ce51" office:value-type="float" office:value="173209" calcext:value-type="float">
            <text:p><text:s text:c="3"/>173,209</text:p>
          </table:table-cell>
          <table:table-cell table:style-name="ce96" office:value-type="float" office:value="49003" calcext:value-type="float">
            <text:p><text:s text:c="3"/>49,003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52" office:value-type="float" office:value="793738" calcext:value-type="float">
            <text:p><text:s text:c="3"/>793,738</text:p>
          </table:table-cell>
          <table:table-cell table:style-name="ce52" office:value-type="float" office:value="786841" calcext:value-type="float">
            <text:p><text:s text:c="3"/>786,841</text:p>
          </table:table-cell>
          <table:table-cell table:style-name="ce52" office:value-type="float" office:value="135619" calcext:value-type="float">
            <text:p><text:s text:c="3"/>135,619</text:p>
          </table:table-cell>
          <table:table-cell table:style-name="ce52" office:value-type="float" office:value="48040" calcext:value-type="float">
            <text:p><text:s text:c="3"/>48,040</text:p>
          </table:table-cell>
          <table:table-cell table:style-name="ce52" office:value-type="float" office:value="2653" calcext:value-type="float">
            <text:p><text:s text:c="3"/>2,653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461" calcext:value-type="float">
            <text:p><text:s text:c="3"/>461</text:p>
          </table:table-cell>
          <table:covered-table-cell table:number-columns-repeated="3" table:style-name="ce81"/>
          <table:table-cell table:style-name="ce60"/>
          <table:table-cell table:style-name="ce97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381843" calcext:value-type="float">
            <text:p><text:s text:c="3"/>1,381,843</text:p>
          </table:table-cell>
          <table:table-cell table:style-name="ce50" office:value-type="float" office:value="1376912" calcext:value-type="float">
            <text:p><text:s text:c="3"/>1,376,912</text:p>
          </table:table-cell>
          <table:table-cell table:style-name="ce50" office:value-type="float" office:value="305312" calcext:value-type="float">
            <text:p><text:s text:c="3"/>305,312</text:p>
          </table:table-cell>
          <table:table-cell table:style-name="ce50" office:value-type="float" office:value="125958" calcext:value-type="float">
            <text:p><text:s text:c="3"/>125,958</text:p>
          </table:table-cell>
          <table:table-cell table:style-name="ce50" office:value-type="float" office:value="6044" calcext:value-type="float">
            <text:p><text:s text:c="3"/>6,044</text:p>
          </table:table-cell>
          <table:table-cell table:style-name="ce50" office:value-type="float" office:value="3988" calcext:value-type="float">
            <text:p><text:s text:c="3"/>3,988</text:p>
          </table:table-cell>
          <table:table-cell table:style-name="ce50" office:value-type="float" office:value="930" calcext:value-type="float">
            <text:p><text:s text:c="3"/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9"/>
          <table:table-cell table:style-name="ce8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622797" calcext:value-type="float">
            <text:p><text:s text:c="3"/>622,797</text:p>
          </table:table-cell>
          <table:table-cell table:style-name="ce51" office:value-type="float" office:value="624978" calcext:value-type="float">
            <text:p><text:s text:c="3"/>624,978</text:p>
          </table:table-cell>
          <table:table-cell table:style-name="ce51" office:value-type="float" office:value="159726" calcext:value-type="float">
            <text:p><text:s text:c="3"/>159,726</text:p>
          </table:table-cell>
          <table:table-cell table:style-name="ce51" office:value-type="float" office:value="78223" calcext:value-type="float">
            <text:p><text:s text:c="3"/>78,223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1843" calcext:value-type="float">
            <text:p><text:s text:c="3"/>1,843</text:p>
          </table:table-cell>
          <table:table-cell table:style-name="ce51" office:value-type="float" office:value="509" calcext:value-type="float">
            <text:p><text:s text:c="3"/>509</text:p>
          </table:table-cell>
          <table:covered-table-cell table:number-columns-repeated="3" table:style-name="ce80"/>
          <table:table-cell table:style-name="ce51" office:value-type="float" office:value="181642" calcext:value-type="float">
            <text:p><text:s text:c="3"/>181,642</text:p>
          </table:table-cell>
          <table:table-cell table:style-name="ce96" office:value-type="float" office:value="52670" calcext:value-type="float">
            <text:p><text:s text:c="3"/>52,67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52" office:value-type="float" office:value="759046" calcext:value-type="float">
            <text:p><text:s text:c="3"/>759,046</text:p>
          </table:table-cell>
          <table:table-cell table:style-name="ce52" office:value-type="float" office:value="751934" calcext:value-type="float">
            <text:p><text:s text:c="3"/>751,934</text:p>
          </table:table-cell>
          <table:table-cell table:style-name="ce52" office:value-type="float" office:value="145586" calcext:value-type="float">
            <text:p><text:s text:c="3"/>145,586</text:p>
          </table:table-cell>
          <table:table-cell table:style-name="ce52" office:value-type="float" office:value="47735" calcext:value-type="float">
            <text:p><text:s text:c="3"/>47,735</text:p>
          </table:table-cell>
          <table:table-cell table:style-name="ce52" office:value-type="float" office:value="2963" calcext:value-type="float">
            <text:p><text:s text:c="3"/>2,963</text:p>
          </table:table-cell>
          <table:table-cell table:style-name="ce52" office:value-type="float" office:value="2145" calcext:value-type="float">
            <text:p><text:s text:c="3"/>2,145</text:p>
          </table:table-cell>
          <table:table-cell table:style-name="ce52" office:value-type="float" office:value="421" calcext:value-type="float">
            <text:p><text:s text:c="3"/>421</text:p>
          </table:table-cell>
          <table:covered-table-cell table:number-columns-repeated="3" table:style-name="ce81"/>
          <table:table-cell table:style-name="ce56"/>
          <table:table-cell table:style-name="ce98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373363" calcext:value-type="float">
            <text:p><text:s text:c="3"/>1,373,363</text:p>
          </table:table-cell>
          <table:table-cell table:style-name="ce50" office:value-type="float" office:value="1377174" calcext:value-type="float">
            <text:p><text:s text:c="3"/>1,377,174</text:p>
          </table:table-cell>
          <table:table-cell table:style-name="ce50" office:value-type="float" office:value="260354" calcext:value-type="float">
            <text:p><text:s text:c="3"/>260,354</text:p>
          </table:table-cell>
          <table:table-cell table:style-name="ce50" office:value-type="float" office:value="127647" calcext:value-type="float">
            <text:p><text:s text:c="3"/>127,647</text:p>
          </table:table-cell>
          <table:table-cell table:style-name="ce50" office:value-type="float" office:value="5804" calcext:value-type="float">
            <text:p><text:s text:c="3"/>5,804</text:p>
          </table:table-cell>
          <table:table-cell table:style-name="ce50" office:value-type="float" office:value="3510" calcext:value-type="float">
            <text:p><text:s text:c="3"/>3,510</text:p>
          </table:table-cell>
          <table:table-cell table:style-name="ce50" office:value-type="float" office:value="897" calcext:value-type="float">
            <text:p><text:s text:c="3"/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9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623899" calcext:value-type="float">
            <text:p><text:s text:c="3"/>623,899</text:p>
          </table:table-cell>
          <table:table-cell table:style-name="ce51" office:value-type="float" office:value="630575" calcext:value-type="float">
            <text:p><text:s text:c="3"/>630,575</text:p>
          </table:table-cell>
          <table:table-cell table:style-name="ce51" office:value-type="float" office:value="135596" calcext:value-type="float">
            <text:p><text:s text:c="3"/>135,596</text:p>
          </table:table-cell>
          <table:table-cell table:style-name="ce51" office:value-type="float" office:value="79319" calcext:value-type="float">
            <text:p><text:s text:c="3"/>79,319</text:p>
          </table:table-cell>
          <table:table-cell table:style-name="ce51" office:value-type="float" office:value="2976" calcext:value-type="float">
            <text:p><text:s text:c="3"/>2,976</text:p>
          </table:table-cell>
          <table:table-cell table:style-name="ce51" office:value-type="float" office:value="1703" calcext:value-type="float">
            <text:p><text:s text:c="3"/>1,703</text:p>
          </table:table-cell>
          <table:table-cell table:style-name="ce51" office:value-type="float" office:value="449" calcext:value-type="float">
            <text:p><text:s text:c="3"/>449</text:p>
          </table:table-cell>
          <table:covered-table-cell table:number-columns-repeated="3" table:style-name="ce80"/>
          <table:table-cell table:style-name="ce51" office:value-type="float" office:value="170515" calcext:value-type="float">
            <text:p><text:s text:c="3"/>170,515</text:p>
          </table:table-cell>
          <table:table-cell table:style-name="ce96" office:value-type="float" office:value="56538" calcext:value-type="float">
            <text:p><text:s text:c="3"/>56,53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52" office:value-type="float" office:value="749464" calcext:value-type="float">
            <text:p><text:s text:c="3"/>749,464</text:p>
          </table:table-cell>
          <table:table-cell table:style-name="ce52" office:value-type="float" office:value="746599" calcext:value-type="float">
            <text:p><text:s text:c="3"/>746,599</text:p>
          </table:table-cell>
          <table:table-cell table:style-name="ce52" office:value-type="float" office:value="124758" calcext:value-type="float">
            <text:p><text:s text:c="3"/>124,758</text:p>
          </table:table-cell>
          <table:table-cell table:style-name="ce52" office:value-type="float" office:value="48328" calcext:value-type="float">
            <text:p><text:s text:c="3"/>48,328</text:p>
          </table:table-cell>
          <table:table-cell table:style-name="ce52" office:value-type="float" office:value="2828" calcext:value-type="float">
            <text:p><text:s text:c="3"/>2,828</text:p>
          </table:table-cell>
          <table:table-cell table:style-name="ce52" office:value-type="float" office:value="1807" calcext:value-type="float">
            <text:p><text:s text:c="3"/>1,807</text:p>
          </table:table-cell>
          <table:table-cell table:style-name="ce52" office:value-type="float" office:value="448" calcext:value-type="float">
            <text:p><text:s text:c="3"/>448</text:p>
          </table:table-cell>
          <table:covered-table-cell table:number-columns-repeated="3" table:style-name="ce81"/>
          <table:table-cell table:style-name="ce60" office:value-type="string" calcext:value-type="string">
            <text:p><text:s text:c="8"/></text:p>
          </table:table-cell>
          <table:table-cell table:style-name="ce97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452575" calcext:value-type="float">
            <text:p><text:s text:c="3"/>1,452,575</text:p>
          </table:table-cell>
          <table:table-cell table:style-name="ce50" office:value-type="float" office:value="1456261" calcext:value-type="float">
            <text:p><text:s text:c="3"/>1,456,261</text:p>
          </table:table-cell>
          <table:table-cell table:style-name="ce50" office:value-type="float" office:value="247530" calcext:value-type="float">
            <text:p><text:s text:c="3"/>247,530</text:p>
          </table:table-cell>
          <table:table-cell table:style-name="ce50" office:value-type="float" office:value="128636" calcext:value-type="float">
            <text:p><text:s text:c="3"/>128,636</text:p>
          </table:table-cell>
          <table:table-cell table:style-name="ce50" office:value-type="float" office:value="5579" calcext:value-type="float">
            <text:p><text:s text:c="3"/>5,579</text:p>
          </table:table-cell>
          <table:table-cell table:style-name="ce50" office:value-type="float" office:value="3453" calcext:value-type="float">
            <text:p><text:s text:c="3"/>3,453</text:p>
          </table:table-cell>
          <table:table-cell table:style-name="ce50" office:value-type="float" office:value="927" calcext:value-type="float">
            <text:p><text:s text:c="3"/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9" office:value-type="string" calcext:value-type="string">
            <text:p><text:s text:c="8"/></text:p>
          </table:table-cell>
          <table:table-cell table:style-name="ce85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6" office:value-type="string" office:string-value="男" calcext:value-type="string">
            <text:p><text:s/>男 </text:p>
          </table:table-cell>
          <table:table-cell table:style-name="ce51" office:value-type="float" office:value="661090" calcext:value-type="float">
            <text:p><text:s text:c="3"/>661,090</text:p>
          </table:table-cell>
          <table:table-cell table:style-name="ce51" office:value-type="float" office:value="667521" calcext:value-type="float">
            <text:p><text:s text:c="3"/>667,521</text:p>
          </table:table-cell>
          <table:table-cell table:style-name="ce51" office:value-type="float" office:value="129537" calcext:value-type="float">
            <text:p><text:s text:c="3"/>129,537</text:p>
          </table:table-cell>
          <table:table-cell table:style-name="ce51" office:value-type="float" office:value="79348" calcext:value-type="float">
            <text:p><text:s text:c="3"/>79,348</text:p>
          </table:table-cell>
          <table:table-cell table:style-name="ce51" office:value-type="float" office:value="2822" calcext:value-type="float">
            <text:p><text:s text:c="3"/>2,822</text:p>
          </table:table-cell>
          <table:table-cell table:style-name="ce51" office:value-type="float" office:value="1696" calcext:value-type="float">
            <text:p><text:s text:c="3"/>1,696</text:p>
          </table:table-cell>
          <table:table-cell table:style-name="ce51" office:value-type="float" office:value="479" calcext:value-type="float">
            <text:p><text:s text:c="3"/>479</text:p>
          </table:table-cell>
          <table:covered-table-cell table:number-columns-repeated="3" table:style-name="ce80"/>
          <table:table-cell table:style-name="ce51" office:value-type="float" office:value="172655" calcext:value-type="float">
            <text:p><text:s text:c="3"/>172,655</text:p>
          </table:table-cell>
          <table:table-cell table:style-name="ce96" office:value-type="float" office:value="61213" calcext:value-type="float">
            <text:p><text:s text:c="3"/>61,21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7" office:value-type="string" office:string-value="女" calcext:value-type="string">
            <text:p><text:s/>女 </text:p>
          </table:table-cell>
          <table:table-cell table:style-name="ce52" office:value-type="float" office:value="791485" calcext:value-type="float">
            <text:p><text:s text:c="3"/>791,485</text:p>
          </table:table-cell>
          <table:table-cell table:style-name="ce52" office:value-type="float" office:value="788740" calcext:value-type="float">
            <text:p><text:s text:c="3"/>788,740</text:p>
          </table:table-cell>
          <table:table-cell table:style-name="ce52" office:value-type="float" office:value="117993" calcext:value-type="float">
            <text:p><text:s text:c="3"/>117,993</text:p>
          </table:table-cell>
          <table:table-cell table:style-name="ce52" office:value-type="float" office:value="49288" calcext:value-type="float">
            <text:p><text:s text:c="3"/>49,288</text:p>
          </table:table-cell>
          <table:table-cell table:style-name="ce52" office:value-type="float" office:value="2757" calcext:value-type="float">
            <text:p><text:s text:c="3"/>2,757</text:p>
          </table:table-cell>
          <table:table-cell table:style-name="ce52" office:value-type="float" office:value="1757" calcext:value-type="float">
            <text:p><text:s text:c="3"/>1,757</text:p>
          </table:table-cell>
          <table:table-cell table:style-name="ce52" office:value-type="float" office:value="448" calcext:value-type="float">
            <text:p><text:s text:c="3"/>448</text:p>
          </table:table-cell>
          <table:covered-table-cell table:number-columns-repeated="3" table:style-name="ce81"/>
          <table:table-cell table:style-name="ce56" office:value-type="string" calcext:value-type="string">
            <text:p><text:s text:c="8"/></text:p>
          </table:table-cell>
          <table:table-cell table:style-name="ce98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273526" calcext:value-type="float">
            <text:p><text:s text:c="3"/>1,273,526</text:p>
          </table:table-cell>
          <table:table-cell table:style-name="ce50" office:value-type="float" office:value="1286021" calcext:value-type="float">
            <text:p><text:s text:c="3"/>1,286,021</text:p>
          </table:table-cell>
          <table:table-cell table:style-name="ce50" office:value-type="float" office:value="227070" calcext:value-type="float">
            <text:p><text:s text:c="3"/>227,070</text:p>
          </table:table-cell>
          <table:table-cell table:style-name="ce50" office:value-type="float" office:value="130801" calcext:value-type="float">
            <text:p><text:s text:c="3"/>130,801</text:p>
          </table:table-cell>
          <table:table-cell table:style-name="ce50" office:value-type="float" office:value="4842" calcext:value-type="float">
            <text:p><text:s text:c="3"/>4,842</text:p>
          </table:table-cell>
          <table:table-cell table:style-name="ce50" office:value-type="float" office:value="3072" calcext:value-type="float">
            <text:p><text:s text:c="3"/>3,072</text:p>
          </table:table-cell>
          <table:table-cell table:style-name="ce50" office:value-type="float" office:value="834" calcext:value-type="float">
            <text:p><text:s text:c="3"/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 office:value-type="string" calcext:value-type="string">
            <text:p><text:s text:c="8"/></text:p>
          </table:table-cell>
          <table:table-cell table:style-name="ce73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82232" calcext:value-type="float">
            <text:p><text:s text:c="3"/>582,232</text:p>
          </table:table-cell>
          <table:table-cell table:style-name="ce53" office:value-type="float" office:value="591179" calcext:value-type="float">
            <text:p><text:s text:c="3"/>591,179</text:p>
          </table:table-cell>
          <table:table-cell table:style-name="ce73" office:value-type="float" office:value="118984" calcext:value-type="float">
            <text:p><text:s text:c="3"/>118,984</text:p>
          </table:table-cell>
          <table:table-cell table:style-name="ce73" office:value-type="float" office:value="80384" calcext:value-type="float">
            <text:p><text:s text:c="3"/>80,384</text:p>
          </table:table-cell>
          <table:table-cell table:style-name="ce73" office:value-type="float" office:value="2555" calcext:value-type="float">
            <text:p><text:s text:c="3"/>2,555</text:p>
          </table:table-cell>
          <table:table-cell table:style-name="ce73" office:value-type="float" office:value="1468" calcext:value-type="float">
            <text:p><text:s text:c="3"/>1,468</text:p>
          </table:table-cell>
          <table:table-cell table:style-name="ce73" office:value-type="float" office:value="457" calcext:value-type="float">
            <text:p><text:s text:c="3"/>457</text:p>
          </table:table-cell>
          <table:covered-table-cell table:number-columns-repeated="3" table:style-name="ce80"/>
          <table:table-cell table:style-name="ce73" office:value-type="float" office:value="171483" calcext:value-type="float">
            <text:p><text:s text:c="3"/>171,483</text:p>
          </table:table-cell>
          <table:table-cell table:style-name="ce73" office:value-type="float" office:value="64866" calcext:value-type="float">
            <text:p><text:s text:c="3"/>64,86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691294" calcext:value-type="float">
            <text:p><text:s text:c="3"/>691,294</text:p>
          </table:table-cell>
          <table:table-cell table:style-name="ce54" office:value-type="float" office:value="694842" calcext:value-type="float">
            <text:p><text:s text:c="3"/>694,842</text:p>
          </table:table-cell>
          <table:table-cell table:style-name="ce60" office:value-type="float" office:value="108086" calcext:value-type="float">
            <text:p><text:s text:c="3"/>108,086</text:p>
          </table:table-cell>
          <table:table-cell table:style-name="ce60" office:value-type="float" office:value="50417" calcext:value-type="float">
            <text:p><text:s text:c="3"/>50,417</text:p>
          </table:table-cell>
          <table:table-cell table:style-name="ce60" office:value-type="float" office:value="2287" calcext:value-type="float">
            <text:p><text:s text:c="3"/>2,287</text:p>
          </table:table-cell>
          <table:table-cell table:style-name="ce60" office:value-type="float" office:value="1604" calcext:value-type="float">
            <text:p><text:s text:c="3"/>1,604</text:p>
          </table:table-cell>
          <table:table-cell table:style-name="ce60" office:value-type="float" office:value="377" calcext:value-type="float">
            <text:p><text:s text:c="3"/>377</text:p>
          </table:table-cell>
          <table:covered-table-cell table:number-columns-repeated="3" table:style-name="ce81"/>
          <table:table-cell table:style-name="ce5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6" office:value-type="string" office:string-value="計" calcext:value-type="string">
            <text:p><text:s/>計 </text:p>
          </table:table-cell>
          <table:table-cell table:style-name="ce50" office:value-type="float" office:value="1264937" calcext:value-type="float">
            <text:p><text:s text:c="3"/>1,264,937</text:p>
          </table:table-cell>
          <table:table-cell table:style-name="ce50" office:value-type="float" office:value="1261692" calcext:value-type="float">
            <text:p><text:s text:c="3"/>1,261,692</text:p>
          </table:table-cell>
          <table:table-cell table:style-name="ce50" office:value-type="float" office:value="216419" calcext:value-type="float">
            <text:p><text:s text:c="3"/>216,419</text:p>
          </table:table-cell>
          <table:table-cell table:style-name="ce50" office:value-type="float" office:value="135092" calcext:value-type="float">
            <text:p><text:s text:c="3"/>135,092</text:p>
          </table:table-cell>
          <table:table-cell table:style-name="ce50" office:value-type="float" office:value="4940" calcext:value-type="float">
            <text:p><text:s text:c="3"/>4,940</text:p>
          </table:table-cell>
          <table:table-cell table:style-name="ce50" office:value-type="float" office:value="2752" calcext:value-type="float">
            <text:p><text:s text:c="3"/>2,752</text:p>
          </table:table-cell>
          <table:table-cell table:style-name="ce50" office:value-type="float" office:value="945" calcext:value-type="float">
            <text:p><text:s text:c="3"/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78462" calcext:value-type="float">
            <text:p><text:s text:c="3"/>578,462</text:p>
          </table:table-cell>
          <table:table-cell table:style-name="ce53" office:value-type="float" office:value="581882" calcext:value-type="float">
            <text:p><text:s text:c="3"/>581,882</text:p>
          </table:table-cell>
          <table:table-cell table:style-name="ce53" office:value-type="float" office:value="113639" calcext:value-type="float">
            <text:p><text:s text:c="3"/>113,639</text:p>
          </table:table-cell>
          <table:table-cell table:style-name="ce53" office:value-type="float" office:value="83696" calcext:value-type="float">
            <text:p><text:s text:c="3"/>83,696</text:p>
          </table:table-cell>
          <table:table-cell table:style-name="ce53" office:value-type="float" office:value="2623" calcext:value-type="float">
            <text:p><text:s text:c="3"/>2,623</text:p>
          </table:table-cell>
          <table:table-cell table:style-name="ce53" office:value-type="float" office:value="1339" calcext:value-type="float">
            <text:p><text:s text:c="3"/>1,339</text:p>
          </table:table-cell>
          <table:table-cell table:style-name="ce55" office:value-type="float" office:value="501" calcext:value-type="float">
            <text:p><text:s text:c="3"/>501</text:p>
          </table:table-cell>
          <table:covered-table-cell table:number-columns-repeated="3" table:style-name="ce80"/>
          <table:table-cell table:style-name="ce53" office:value-type="float" office:value="131453" calcext:value-type="float">
            <text:p><text:s text:c="3"/>131,453</text:p>
          </table:table-cell>
          <table:table-cell table:style-name="ce53" office:value-type="float" office:value="62796" calcext:value-type="float">
            <text:p><text:s text:c="3"/>62,79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54" office:value-type="float" office:value="686475" calcext:value-type="float">
            <text:p><text:s text:c="3"/>686,475</text:p>
          </table:table-cell>
          <table:table-cell table:style-name="ce54" office:value-type="float" office:value="679810" calcext:value-type="float">
            <text:p><text:s text:c="3"/>679,810</text:p>
          </table:table-cell>
          <table:table-cell table:style-name="ce54" office:value-type="float" office:value="102780" calcext:value-type="float">
            <text:p><text:s text:c="3"/>102,780</text:p>
          </table:table-cell>
          <table:table-cell table:style-name="ce54" office:value-type="float" office:value="51396" calcext:value-type="float">
            <text:p><text:s text:c="3"/>51,396</text:p>
          </table:table-cell>
          <table:table-cell table:style-name="ce54" office:value-type="float" office:value="2317" calcext:value-type="float">
            <text:p><text:s text:c="3"/>2,317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6" office:value-type="float" office:value="444" calcext:value-type="float">
            <text:p><text:s text:c="3"/>444</text:p>
          </table:table-cell>
          <table:covered-table-cell table:number-columns-repeated="3" table:style-name="ce81"/>
          <table:table-cell table:number-columns-repeated="2" table:style-name="ce86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0" office:value-type="float" office:value="1442018" calcext:value-type="float">
            <text:p><text:s text:c="3"/>1,442,018</text:p>
          </table:table-cell>
          <table:table-cell table:style-name="ce50" office:value-type="float" office:value="1427213" calcext:value-type="float">
            <text:p><text:s text:c="3"/>1,427,213</text:p>
          </table:table-cell>
          <table:table-cell table:style-name="ce50" office:value-type="float" office:value="205854" calcext:value-type="float">
            <text:p><text:s text:c="3"/>205,854</text:p>
          </table:table-cell>
          <table:table-cell table:style-name="ce50" office:value-type="float" office:value="139398" calcext:value-type="float">
            <text:p><text:s text:c="3"/>139,398</text:p>
          </table:table-cell>
          <table:table-cell table:style-name="ce50" office:value-type="float" office:value="5028" calcext:value-type="float">
            <text:p><text:s text:c="3"/>5,028</text:p>
          </table:table-cell>
          <table:table-cell table:style-name="ce50" office:value-type="float" office:value="2658" calcext:value-type="float">
            <text:p><text:s text:c="3"/>2,658</text:p>
          </table:table-cell>
          <table:table-cell table:style-name="ce50" office:value-type="float" office:value="895" calcext:value-type="float">
            <text:p><text:s text:c="3"/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7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659375" calcext:value-type="float">
            <text:p><text:s text:c="3"/>659,375</text:p>
          </table:table-cell>
          <table:table-cell table:style-name="ce55" office:value-type="float" office:value="659120" calcext:value-type="float">
            <text:p><text:s text:c="3"/>659,120</text:p>
          </table:table-cell>
          <table:table-cell table:style-name="ce55" office:value-type="float" office:value="107378" calcext:value-type="float">
            <text:p><text:s text:c="3"/>107,378</text:p>
          </table:table-cell>
          <table:table-cell table:style-name="ce55" office:value-type="float" office:value="86778" calcext:value-type="float">
            <text:p><text:s text:c="3"/>86,778</text:p>
          </table:table-cell>
          <table:table-cell table:style-name="ce55" office:value-type="float" office:value="2576" calcext:value-type="float">
            <text:p><text:s text:c="3"/>2,576</text:p>
          </table:table-cell>
          <table:table-cell table:style-name="ce55" office:value-type="float" office:value="1342" calcext:value-type="float">
            <text:p><text:s text:c="3"/>1,342</text:p>
          </table:table-cell>
          <table:table-cell table:style-name="ce55" office:value-type="float" office:value="491" calcext:value-type="float">
            <text:p><text:s text:c="3"/>491</text:p>
          </table:table-cell>
          <table:covered-table-cell table:number-columns-repeated="3" table:style-name="ce80"/>
          <table:table-cell table:style-name="ce55" office:value-type="float" office:value="141140" calcext:value-type="float">
            <text:p><text:s text:c="3"/>141,140</text:p>
          </table:table-cell>
          <table:table-cell table:style-name="ce53" office:value-type="float" office:value="62571" calcext:value-type="float">
            <text:p><text:s text:c="3"/>62,571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782643" calcext:value-type="float">
            <text:p><text:s text:c="3"/>782,643</text:p>
          </table:table-cell>
          <table:table-cell table:style-name="ce56" office:value-type="float" office:value="768093" calcext:value-type="float">
            <text:p><text:s text:c="3"/>768,093</text:p>
          </table:table-cell>
          <table:table-cell table:style-name="ce56" office:value-type="float" office:value="98476" calcext:value-type="float">
            <text:p><text:s text:c="3"/>98,476</text:p>
          </table:table-cell>
          <table:table-cell table:style-name="ce56" office:value-type="float" office:value="52620" calcext:value-type="float">
            <text:p><text:s text:c="3"/>52,620</text:p>
          </table:table-cell>
          <table:table-cell table:style-name="ce56" office:value-type="float" office:value="2452" calcext:value-type="float">
            <text:p><text:s text:c="3"/>2,452</text:p>
          </table:table-cell>
          <table:table-cell table:style-name="ce56" office:value-type="float" office:value="1316" calcext:value-type="float">
            <text:p><text:s text:c="3"/>1,316</text:p>
          </table:table-cell>
          <table:table-cell table:style-name="ce56" office:value-type="float" office:value="404" calcext:value-type="float">
            <text:p><text:s text:c="3"/>404</text:p>
          </table:table-cell>
          <table:covered-table-cell table:number-columns-repeated="3" table:style-name="ce81"/>
          <table:table-cell table:number-columns-repeated="2" table:style-name="ce86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0" office:value-type="float" office:value="1414340" calcext:value-type="float">
            <text:p><text:s text:c="3"/>1,414,340</text:p>
          </table:table-cell>
          <table:table-cell table:style-name="ce50" office:value-type="float" office:value="1376816" calcext:value-type="float">
            <text:p><text:s text:c="3"/>1,376,816</text:p>
          </table:table-cell>
          <table:table-cell table:style-name="ce50" office:value-type="float" office:value="204459" calcext:value-type="float">
            <text:p><text:s text:c="3"/>204,459</text:p>
          </table:table-cell>
          <table:table-cell table:style-name="ce50" office:value-type="float" office:value="135839" calcext:value-type="float">
            <text:p><text:s text:c="3"/>135,839</text:p>
          </table:table-cell>
          <table:table-cell table:style-name="ce50" office:value-type="float" office:value="5037" calcext:value-type="float">
            <text:p><text:s text:c="3"/>5,037</text:p>
          </table:table-cell>
          <table:table-cell table:style-name="ce50" office:value-type="float" office:value="2626" calcext:value-type="float">
            <text:p><text:s text:c="3"/>2,626</text:p>
          </table:table-cell>
          <table:table-cell table:style-name="ce50" office:value-type="float" office:value="1028" calcext:value-type="float">
            <text:p><text:s text:c="3"/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634734" calcext:value-type="float">
            <text:p><text:s text:c="3"/>634,734</text:p>
          </table:table-cell>
          <table:table-cell table:style-name="ce53" office:value-type="float" office:value="627603" calcext:value-type="float">
            <text:p><text:s text:c="3"/>627,603</text:p>
          </table:table-cell>
          <table:table-cell table:style-name="ce53" office:value-type="float" office:value="106936" calcext:value-type="float">
            <text:p><text:s text:c="3"/>106,936</text:p>
          </table:table-cell>
          <table:table-cell table:style-name="ce53" office:value-type="float" office:value="84800" calcext:value-type="float">
            <text:p><text:s text:c="3"/>84,800</text:p>
          </table:table-cell>
          <table:table-cell table:style-name="ce53" office:value-type="float" office:value="2599" calcext:value-type="float">
            <text:p><text:s text:c="3"/>2,599</text:p>
          </table:table-cell>
          <table:table-cell table:style-name="ce53" office:value-type="float" office:value="1243" calcext:value-type="float">
            <text:p><text:s text:c="3"/>1,243</text:p>
          </table:table-cell>
          <table:table-cell table:style-name="ce53" office:value-type="float" office:value="516" calcext:value-type="float">
            <text:p><text:s text:c="3"/>516</text:p>
          </table:table-cell>
          <table:covered-table-cell table:number-columns-repeated="3" table:style-name="ce80"/>
          <table:table-cell table:style-name="ce53" office:value-type="float" office:value="142669" calcext:value-type="float">
            <text:p><text:s text:c="3"/>142,669</text:p>
          </table:table-cell>
          <table:table-cell table:style-name="ce53" office:value-type="float" office:value="64540" calcext:value-type="float">
            <text:p><text:s text:c="3"/>64,54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779606" calcext:value-type="float">
            <text:p><text:s text:c="3"/>779,606</text:p>
          </table:table-cell>
          <table:table-cell table:style-name="ce53" office:value-type="float" office:value="749213" calcext:value-type="float">
            <text:p><text:s text:c="3"/>749,213</text:p>
          </table:table-cell>
          <table:table-cell table:style-name="ce53" office:value-type="float" office:value="97523" calcext:value-type="float">
            <text:p><text:s text:c="3"/>97,523</text:p>
          </table:table-cell>
          <table:table-cell table:style-name="ce53" office:value-type="float" office:value="51039" calcext:value-type="float">
            <text:p><text:s text:c="3"/>51,039</text:p>
          </table:table-cell>
          <table:table-cell table:style-name="ce53" office:value-type="float" office:value="2438" calcext:value-type="float">
            <text:p><text:s text:c="3"/>2,438</text:p>
          </table:table-cell>
          <table:table-cell table:style-name="ce53" office:value-type="float" office:value="1383" calcext:value-type="float">
            <text:p><text:s text:c="3"/>1,383</text:p>
          </table:table-cell>
          <table:table-cell table:style-name="ce53" office:value-type="float" office:value="512" calcext:value-type="float">
            <text:p><text:s text:c="3"/>512</text:p>
          </table:table-cell>
          <table:covered-table-cell table:number-columns-repeated="3" table:style-name="ce81"/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7" office:value-type="float" office:value="1173040" calcext:value-type="float">
            <text:p><text:s text:c="3"/>1,173,040</text:p>
          </table:table-cell>
          <table:table-cell table:style-name="ce57" office:value-type="float" office:value="1154510" calcext:value-type="float">
            <text:p><text:s text:c="3"/>1,154,510</text:p>
          </table:table-cell>
          <table:table-cell table:style-name="ce57" office:value-type="float" office:value="204414" calcext:value-type="float">
            <text:p><text:s text:c="3"/>204,414</text:p>
          </table:table-cell>
          <table:table-cell table:style-name="ce57" office:value-type="float" office:value="141111" calcext:value-type="float">
            <text:p><text:s text:c="3"/>141,111</text:p>
          </table:table-cell>
          <table:table-cell table:style-name="ce57" office:value-type="float" office:value="5353" calcext:value-type="float">
            <text:p><text:s text:c="3"/>5,353</text:p>
          </table:table-cell>
          <table:table-cell table:style-name="ce57" office:value-type="float" office:value="2540" calcext:value-type="float">
            <text:p><text:s text:c="3"/>2,540</text:p>
          </table:table-cell>
          <table:table-cell table:style-name="ce57" office:value-type="float" office:value="847" calcext:value-type="float">
            <text:p><text:s text:c="3"/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26719" calcext:value-type="float">
            <text:p><text:s text:c="3"/>526,719</text:p>
          </table:table-cell>
          <table:table-cell table:style-name="ce53" office:value-type="float" office:value="529528" calcext:value-type="float">
            <text:p><text:s text:c="3"/>529,528</text:p>
          </table:table-cell>
          <table:table-cell table:style-name="ce53" office:value-type="float" office:value="106898" calcext:value-type="float">
            <text:p><text:s text:c="3"/>106,898</text:p>
          </table:table-cell>
          <table:table-cell table:style-name="ce53" office:value-type="float" office:value="87029" calcext:value-type="float">
            <text:p><text:s text:c="3"/>87,029</text:p>
          </table:table-cell>
          <table:table-cell table:style-name="ce53" office:value-type="float" office:value="2754" calcext:value-type="float">
            <text:p><text:s text:c="3"/>2,754</text:p>
          </table:table-cell>
          <table:table-cell table:style-name="ce53" office:value-type="float" office:value="1230" calcext:value-type="float">
            <text:p><text:s text:c="3"/>1,230</text:p>
          </table:table-cell>
          <table:table-cell table:style-name="ce53" office:value-type="float" office:value="456" calcext:value-type="float">
            <text:p><text:s text:c="3"/>456</text:p>
          </table:table-cell>
          <table:covered-table-cell table:number-columns-repeated="3" table:style-name="ce80"/>
          <table:table-cell table:style-name="ce53" office:value-type="float" office:value="135041" calcext:value-type="float">
            <text:p><text:s text:c="3"/>135,041</text:p>
          </table:table-cell>
          <table:table-cell table:style-name="ce53" office:value-type="float" office:value="58518" calcext:value-type="float">
            <text:p><text:s text:c="3"/>58,51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646321" calcext:value-type="float">
            <text:p><text:s text:c="3"/>646,321</text:p>
          </table:table-cell>
          <table:table-cell table:style-name="ce53" office:value-type="float" office:value="624982" calcext:value-type="float">
            <text:p><text:s text:c="3"/>624,982</text:p>
          </table:table-cell>
          <table:table-cell table:style-name="ce53" office:value-type="float" office:value="97516" calcext:value-type="float">
            <text:p><text:s text:c="3"/>97,516</text:p>
          </table:table-cell>
          <table:table-cell table:style-name="ce53" office:value-type="float" office:value="54082" calcext:value-type="float">
            <text:p><text:s text:c="3"/>54,082</text:p>
          </table:table-cell>
          <table:table-cell table:style-name="ce53" office:value-type="float" office:value="2599" calcext:value-type="float">
            <text:p><text:s text:c="3"/>2,599</text:p>
          </table:table-cell>
          <table:table-cell table:style-name="ce53" office:value-type="float" office:value="1310" calcext:value-type="float">
            <text:p><text:s text:c="3"/>1,310</text:p>
          </table:table-cell>
          <table:table-cell table:style-name="ce53" office:value-type="float" office:value="391" calcext:value-type="float">
            <text:p><text:s text:c="3"/>391</text:p>
          </table:table-cell>
          <table:covered-table-cell table:number-columns-repeated="3" table:style-name="ce81"/>
          <table:table-cell table:style-name="ce53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8" office:value-type="string" office:string-value="計" calcext:value-type="string">
            <text:p><text:s/>計 </text:p>
          </table:table-cell>
          <table:table-cell table:style-name="ce58" office:value-type="float" office:value="1196407" calcext:value-type="float">
            <text:p><text:s text:c="3"/>1,196,407</text:p>
          </table:table-cell>
          <table:table-cell table:style-name="ce58" office:value-type="float" office:value="1172845" calcext:value-type="float">
            <text:p><text:s text:c="3"/>1,172,845</text:p>
          </table:table-cell>
          <table:table-cell table:style-name="ce58" office:value-type="float" office:value="198733" calcext:value-type="float">
            <text:p><text:s text:c="3"/>198,733</text:p>
          </table:table-cell>
          <table:table-cell table:style-name="ce58" office:value-type="float" office:value="143624" calcext:value-type="float">
            <text:p><text:s text:c="3"/>143,624</text:p>
          </table:table-cell>
          <table:table-cell table:style-name="ce58" office:value-type="float" office:value="4989" calcext:value-type="float">
            <text:p><text:s text:c="3"/>4,989</text:p>
          </table:table-cell>
          <table:table-cell table:style-name="ce58" office:value-type="float" office:value="2889" calcext:value-type="float">
            <text:p><text:s text:c="3"/>2,889</text:p>
          </table:table-cell>
          <table:table-cell table:style-name="ce58" office:value-type="float" office:value="1167" calcext:value-type="float">
            <text:p><text:s text:c="3"/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532441" calcext:value-type="float">
            <text:p><text:s text:c="3"/>532,441</text:p>
          </table:table-cell>
          <table:table-cell table:style-name="ce55" office:value-type="float" office:value="530253" calcext:value-type="float">
            <text:p><text:s text:c="3"/>530,253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88541" calcext:value-type="float">
            <text:p><text:s text:c="3"/>88,541</text:p>
          </table:table-cell>
          <table:table-cell table:style-name="ce55" office:value-type="float" office:value="2573" calcext:value-type="float">
            <text:p><text:s text:c="3"/>2,573</text:p>
          </table:table-cell>
          <table:table-cell table:style-name="ce55" office:value-type="float" office:value="1425" calcext:value-type="float">
            <text:p><text:s text:c="3"/>1,425</text:p>
          </table:table-cell>
          <table:table-cell table:style-name="ce55" office:value-type="float" office:value="610" calcext:value-type="float">
            <text:p><text:s text:c="3"/>610</text:p>
          </table:table-cell>
          <table:covered-table-cell table:number-columns-repeated="3" table:style-name="ce80"/>
          <table:table-cell table:style-name="ce55" office:value-type="float" office:value="154866" calcext:value-type="float">
            <text:p><text:s text:c="3"/>154,866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663966" calcext:value-type="float">
            <text:p><text:s text:c="3"/>663,966</text:p>
          </table:table-cell>
          <table:table-cell table:style-name="ce56" office:value-type="float" office:value="642592" calcext:value-type="float">
            <text:p><text:s text:c="3"/>642,592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55083" calcext:value-type="float">
            <text:p><text:s text:c="3"/>55,083</text:p>
          </table:table-cell>
          <table:table-cell table:style-name="ce56" office:value-type="float" office:value="2416" calcext:value-type="float">
            <text:p><text:s text:c="3"/>2,416</text:p>
          </table:table-cell>
          <table:table-cell table:style-name="ce56" office:value-type="float" office:value="1464" calcext:value-type="float">
            <text:p><text:s text:c="3"/>1,464</text:p>
          </table:table-cell>
          <table:table-cell table:style-name="ce56" office:value-type="float" office:value="557" calcext:value-type="float">
            <text:p><text:s text:c="3"/>557</text:p>
          </table:table-cell>
          <table:covered-table-cell table:number-columns-repeated="3" table:style-name="ce81"/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1198561" calcext:value-type="float">
            <text:p><text:s text:c="3"/>1,198,561</text:p>
          </table:table-cell>
          <table:table-cell table:style-name="ce53" office:value-type="float" office:value="1163548" calcext:value-type="float">
            <text:p><text:s text:c="3"/>1,163,548</text:p>
          </table:table-cell>
          <table:table-cell table:style-name="ce53" office:value-type="float" office:value="191310" calcext:value-type="float">
            <text:p><text:s text:c="3"/>191,310</text:p>
          </table:table-cell>
          <table:table-cell table:style-name="ce53" office:value-type="float" office:value="143582" calcext:value-type="float">
            <text:p><text:s text:c="3"/>143,582</text:p>
          </table:table-cell>
          <table:table-cell table:style-name="ce53" office:value-type="float" office:value="4640" calcext:value-type="float">
            <text:p><text:s text:c="3"/>4,640</text:p>
          </table:table-cell>
          <table:table-cell table:style-name="ce53" office:value-type="float" office:value="3003" calcext:value-type="float">
            <text:p><text:s text:c="3"/>3,003</text:p>
          </table:table-cell>
          <table:table-cell table:style-name="ce53" office:value-type="float" office:value="1248" calcext:value-type="float">
            <text:p><text:s text:c="3"/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3" office:value-type="float" office:value="532654" calcext:value-type="float">
            <text:p><text:s text:c="3"/>532,654</text:p>
          </table:table-cell>
          <table:table-cell table:style-name="ce53" office:value-type="float" office:value="533675" calcext:value-type="float">
            <text:p><text:s text:c="3"/>533,675</text:p>
          </table:table-cell>
          <table:table-cell table:style-name="ce53" office:value-type="float" office:value="99492" calcext:value-type="float">
            <text:p><text:s text:c="3"/>99,492</text:p>
          </table:table-cell>
          <table:table-cell table:style-name="ce53" office:value-type="float" office:value="88088" calcext:value-type="float">
            <text:p><text:s text:c="3"/>88,088</text:p>
          </table:table-cell>
          <table:table-cell table:style-name="ce53" office:value-type="float" office:value="2383" calcext:value-type="float">
            <text:p><text:s text:c="3"/>2,383</text:p>
          </table:table-cell>
          <table:table-cell table:style-name="ce53" office:value-type="float" office:value="1465" calcext:value-type="float">
            <text:p><text:s text:c="3"/>1,465</text:p>
          </table:table-cell>
          <table:table-cell table:style-name="ce53" office:value-type="float" office:value="639" calcext:value-type="float">
            <text:p><text:s text:c="3"/>639</text:p>
          </table:table-cell>
          <table:covered-table-cell table:number-columns-repeated="3" table:style-name="ce80"/>
          <table:table-cell table:style-name="ce53" office:value-type="float" office:value="117099" calcext:value-type="float">
            <text:p><text:s text:c="3"/>117,099</text:p>
          </table:table-cell>
          <table:table-cell table:style-name="ce53" office:value-type="float" office:value="57223" calcext:value-type="float">
            <text:p><text:s text:c="3"/>57,22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7" office:value-type="string" office:string-value="女" calcext:value-type="string">
            <text:p><text:s/>女 </text:p>
          </table:table-cell>
          <table:table-cell table:style-name="ce53" office:value-type="float" office:value="665907" calcext:value-type="float">
            <text:p><text:s text:c="3"/>665,907</text:p>
          </table:table-cell>
          <table:table-cell table:style-name="ce53" office:value-type="float" office:value="629873" calcext:value-type="float">
            <text:p><text:s text:c="3"/>629,873</text:p>
          </table:table-cell>
          <table:table-cell table:style-name="ce53" office:value-type="float" office:value="91818" calcext:value-type="float">
            <text:p><text:s text:c="3"/>91,818</text:p>
          </table:table-cell>
          <table:table-cell table:style-name="ce53" office:value-type="float" office:value="55494" calcext:value-type="float">
            <text:p><text:s text:c="3"/>55,494</text:p>
          </table:table-cell>
          <table:table-cell table:style-name="ce53" office:value-type="float" office:value="2257" calcext:value-type="float">
            <text:p><text:s text:c="3"/>2,257</text:p>
          </table:table-cell>
          <table:table-cell table:style-name="ce53" office:value-type="float" office:value="1538" calcext:value-type="float">
            <text:p><text:s text:c="3"/>1,538</text:p>
          </table:table-cell>
          <table:table-cell table:style-name="ce53" office:value-type="float" office:value="609" calcext:value-type="float">
            <text:p><text:s text:c="3"/>609</text:p>
          </table:table-cell>
          <table:covered-table-cell table:number-columns-repeated="3" table:style-name="ce81"/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8" office:value-type="string" office:string-value="計" calcext:value-type="string">
            <text:p><text:s/>計 </text:p>
          </table:table-cell>
          <table:table-cell table:style-name="ce58" office:value-type="float" office:value="1213899" calcext:value-type="float">
            <text:p><text:s text:c="3"/>1,213,899</text:p>
          </table:table-cell>
          <table:table-cell table:style-name="ce58" office:value-type="float" office:value="1192662" calcext:value-type="float">
            <text:p><text:s text:c="3"/>1,192,662</text:p>
          </table:table-cell>
          <table:table-cell table:style-name="ce58" office:value-type="float" office:value="166886" calcext:value-type="float">
            <text:p><text:s text:c="3"/>166,886</text:p>
          </table:table-cell>
          <table:table-cell table:style-name="ce58" office:value-type="float" office:value="145772" calcext:value-type="float">
            <text:p><text:s text:c="3"/>145,772</text:p>
          </table:table-cell>
          <table:table-cell table:style-name="ce58" office:value-type="float" office:value="4600" calcext:value-type="float">
            <text:p><text:s text:c="3"/>4,600</text:p>
          </table:table-cell>
          <table:table-cell table:style-name="ce58" office:value-type="float" office:value="2895" calcext:value-type="float">
            <text:p><text:s text:c="3"/>2,895</text:p>
          </table:table-cell>
          <table:table-cell table:style-name="ce58" office:value-type="float" office:value="1335" calcext:value-type="float">
            <text:p><text:s text:c="3"/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542584" calcext:value-type="float">
            <text:p><text:s text:c="3"/>542,584</text:p>
          </table:table-cell>
          <table:table-cell table:style-name="ce55" office:value-type="float" office:value="542154" calcext:value-type="float">
            <text:p><text:s text:c="3"/>542,154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9152" calcext:value-type="float">
            <text:p><text:s text:c="3"/>89,152</text:p>
          </table:table-cell>
          <table:table-cell table:style-name="ce55" office:value-type="float" office:value="2412" calcext:value-type="float">
            <text:p><text:s text:c="3"/>2,412</text:p>
          </table:table-cell>
          <table:table-cell table:style-name="ce55" office:value-type="float" office:value="1413" calcext:value-type="float">
            <text:p><text:s text:c="3"/>1,413</text:p>
          </table:table-cell>
          <table:table-cell table:style-name="ce55" office:value-type="float" office:value="678" calcext:value-type="float">
            <text:p><text:s text:c="3"/>678</text:p>
          </table:table-cell>
          <table:covered-table-cell table:number-columns-repeated="3" table:style-name="ce80"/>
          <table:table-cell table:style-name="ce55" office:value-type="float" office:value="138819" calcext:value-type="float">
            <text:p><text:s text:c="3"/>138,819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671315" calcext:value-type="float">
            <text:p><text:s text:c="3"/>671,315</text:p>
          </table:table-cell>
          <table:table-cell table:style-name="ce56" office:value-type="float" office:value="650508" calcext:value-type="float">
            <text:p><text:s text:c="3"/>650,508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56620" calcext:value-type="float">
            <text:p><text:s text:c="3"/>56,620</text:p>
          </table:table-cell>
          <table:table-cell table:style-name="ce56" office:value-type="float" office:value="2188" calcext:value-type="float">
            <text:p><text:s text:c="3"/>2,188</text:p>
          </table:table-cell>
          <table:table-cell table:style-name="ce56" office:value-type="float" office:value="1482" calcext:value-type="float">
            <text:p><text:s text:c="3"/>1,482</text:p>
          </table:table-cell>
          <table:table-cell table:style-name="ce56" office:value-type="float" office:value="657" calcext:value-type="float">
            <text:p><text:s text:c="3"/>657</text:p>
          </table:table-cell>
          <table:covered-table-cell table:number-columns-repeated="3" table:style-name="ce81"/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0" office:value-type="float" office:value="1128449" calcext:value-type="float">
            <text:p><text:s text:c="3"/>1,128,449</text:p>
          </table:table-cell>
          <table:table-cell table:style-name="ce50" office:value-type="float" office:value="1109372" calcext:value-type="float">
            <text:p><text:s text:c="3"/>1,109,372</text:p>
          </table:table-cell>
          <table:table-cell table:style-name="ce50" office:value-type="float" office:value="196627" calcext:value-type="float">
            <text:p><text:s text:c="3"/>196,627</text:p>
          </table:table-cell>
          <table:table-cell table:style-name="ce50" office:value-type="float" office:value="152915" calcext:value-type="float">
            <text:p><text:s text:c="3"/>152,915</text:p>
          </table:table-cell>
          <table:table-cell table:style-name="ce50" office:value-type="float" office:value="4424" calcext:value-type="float">
            <text:p><text:s text:c="3"/>4,424</text:p>
          </table:table-cell>
          <table:table-cell table:style-name="ce50" office:value-type="float" office:value="2680" calcext:value-type="float">
            <text:p><text:s text:c="3"/>2,680</text:p>
          </table:table-cell>
          <table:table-cell table:style-name="ce50" office:value-type="float" office:value="1268" calcext:value-type="float">
            <text:p><text:s text:c="3"/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9" office:value-type="float" office:value="503564" calcext:value-type="float">
            <text:p><text:s text:c="3"/>503,564</text:p>
          </table:table-cell>
          <table:table-cell table:style-name="ce59" office:value-type="float" office:value="501248" calcext:value-type="float">
            <text:p><text:s text:c="3"/>501,248</text:p>
          </table:table-cell>
          <table:table-cell table:style-name="ce59" office:value-type="float" office:value="101943" calcext:value-type="float">
            <text:p><text:s text:c="3"/>101,943</text:p>
          </table:table-cell>
          <table:table-cell table:style-name="ce59" office:value-type="float" office:value="93810" calcext:value-type="float">
            <text:p><text:s text:c="3"/>93,810</text:p>
          </table:table-cell>
          <table:table-cell table:style-name="ce59" office:value-type="float" office:value="2260" calcext:value-type="float">
            <text:p><text:s text:c="3"/>2,260</text:p>
          </table:table-cell>
          <table:table-cell table:style-name="ce59" office:value-type="float" office:value="1325" calcext:value-type="float">
            <text:p><text:s text:c="3"/>1,325</text:p>
          </table:table-cell>
          <table:table-cell table:style-name="ce59" office:value-type="float" office:value="652" calcext:value-type="float">
            <text:p><text:s text:c="3"/>652</text:p>
          </table:table-cell>
          <table:covered-table-cell table:number-columns-repeated="3" table:style-name="ce80"/>
          <table:table-cell table:style-name="ce59" office:value-type="float" office:value="165327" calcext:value-type="float">
            <text:p><text:s text:c="3"/>165,327</text:p>
          </table:table-cell>
          <table:table-cell table:style-name="ce73" office:value-type="float" office:value="57008" calcext:value-type="float">
            <text:p><text:s text:c="3"/>57,00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60" office:value-type="float" office:value="624885" calcext:value-type="float">
            <text:p><text:s text:c="3"/>624,885</text:p>
          </table:table-cell>
          <table:table-cell table:style-name="ce60" office:value-type="float" office:value="608124" calcext:value-type="float">
            <text:p><text:s text:c="3"/>608,124</text:p>
          </table:table-cell>
          <table:table-cell table:style-name="ce60" office:value-type="float" office:value="94684" calcext:value-type="float">
            <text:p><text:s text:c="3"/>94,684</text:p>
          </table:table-cell>
          <table:table-cell table:style-name="ce60" office:value-type="float" office:value="59105" calcext:value-type="float">
            <text:p><text:s text:c="3"/>59,105</text:p>
          </table:table-cell>
          <table:table-cell table:style-name="ce60" office:value-type="float" office:value="2164" calcext:value-type="float">
            <text:p><text:s text:c="3"/>2,164</text:p>
          </table:table-cell>
          <table:table-cell table:style-name="ce60" office:value-type="float" office:value="1355" calcext:value-type="float">
            <text:p><text:s text:c="3"/>1,355</text:p>
          </table:table-cell>
          <table:table-cell table:style-name="ce60" office:value-type="float" office:value="616" calcext:value-type="float">
            <text:p><text:s text:c="3"/>616</text:p>
          </table:table-cell>
          <table:covered-table-cell table:number-columns-repeated="3" table:style-name="ce81"/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8" office:value-type="float" office:value="1118006" calcext:value-type="float">
            <text:p><text:s text:c="3"/>1,118,006</text:p>
          </table:table-cell>
          <table:table-cell table:style-name="ce58" office:value-type="float" office:value="1102326" calcext:value-type="float">
            <text:p><text:s text:c="3"/>1,102,326</text:p>
          </table:table-cell>
          <table:table-cell table:style-name="ce58" office:value-type="float" office:value="229481" calcext:value-type="float">
            <text:p><text:s text:c="3"/>229,481</text:p>
          </table:table-cell>
          <table:table-cell table:style-name="ce58" office:value-type="float" office:value="154251" calcext:value-type="float">
            <text:p><text:s text:c="3"/>154,251</text:p>
          </table:table-cell>
          <table:table-cell table:style-name="ce58" office:value-type="float" office:value="4759" calcext:value-type="float">
            <text:p><text:s text:c="3"/>4,759</text:p>
          </table:table-cell>
          <table:table-cell table:style-name="ce58" office:value-type="float" office:value="2479" calcext:value-type="float">
            <text:p><text:s text:c="3"/>2,479</text:p>
          </table:table-cell>
          <table:table-cell table:style-name="ce58" office:value-type="float" office:value="1242" calcext:value-type="float">
            <text:p><text:s text:c="3"/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8"/>
          <table:table-cell table:style-name="ce57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504612" calcext:value-type="float">
            <text:p><text:s text:c="3"/>504,612</text:p>
          </table:table-cell>
          <table:table-cell table:style-name="ce55" office:value-type="float" office:value="502197" calcext:value-type="float">
            <text:p><text:s text:c="3"/>502,197</text:p>
          </table:table-cell>
          <table:table-cell table:style-name="ce55" office:value-type="float" office:value="118848" calcext:value-type="float">
            <text:p><text:s text:c="3"/>118,848</text:p>
          </table:table-cell>
          <table:table-cell table:style-name="ce55" office:value-type="float" office:value="93618" calcext:value-type="float">
            <text:p><text:s text:c="3"/>93,618</text:p>
          </table:table-cell>
          <table:table-cell table:style-name="ce55" office:value-type="float" office:value="2477" calcext:value-type="float">
            <text:p><text:s text:c="3"/>2,477</text:p>
          </table:table-cell>
          <table:table-cell table:style-name="ce55" office:value-type="float" office:value="1158" calcext:value-type="float">
            <text:p><text:s text:c="3"/>1,158</text:p>
          </table:table-cell>
          <table:table-cell table:style-name="ce55" office:value-type="float" office:value="616" calcext:value-type="float">
            <text:p><text:s text:c="3"/>616</text:p>
          </table:table-cell>
          <table:covered-table-cell table:number-columns-repeated="3" table:style-name="ce80"/>
          <table:table-cell table:style-name="ce55" office:value-type="float" office:value="143384" calcext:value-type="float">
            <text:p><text:s text:c="3"/>143,384</text:p>
          </table:table-cell>
          <table:table-cell table:style-name="ce53" office:value-type="float" office:value="55980" calcext:value-type="float">
            <text:p><text:s text:c="3"/>55,98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613394" calcext:value-type="float">
            <text:p><text:s text:c="3"/>613,394</text:p>
          </table:table-cell>
          <table:table-cell table:style-name="ce56" office:value-type="float" office:value="600129" calcext:value-type="float">
            <text:p><text:s text:c="3"/>600,129</text:p>
          </table:table-cell>
          <table:table-cell table:style-name="ce56" office:value-type="float" office:value="110633" calcext:value-type="float">
            <text:p><text:s text:c="3"/>110,633</text:p>
          </table:table-cell>
          <table:table-cell table:style-name="ce56" office:value-type="float" office:value="60633" calcext:value-type="float">
            <text:p><text:s text:c="3"/>60,633</text:p>
          </table:table-cell>
          <table:table-cell table:style-name="ce56" office:value-type="float" office:value="2282" calcext:value-type="float">
            <text:p><text:s text:c="3"/>2,282</text:p>
          </table:table-cell>
          <table:table-cell table:style-name="ce56" office:value-type="float" office:value="1321" calcext:value-type="float">
            <text:p><text:s text:c="3"/>1,321</text:p>
          </table:table-cell>
          <table:table-cell table:style-name="ce56" office:value-type="float" office:value="626" calcext:value-type="float">
            <text:p><text:s text:c="3"/>626</text:p>
          </table:table-cell>
          <table:covered-table-cell table:number-columns-repeated="3" table:style-name="ce81"/>
          <table:table-cell table:style-name="ce56"/>
          <table:table-cell table:style-name="ce54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8" office:value-type="float" office:value="1079702" calcext:value-type="float">
            <text:p><text:s text:c="3"/>1,079,702</text:p>
          </table:table-cell>
          <table:table-cell table:style-name="ce58" office:value-type="float" office:value="1065212" calcext:value-type="float">
            <text:p><text:s text:c="3"/>1,065,212</text:p>
          </table:table-cell>
          <table:table-cell table:style-name="ce58" office:value-type="float" office:value="199113" calcext:value-type="float">
            <text:p><text:s text:c="3"/>199,113</text:p>
          </table:table-cell>
          <table:table-cell table:style-name="ce58" office:value-type="float" office:value="155908" calcext:value-type="float">
            <text:p><text:s text:c="3"/>155,908</text:p>
          </table:table-cell>
          <table:table-cell table:style-name="ce58" office:value-type="float" office:value="4838" calcext:value-type="float">
            <text:p><text:s text:c="3"/>4,838</text:p>
          </table:table-cell>
          <table:table-cell table:style-name="ce58" office:value-type="float" office:value="2076" calcext:value-type="float">
            <text:p><text:s text:c="3"/>2,076</text:p>
          </table:table-cell>
          <table:table-cell table:style-name="ce58" office:value-type="float" office:value="1171" calcext:value-type="float">
            <text:p><text:s text:c="3"/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8"/>
          <table:table-cell table:style-name="ce57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487877" calcext:value-type="float">
            <text:p><text:s text:c="3"/>487,877</text:p>
          </table:table-cell>
          <table:table-cell table:style-name="ce55" office:value-type="float" office:value="485137" calcext:value-type="float">
            <text:p><text:s text:c="3"/>485,137</text:p>
          </table:table-cell>
          <table:table-cell table:style-name="ce55" office:value-type="float" office:value="103120" calcext:value-type="float">
            <text:p><text:s text:c="3"/>103,120</text:p>
          </table:table-cell>
          <table:table-cell table:style-name="ce55" office:value-type="float" office:value="94505" calcext:value-type="float">
            <text:p><text:s text:c="3"/>94,505</text:p>
          </table:table-cell>
          <table:table-cell table:style-name="ce55" office:value-type="float" office:value="2495" calcext:value-type="float">
            <text:p><text:s text:c="3"/>2,495</text:p>
          </table:table-cell>
          <table:table-cell table:style-name="ce55" office:value-type="float" office:value="1032" calcext:value-type="float">
            <text:p><text:s text:c="3"/>1,032</text:p>
          </table:table-cell>
          <table:table-cell table:style-name="ce55" office:value-type="float" office:value="574" calcext:value-type="float">
            <text:p><text:s text:c="3"/>574</text:p>
          </table:table-cell>
          <table:covered-table-cell table:number-columns-repeated="3" table:style-name="ce80"/>
          <table:table-cell table:style-name="ce55" office:value-type="float" office:value="147636" calcext:value-type="float">
            <text:p><text:s text:c="3"/>147,636</text:p>
          </table:table-cell>
          <table:table-cell table:style-name="ce53" office:value-type="float" office:value="53604" calcext:value-type="float">
            <text:p><text:s text:c="3"/>53,604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591825" calcext:value-type="float">
            <text:p><text:s text:c="3"/>591,825</text:p>
          </table:table-cell>
          <table:table-cell table:style-name="ce56" office:value-type="float" office:value="580075" calcext:value-type="float">
            <text:p><text:s text:c="3"/>580,075</text:p>
          </table:table-cell>
          <table:table-cell table:style-name="ce56" office:value-type="float" office:value="95993" calcext:value-type="float">
            <text:p><text:s text:c="3"/>95,993</text:p>
          </table:table-cell>
          <table:table-cell table:style-name="ce56" office:value-type="float" office:value="61403" calcext:value-type="float">
            <text:p><text:s text:c="3"/>61,403</text:p>
          </table:table-cell>
          <table:table-cell table:style-name="ce56" office:value-type="float" office:value="2343" calcext:value-type="float">
            <text:p><text:s text:c="3"/>2,343</text:p>
          </table:table-cell>
          <table:table-cell table:style-name="ce56" office:value-type="float" office:value="1044" calcext:value-type="float">
            <text:p><text:s text:c="3"/>1,044</text:p>
          </table:table-cell>
          <table:table-cell table:style-name="ce56" office:value-type="float" office:value="597" calcext:value-type="float">
            <text:p><text:s text:c="3"/>597</text:p>
          </table:table-cell>
          <table:covered-table-cell table:number-columns-repeated="3" table:style-name="ce81"/>
          <table:table-cell table:style-name="ce56"/>
          <table:table-cell table:style-name="ce54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1" office:value-type="float" office:value="1073783" calcext:value-type="float">
            <text:p><text:s text:c="3"/>1,073,783</text:p>
          </table:table-cell>
          <table:table-cell table:style-name="ce61" office:value-type="float" office:value="1060001" calcext:value-type="float">
            <text:p><text:s text:c="3"/>1,060,001</text:p>
          </table:table-cell>
          <table:table-cell table:style-name="ce61" office:value-type="float" office:value="210383" calcext:value-type="float">
            <text:p><text:s text:c="3"/>210,383</text:p>
          </table:table-cell>
          <table:table-cell table:style-name="ce61" office:value-type="float" office:value="163929" calcext:value-type="float">
            <text:p><text:s text:c="3"/>163,929</text:p>
          </table:table-cell>
          <table:table-cell table:style-name="ce61" office:value-type="float" office:value="4581" calcext:value-type="float">
            <text:p><text:s text:c="3"/>4,581</text:p>
          </table:table-cell>
          <table:table-cell table:style-name="ce61" office:value-type="float" office:value="2087" calcext:value-type="float">
            <text:p><text:s text:c="3"/>2,087</text:p>
          </table:table-cell>
          <table:table-cell table:style-name="ce61" office:value-type="float" office:value="1217" calcext:value-type="float">
            <text:p><text:s text:c="3"/>1,217</text:p>
          </table:table-cell>
          <table:table-cell table:style-name="ce61" office:value-type="float" office:value="5924" calcext:value-type="float">
            <text:p><text:s text:c="3"/>5,924</text:p>
          </table:table-cell>
          <table:table-cell table:style-name="ce61" office:value-type="float" office:value="644" calcext:value-type="float">
            <text:p><text:s text:c="3"/>644</text:p>
          </table:table-cell>
          <table:table-cell table:style-name="ce61" office:value-type="float" office:value="63097" calcext:value-type="float">
            <text:p><text:s text:c="3"/>63,097</text:p>
          </table:table-cell>
          <table:table-cell table:style-name="ce61"/>
          <table:table-cell table:style-name="ce99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6" office:value-type="string" office:string-value="男" calcext:value-type="string">
            <text:p><text:s/>男 </text:p>
          </table:table-cell>
          <table:table-cell table:style-name="ce62" office:value-type="float" office:value="487087" calcext:value-type="float">
            <text:p><text:s text:c="3"/>487,087</text:p>
          </table:table-cell>
          <table:table-cell table:style-name="ce62" office:value-type="float" office:value="483874" calcext:value-type="float">
            <text:p><text:s text:c="3"/>483,874</text:p>
          </table:table-cell>
          <table:table-cell table:style-name="ce62" office:value-type="float" office:value="108817" calcext:value-type="float">
            <text:p><text:s text:c="3"/>108,817</text:p>
          </table:table-cell>
          <table:table-cell table:style-name="ce62" office:value-type="float" office:value="98733" calcext:value-type="float">
            <text:p><text:s text:c="3"/>98,733</text:p>
          </table:table-cell>
          <table:table-cell table:style-name="ce62" office:value-type="float" office:value="2395" calcext:value-type="float">
            <text:p><text:s text:c="3"/>2,395</text:p>
          </table:table-cell>
          <table:table-cell table:style-name="ce62" office:value-type="float" office:value="1031" calcext:value-type="float">
            <text:p><text:s text:c="3"/>1,031</text:p>
          </table:table-cell>
          <table:table-cell table:style-name="ce62" office:value-type="float" office:value="602" calcext:value-type="float">
            <text:p><text:s text:c="3"/>602</text:p>
          </table:table-cell>
          <table:table-cell table:style-name="ce62" office:value-type="float" office:value="3122" calcext:value-type="float">
            <text:p><text:s text:c="3"/>3,122</text:p>
          </table:table-cell>
          <table:table-cell table:style-name="ce62" office:value-type="float" office:value="387" calcext:value-type="float">
            <text:p><text:s text:c="3"/>387</text:p>
          </table:table-cell>
          <table:table-cell table:style-name="ce62" office:value-type="float" office:value="32679" calcext:value-type="float">
            <text:p><text:s text:c="3"/>32,679</text:p>
          </table:table-cell>
          <table:table-cell table:style-name="ce62" office:value-type="float" office:value="149287" calcext:value-type="float">
            <text:p><text:s text:c="3"/>149,287</text:p>
          </table:table-cell>
          <table:table-cell table:style-name="ce100" office:value-type="float" office:value="53190" calcext:value-type="float">
            <text:p><text:s text:c="3"/>53,19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63" office:value-type="float" office:value="586696" calcext:value-type="float">
            <text:p><text:s text:c="3"/>586,696</text:p>
          </table:table-cell>
          <table:table-cell table:style-name="ce63" office:value-type="float" office:value="576127" calcext:value-type="float">
            <text:p><text:s text:c="3"/>576,127</text:p>
          </table:table-cell>
          <table:table-cell table:style-name="ce63" office:value-type="float" office:value="101566" calcext:value-type="float">
            <text:p><text:s text:c="3"/>101,566</text:p>
          </table:table-cell>
          <table:table-cell table:style-name="ce63" office:value-type="float" office:value="65196" calcext:value-type="float">
            <text:p><text:s text:c="3"/>65,196</text:p>
          </table:table-cell>
          <table:table-cell table:style-name="ce63" office:value-type="float" office:value="2186" calcext:value-type="float">
            <text:p><text:s text:c="3"/>2,186</text:p>
          </table:table-cell>
          <table:table-cell table:style-name="ce63" office:value-type="float" office:value="1056" calcext:value-type="float">
            <text:p><text:s text:c="3"/>1,056</text:p>
          </table:table-cell>
          <table:table-cell table:style-name="ce63" office:value-type="float" office:value="615" calcext:value-type="float">
            <text:p><text:s text:c="3"/>615</text:p>
          </table:table-cell>
          <table:table-cell table:style-name="ce63" office:value-type="float" office:value="2802" calcext:value-type="float">
            <text:p><text:s text:c="3"/>2,802</text:p>
          </table:table-cell>
          <table:table-cell table:style-name="ce63" office:value-type="float" office:value="257" calcext:value-type="float">
            <text:p><text:s text:c="3"/>257</text:p>
          </table:table-cell>
          <table:table-cell table:style-name="ce63" office:value-type="float" office:value="30418" calcext:value-type="float">
            <text:p><text:s text:c="3"/>30,418</text:p>
          </table:table-cell>
          <table:table-cell table:style-name="ce63"/>
          <table:table-cell table:style-name="ce101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1004108" calcext:value-type="float">
            <text:p><text:s text:c="3"/>1,004,108</text:p>
          </table:table-cell>
          <table:table-cell table:style-name="ce50" office:value-type="float" office:value="995527" calcext:value-type="float">
            <text:p><text:s text:c="3"/>995,527</text:p>
          </table:table-cell>
          <table:table-cell table:style-name="ce50" office:value-type="float" office:value="213598" calcext:value-type="float">
            <text:p><text:s text:c="3"/>213,598</text:p>
          </table:table-cell>
          <table:table-cell table:style-name="ce50" office:value-type="float" office:value="163858" calcext:value-type="float">
            <text:p><text:s text:c="3"/>163,858</text:p>
          </table:table-cell>
          <table:table-cell table:style-name="ce50" office:value-type="float" office:value="4564" calcext:value-type="float">
            <text:p><text:s text:c="3"/>4,564</text:p>
          </table:table-cell>
          <table:table-cell table:style-name="ce50" office:value-type="float" office:value="2121" calcext:value-type="float">
            <text:p><text:s text:c="3"/>2,121</text:p>
          </table:table-cell>
          <table:table-cell table:style-name="ce50" office:value-type="float" office:value="1095" calcext:value-type="float">
            <text:p><text:s text:c="3"/>1,095</text:p>
          </table:table-cell>
          <table:table-cell table:style-name="ce50" office:value-type="float" office:value="6546" calcext:value-type="float">
            <text:p><text:s text:c="3"/>6,546</text:p>
          </table:table-cell>
          <table:table-cell table:style-name="ce50" office:value-type="float" office:value="738" calcext:value-type="float">
            <text:p><text:s text:c="3"/>738</text:p>
          </table:table-cell>
          <table:table-cell table:style-name="ce50" office:value-type="float" office:value="67357" calcext:value-type="float">
            <text:p><text:s text:c="3"/>67,357</text:p>
          </table:table-cell>
          <table:table-cell table:style-name="ce87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59" office:value-type="float" office:value="453242" calcext:value-type="float">
            <text:p><text:s text:c="3"/>453,242</text:p>
          </table:table-cell>
          <table:table-cell table:style-name="ce59" office:value-type="float" office:value="451627" calcext:value-type="float">
            <text:p><text:s text:c="3"/>451,627</text:p>
          </table:table-cell>
          <table:table-cell table:style-name="ce59" office:value-type="float" office:value="111041" calcext:value-type="float">
            <text:p><text:s text:c="3"/>111,041</text:p>
          </table:table-cell>
          <table:table-cell table:style-name="ce59" office:value-type="float" office:value="98580" calcext:value-type="float">
            <text:p><text:s text:c="3"/>98,580</text:p>
          </table:table-cell>
          <table:table-cell table:style-name="ce59" office:value-type="float" office:value="2415" calcext:value-type="float">
            <text:p><text:s text:c="3"/>2,415</text:p>
          </table:table-cell>
          <table:table-cell table:style-name="ce59" office:value-type="float" office:value="1061" calcext:value-type="float">
            <text:p><text:s text:c="3"/>1,061</text:p>
          </table:table-cell>
          <table:table-cell table:style-name="ce59" office:value-type="float" office:value="545" calcext:value-type="float">
            <text:p><text:s text:c="3"/>545</text:p>
          </table:table-cell>
          <table:table-cell table:style-name="ce59" office:value-type="float" office:value="3562" calcext:value-type="float">
            <text:p><text:s text:c="3"/>3,562</text:p>
          </table:table-cell>
          <table:table-cell table:style-name="ce59" office:value-type="float" office:value="436" calcext:value-type="float">
            <text:p><text:s text:c="3"/>436</text:p>
          </table:table-cell>
          <table:table-cell table:style-name="ce59" office:value-type="float" office:value="34873" calcext:value-type="float">
            <text:p><text:s text:c="3"/>34,873</text:p>
          </table:table-cell>
          <table:table-cell table:style-name="ce59" office:value-type="float" office:value="154346" calcext:value-type="float">
            <text:p><text:s text:c="3"/>154,346</text:p>
          </table:table-cell>
          <table:table-cell table:style-name="ce73" office:value-type="float" office:value="53459" calcext:value-type="float">
            <text:p><text:s text:c="3"/>53,459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0" office:value-type="float" office:value="550866" calcext:value-type="float">
            <text:p><text:s text:c="3"/>550,866</text:p>
          </table:table-cell>
          <table:table-cell table:style-name="ce60" office:value-type="float" office:value="543900" calcext:value-type="float">
            <text:p><text:s text:c="3"/>543,900</text:p>
          </table:table-cell>
          <table:table-cell table:style-name="ce60" office:value-type="float" office:value="102557" calcext:value-type="float">
            <text:p><text:s text:c="3"/>102,557</text:p>
          </table:table-cell>
          <table:table-cell table:style-name="ce60" office:value-type="float" office:value="65278" calcext:value-type="float">
            <text:p><text:s text:c="3"/>65,278</text:p>
          </table:table-cell>
          <table:table-cell table:style-name="ce60" office:value-type="float" office:value="2149" calcext:value-type="float">
            <text:p><text:s text:c="3"/>2,149</text:p>
          </table:table-cell>
          <table:table-cell table:style-name="ce60" office:value-type="float" office:value="1060" calcext:value-type="float">
            <text:p><text:s text:c="3"/>1,060</text:p>
          </table:table-cell>
          <table:table-cell table:style-name="ce60" office:value-type="float" office:value="550" calcext:value-type="float">
            <text:p><text:s text:c="3"/>550</text:p>
          </table:table-cell>
          <table:table-cell table:style-name="ce60" office:value-type="float" office:value="2984" calcext:value-type="float">
            <text:p><text:s text:c="3"/>2,984</text:p>
          </table:table-cell>
          <table:table-cell table:style-name="ce60" office:value-type="float" office:value="302" calcext:value-type="float">
            <text:p><text:s text:c="3"/>302</text:p>
          </table:table-cell>
          <table:table-cell table:style-name="ce60" office:value-type="float" office:value="32484" calcext:value-type="float">
            <text:p><text:s text:c="3"/>32,484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84318" calcext:value-type="float">
            <text:p><text:s text:c="3"/>84,318</text:p>
          </table:table-cell>
          <table:table-cell table:style-name="ce64" office:value-type="float" office:value="81675" calcext:value-type="float">
            <text:p><text:s text:c="3"/>81,675</text:p>
          </table:table-cell>
          <table:table-cell table:style-name="ce64" office:value-type="float" office:value="18192" calcext:value-type="float">
            <text:p><text:s text:c="3"/>18,192</text:p>
          </table:table-cell>
          <table:table-cell table:style-name="ce64" office:value-type="float" office:value="14310" calcext:value-type="float">
            <text:p><text:s text:c="3"/>14,310</text:p>
          </table:table-cell>
          <table:table-cell table:style-name="ce64" office:value-type="float" office:value="386" calcext:value-type="float">
            <text:p><text:s text:c="3"/>386</text:p>
          </table:table-cell>
          <table:table-cell table:style-name="ce64" office:value-type="float" office:value="174" calcext:value-type="float">
            <text:p><text:s text:c="3"/>174</text:p>
          </table:table-cell>
          <table:table-cell table:style-name="ce64" office:value-type="float" office:value="99" calcext:value-type="float">
            <text:p><text:s text:c="3"/>99</text:p>
          </table:table-cell>
          <table:table-cell table:style-name="ce64" office:value-type="float" office:value="558" calcext:value-type="float">
            <text:p><text:s text:c="3"/>558</text:p>
          </table:table-cell>
          <table:table-cell table:style-name="ce64" office:value-type="float" office:value="77" calcext:value-type="float">
            <text:p><text:s text:c="3"/>77</text:p>
          </table:table-cell>
          <table:table-cell table:style-name="ce64" office:value-type="float" office:value="5096" calcext:value-type="float">
            <text:p><text:s text:c="3"/>5,096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37608" calcext:value-type="float">
            <text:p><text:s text:c="3"/>37,608</text:p>
          </table:table-cell>
          <table:table-cell table:style-name="ce72" office:value-type="float" office:value="36605" calcext:value-type="float">
            <text:p><text:s text:c="3"/>36,605</text:p>
          </table:table-cell>
          <table:table-cell table:style-name="ce74" office:value-type="float" office:value="9527" calcext:value-type="float">
            <text:p><text:s text:c="3"/>9,527</text:p>
          </table:table-cell>
          <table:table-cell table:style-name="ce74" office:value-type="float" office:value="8584" calcext:value-type="float">
            <text:p><text:s text:c="3"/>8,584</text:p>
          </table:table-cell>
          <table:table-cell table:style-name="ce74" office:value-type="float" office:value="198" calcext:value-type="float">
            <text:p><text:s text:c="3"/>198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74" office:value-type="float" office:value="308" calcext:value-type="float">
            <text:p><text:s text:c="3"/>308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74" office:value-type="float" office:value="2636" calcext:value-type="float">
            <text:p><text:s text:c="3"/>2,636</text:p>
          </table:table-cell>
          <table:table-cell table:style-name="ce74" office:value-type="float" office:value="16146" calcext:value-type="float">
            <text:p><text:s text:c="3"/>16,146</text:p>
          </table:table-cell>
          <table:table-cell table:style-name="ce74" office:value-type="float" office:value="4000" calcext:value-type="float">
            <text:p><text:s text:c="3"/>4,00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46710" calcext:value-type="float">
            <text:p><text:s text:c="3"/>46,710</text:p>
          </table:table-cell>
          <table:table-cell table:style-name="ce72" office:value-type="float" office:value="45070" calcext:value-type="float">
            <text:p><text:s text:c="3"/>45,070</text:p>
          </table:table-cell>
          <table:table-cell table:style-name="ce74" office:value-type="float" office:value="8665" calcext:value-type="float">
            <text:p><text:s text:c="3"/>8,665</text:p>
          </table:table-cell>
          <table:table-cell table:style-name="ce74" office:value-type="float" office:value="5726" calcext:value-type="float">
            <text:p><text:s text:c="3"/>5,726</text:p>
          </table:table-cell>
          <table:table-cell table:style-name="ce74" office:value-type="float" office:value="188" calcext:value-type="float">
            <text:p><text:s text:c="3"/>188</text:p>
          </table:table-cell>
          <table:table-cell table:style-name="ce74" office:value-type="float" office:value="88" calcext:value-type="float">
            <text:p><text:s text:c="3"/>88</text:p>
          </table:table-cell>
          <table:table-cell table:style-name="ce74" office:value-type="float" office:value="57" calcext:value-type="float">
            <text:p><text:s text:c="3"/>57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74" office:value-type="float" office:value="2460" calcext:value-type="float">
            <text:p><text:s text:c="3"/>2,460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67270" calcext:value-type="float">
            <text:p><text:s text:c="3"/>67,270</text:p>
          </table:table-cell>
          <table:table-cell table:style-name="ce64" office:value-type="float" office:value="64825" calcext:value-type="float">
            <text:p><text:s text:c="3"/>64,825</text:p>
          </table:table-cell>
          <table:table-cell table:style-name="ce64" office:value-type="float" office:value="14933" calcext:value-type="float">
            <text:p><text:s text:c="3"/>14,933</text:p>
          </table:table-cell>
          <table:table-cell table:style-name="ce64" office:value-type="float" office:value="12122" calcext:value-type="float">
            <text:p><text:s text:c="3"/>12,122</text:p>
          </table:table-cell>
          <table:table-cell table:style-name="ce64" office:value-type="float" office:value="327" calcext:value-type="float">
            <text:p><text:s text:c="3"/>327</text:p>
          </table:table-cell>
          <table:table-cell table:style-name="ce64" office:value-type="float" office:value="147" calcext:value-type="float">
            <text:p><text:s text:c="3"/>147</text:p>
          </table:table-cell>
          <table:table-cell table:style-name="ce64" office:value-type="float" office:value="78" calcext:value-type="float">
            <text:p><text:s text:c="3"/>78</text:p>
          </table:table-cell>
          <table:table-cell table:style-name="ce64" office:value-type="float" office:value="388" calcext:value-type="float">
            <text:p><text:s text:c="3"/>388</text:p>
          </table:table-cell>
          <table:table-cell table:style-name="ce64" office:value-type="float" office:value="47" calcext:value-type="float">
            <text:p><text:s text:c="3"/>47</text:p>
          </table:table-cell>
          <table:table-cell table:style-name="ce64" office:value-type="float" office:value="3954" calcext:value-type="float">
            <text:p><text:s text:c="3"/>3,954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30622" calcext:value-type="float">
            <text:p><text:s text:c="3"/>30,622</text:p>
          </table:table-cell>
          <table:table-cell table:style-name="ce72" office:value-type="float" office:value="29631" calcext:value-type="float">
            <text:p><text:s text:c="3"/>29,631</text:p>
          </table:table-cell>
          <table:table-cell table:style-name="ce74" office:value-type="float" office:value="7679" calcext:value-type="float">
            <text:p><text:s text:c="3"/>7,679</text:p>
          </table:table-cell>
          <table:table-cell table:style-name="ce74" office:value-type="float" office:value="7312" calcext:value-type="float">
            <text:p><text:s text:c="3"/>7,312</text:p>
          </table:table-cell>
          <table:table-cell table:style-name="ce74" office:value-type="float" office:value="164" calcext:value-type="float">
            <text:p><text:s text:c="3"/>164</text:p>
          </table:table-cell>
          <table:table-cell table:style-name="ce74" office:value-type="float" office:value="73" calcext:value-type="float">
            <text:p><text:s text:c="3"/>73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74" office:value-type="float" office:value="212" calcext:value-type="float">
            <text:p><text:s text:c="3"/>212</text:p>
          </table:table-cell>
          <table:table-cell table:style-name="ce74" office:value-type="float" office:value="29" calcext:value-type="float">
            <text:p><text:s text:c="3"/>29</text:p>
          </table:table-cell>
          <table:table-cell table:style-name="ce74" office:value-type="float" office:value="2069" calcext:value-type="float">
            <text:p><text:s text:c="3"/>2,069</text:p>
          </table:table-cell>
          <table:table-cell table:style-name="ce74" office:value-type="float" office:value="10812" calcext:value-type="float">
            <text:p><text:s text:c="3"/>10,812</text:p>
          </table:table-cell>
          <table:table-cell table:style-name="ce74" office:value-type="float" office:value="3155" calcext:value-type="float">
            <text:p><text:s text:c="3"/>3,15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36648" calcext:value-type="float">
            <text:p><text:s text:c="3"/>36,648</text:p>
          </table:table-cell>
          <table:table-cell table:style-name="ce72" office:value-type="float" office:value="35194" calcext:value-type="float">
            <text:p><text:s text:c="3"/>35,194</text:p>
          </table:table-cell>
          <table:table-cell table:style-name="ce74" office:value-type="float" office:value="7254" calcext:value-type="float">
            <text:p><text:s text:c="3"/>7,254</text:p>
          </table:table-cell>
          <table:table-cell table:style-name="ce74" office:value-type="float" office:value="4810" calcext:value-type="float">
            <text:p><text:s text:c="3"/>4,810</text:p>
          </table:table-cell>
          <table:table-cell table:style-name="ce74" office:value-type="float" office:value="163" calcext:value-type="float">
            <text:p><text:s text:c="3"/>163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74" office:value-type="float" office:value="176" calcext:value-type="float">
            <text:p><text:s text:c="3"/>176</text:p>
          </table:table-cell>
          <table:table-cell table:style-name="ce74" office:value-type="float" office:value="18" calcext:value-type="float">
            <text:p><text:s text:c="3"/>18</text:p>
          </table:table-cell>
          <table:table-cell table:style-name="ce74" office:value-type="float" office:value="1885" calcext:value-type="float">
            <text:p><text:s text:c="3"/>1,885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102171" calcext:value-type="float">
            <text:p><text:s text:c="3"/>102,171</text:p>
          </table:table-cell>
          <table:table-cell table:style-name="ce64" office:value-type="float" office:value="101710" calcext:value-type="float">
            <text:p><text:s text:c="3"/>101,710</text:p>
          </table:table-cell>
          <table:table-cell table:style-name="ce64" office:value-type="float" office:value="19384" calcext:value-type="float">
            <text:p><text:s text:c="3"/>19,384</text:p>
          </table:table-cell>
          <table:table-cell table:style-name="ce64" office:value-type="float" office:value="16092" calcext:value-type="float">
            <text:p><text:s text:c="3"/>16,092</text:p>
          </table:table-cell>
          <table:table-cell table:style-name="ce64" office:value-type="float" office:value="393" calcext:value-type="float">
            <text:p><text:s text:c="3"/>393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594" calcext:value-type="float">
            <text:p><text:s text:c="3"/>594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6161" calcext:value-type="float">
            <text:p><text:s text:c="3"/>6,161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6524" calcext:value-type="float">
            <text:p><text:s text:c="3"/>46,524</text:p>
          </table:table-cell>
          <table:table-cell table:style-name="ce72" office:value-type="float" office:value="46371" calcext:value-type="float">
            <text:p><text:s text:c="3"/>46,371</text:p>
          </table:table-cell>
          <table:table-cell table:style-name="ce74" office:value-type="float" office:value="10041" calcext:value-type="float">
            <text:p><text:s text:c="3"/>10,041</text:p>
          </table:table-cell>
          <table:table-cell table:style-name="ce74" office:value-type="float" office:value="9625" calcext:value-type="float">
            <text:p><text:s text:c="3"/>9,625</text:p>
          </table:table-cell>
          <table:table-cell table:style-name="ce74" office:value-type="float" office:value="208" calcext:value-type="float">
            <text:p><text:s text:c="3"/>208</text:p>
          </table:table-cell>
          <table:table-cell table:style-name="ce74" office:value-type="float" office:value="89" calcext:value-type="float">
            <text:p><text:s text:c="3"/>89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3114" calcext:value-type="float">
            <text:p><text:s text:c="3"/>3,114</text:p>
          </table:table-cell>
          <table:table-cell table:style-name="ce74" office:value-type="float" office:value="13395" calcext:value-type="float">
            <text:p><text:s text:c="3"/>13,395</text:p>
          </table:table-cell>
          <table:table-cell table:style-name="ce74" office:value-type="float" office:value="4916" calcext:value-type="float">
            <text:p><text:s text:c="3"/>4,916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55647" calcext:value-type="float">
            <text:p><text:s text:c="3"/>55,647</text:p>
          </table:table-cell>
          <table:table-cell table:style-name="ce72" office:value-type="float" office:value="55339" calcext:value-type="float">
            <text:p><text:s text:c="3"/>55,339</text:p>
          </table:table-cell>
          <table:table-cell table:style-name="ce74" office:value-type="float" office:value="9343" calcext:value-type="float">
            <text:p><text:s text:c="3"/>9,343</text:p>
          </table:table-cell>
          <table:table-cell table:style-name="ce74" office:value-type="float" office:value="6467" calcext:value-type="float">
            <text:p><text:s text:c="3"/>6,467</text:p>
          </table:table-cell>
          <table:table-cell table:style-name="ce74" office:value-type="float" office:value="185" calcext:value-type="float">
            <text:p><text:s text:c="3"/>185</text:p>
          </table:table-cell>
          <table:table-cell table:style-name="ce74" office:value-type="float" office:value="106" calcext:value-type="float">
            <text:p><text:s text:c="3"/>106</text:p>
          </table:table-cell>
          <table:table-cell table:style-name="ce74" office:value-type="float" office:value="57" calcext:value-type="float">
            <text:p><text:s text:c="3"/>57</text:p>
          </table:table-cell>
          <table:table-cell table:style-name="ce74" office:value-type="float" office:value="276" calcext:value-type="float">
            <text:p><text:s text:c="3"/>276</text:p>
          </table:table-cell>
          <table:table-cell table:style-name="ce74" office:value-type="float" office:value="22" calcext:value-type="float">
            <text:p><text:s text:c="3"/>22</text:p>
          </table:table-cell>
          <table:table-cell table:style-name="ce74" office:value-type="float" office:value="3047" calcext:value-type="float">
            <text:p><text:s text:c="3"/>3,047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88547" calcext:value-type="float">
            <text:p><text:s text:c="3"/>88,547</text:p>
          </table:table-cell>
          <table:table-cell table:style-name="ce64" office:value-type="float" office:value="88031" calcext:value-type="float">
            <text:p><text:s text:c="3"/>88,031</text:p>
          </table:table-cell>
          <table:table-cell table:style-name="ce64" office:value-type="float" office:value="16586" calcext:value-type="float">
            <text:p><text:s text:c="3"/>16,586</text:p>
          </table:table-cell>
          <table:table-cell table:style-name="ce64" office:value-type="float" office:value="14002" calcext:value-type="float">
            <text:p><text:s text:c="3"/>14,002</text:p>
          </table:table-cell>
          <table:table-cell table:style-name="ce64" office:value-type="float" office:value="359" calcext:value-type="float">
            <text:p><text:s text:c="3"/>359</text:p>
          </table:table-cell>
          <table:table-cell table:style-name="ce64" office:value-type="float" office:value="183" calcext:value-type="float">
            <text:p><text:s text:c="3"/>183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517" calcext:value-type="float">
            <text:p><text:s text:c="3"/>517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5267" calcext:value-type="float">
            <text:p><text:s text:c="3"/>5,267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0563" calcext:value-type="float">
            <text:p><text:s text:c="3"/>40,563</text:p>
          </table:table-cell>
          <table:table-cell table:style-name="ce72" office:value-type="float" office:value="40399" calcext:value-type="float">
            <text:p><text:s text:c="3"/>40,399</text:p>
          </table:table-cell>
          <table:table-cell table:style-name="ce74" office:value-type="float" office:value="8602" calcext:value-type="float">
            <text:p><text:s text:c="3"/>8,602</text:p>
          </table:table-cell>
          <table:table-cell table:style-name="ce74" office:value-type="float" office:value="8490" calcext:value-type="float">
            <text:p><text:s text:c="3"/>8,490</text:p>
          </table:table-cell>
          <table:table-cell table:style-name="ce74" office:value-type="float" office:value="211" calcext:value-type="float">
            <text:p><text:s text:c="3"/>211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74" office:value-type="float" office:value="36" calcext:value-type="float">
            <text:p><text:s text:c="3"/>36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2774" calcext:value-type="float">
            <text:p><text:s text:c="3"/>2,774</text:p>
          </table:table-cell>
          <table:table-cell table:style-name="ce74" office:value-type="float" office:value="9763" calcext:value-type="float">
            <text:p><text:s text:c="3"/>9,763</text:p>
          </table:table-cell>
          <table:table-cell table:style-name="ce74" office:value-type="float" office:value="4434" calcext:value-type="float">
            <text:p><text:s text:c="3"/>4,434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47984" calcext:value-type="float">
            <text:p><text:s text:c="3"/>47,984</text:p>
          </table:table-cell>
          <table:table-cell table:style-name="ce72" office:value-type="float" office:value="47632" calcext:value-type="float">
            <text:p><text:s text:c="3"/>47,632</text:p>
          </table:table-cell>
          <table:table-cell table:style-name="ce74" office:value-type="float" office:value="7984" calcext:value-type="float">
            <text:p><text:s text:c="3"/>7,984</text:p>
          </table:table-cell>
          <table:table-cell table:style-name="ce74" office:value-type="float" office:value="5512" calcext:value-type="float">
            <text:p><text:s text:c="3"/>5,512</text:p>
          </table:table-cell>
          <table:table-cell table:style-name="ce74" office:value-type="float" office:value="148" calcext:value-type="float">
            <text:p><text:s text:c="3"/>148</text:p>
          </table:table-cell>
          <table:table-cell table:style-name="ce74" office:value-type="float" office:value="84" calcext:value-type="float">
            <text:p><text:s text:c="3"/>84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74" office:value-type="float" office:value="243" calcext:value-type="float">
            <text:p><text:s text:c="3"/>243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74" office:value-type="float" office:value="2493" calcext:value-type="float">
            <text:p><text:s text:c="3"/>2,493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91853" calcext:value-type="float">
            <text:p><text:s text:c="3"/>91,853</text:p>
          </table:table-cell>
          <table:table-cell table:style-name="ce64" office:value-type="float" office:value="91164" calcext:value-type="float">
            <text:p><text:s text:c="3"/>91,164</text:p>
          </table:table-cell>
          <table:table-cell table:style-name="ce64" office:value-type="float" office:value="16271" calcext:value-type="float">
            <text:p><text:s text:c="3"/>16,271</text:p>
          </table:table-cell>
          <table:table-cell table:style-name="ce64" office:value-type="float" office:value="12802" calcext:value-type="float">
            <text:p><text:s text:c="3"/>12,802</text:p>
          </table:table-cell>
          <table:table-cell table:style-name="ce64" office:value-type="float" office:value="356" calcext:value-type="float">
            <text:p><text:s text:c="3"/>356</text:p>
          </table:table-cell>
          <table:table-cell table:style-name="ce64" office:value-type="float" office:value="185" calcext:value-type="float">
            <text:p><text:s text:c="3"/>185</text:p>
          </table:table-cell>
          <table:table-cell table:style-name="ce64" office:value-type="float" office:value="101" calcext:value-type="float">
            <text:p><text:s text:c="3"/>101</text:p>
          </table:table-cell>
          <table:table-cell table:style-name="ce64" office:value-type="float" office:value="526" calcext:value-type="float">
            <text:p><text:s text:c="3"/>526</text:p>
          </table:table-cell>
          <table:table-cell table:style-name="ce64" office:value-type="float" office:value="57" calcext:value-type="float">
            <text:p><text:s text:c="3"/>57</text:p>
          </table:table-cell>
          <table:table-cell table:style-name="ce64" office:value-type="float" office:value="5569" calcext:value-type="float">
            <text:p><text:s text:c="3"/>5,569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0901" calcext:value-type="float">
            <text:p><text:s text:c="3"/>40,901</text:p>
          </table:table-cell>
          <table:table-cell table:style-name="ce72" office:value-type="float" office:value="40912" calcext:value-type="float">
            <text:p><text:s text:c="3"/>40,912</text:p>
          </table:table-cell>
          <table:table-cell table:style-name="ce74" office:value-type="float" office:value="8515" calcext:value-type="float">
            <text:p><text:s text:c="3"/>8,515</text:p>
          </table:table-cell>
          <table:table-cell table:style-name="ce74" office:value-type="float" office:value="7734" calcext:value-type="float">
            <text:p><text:s text:c="3"/>7,734</text:p>
          </table:table-cell>
          <table:table-cell table:style-name="ce74" office:value-type="float" office:value="174" calcext:value-type="float">
            <text:p><text:s text:c="3"/>174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74" office:value-type="float" office:value="51" calcext:value-type="float">
            <text:p><text:s text:c="3"/>51</text:p>
          </table:table-cell>
          <table:table-cell table:style-name="ce74" office:value-type="float" office:value="298" calcext:value-type="float">
            <text:p><text:s text:c="3"/>2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74" office:value-type="float" office:value="2911" calcext:value-type="float">
            <text:p><text:s text:c="3"/>2,911</text:p>
          </table:table-cell>
          <table:table-cell table:style-name="ce74" office:value-type="float" office:value="18379" calcext:value-type="float">
            <text:p><text:s text:c="3"/>18,379</text:p>
          </table:table-cell>
          <table:table-cell table:style-name="ce74" office:value-type="float" office:value="4451" calcext:value-type="float">
            <text:p><text:s text:c="3"/>4,451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50952" calcext:value-type="float">
            <text:p><text:s text:c="3"/>50,952</text:p>
          </table:table-cell>
          <table:table-cell table:style-name="ce72" office:value-type="float" office:value="50252" calcext:value-type="float">
            <text:p><text:s text:c="3"/>50,252</text:p>
          </table:table-cell>
          <table:table-cell table:style-name="ce74" office:value-type="float" office:value="7756" calcext:value-type="float">
            <text:p><text:s text:c="3"/>7,756</text:p>
          </table:table-cell>
          <table:table-cell table:style-name="ce74" office:value-type="float" office:value="5068" calcext:value-type="float">
            <text:p><text:s text:c="3"/>5,068</text:p>
          </table:table-cell>
          <table:table-cell table:style-name="ce74" office:value-type="float" office:value="182" calcext:value-type="float">
            <text:p><text:s text:c="3"/>182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228" calcext:value-type="float">
            <text:p><text:s text:c="3"/>228</text:p>
          </table:table-cell>
          <table:table-cell table:style-name="ce74" office:value-type="float" office:value="25" calcext:value-type="float">
            <text:p><text:s text:c="3"/>25</text:p>
          </table:table-cell>
          <table:table-cell table:style-name="ce74" office:value-type="float" office:value="2658" calcext:value-type="float">
            <text:p><text:s text:c="3"/>2,658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88231" calcext:value-type="float">
            <text:p><text:s text:c="3"/>88,231</text:p>
          </table:table-cell>
          <table:table-cell table:style-name="ce64" office:value-type="float" office:value="86705" calcext:value-type="float">
            <text:p><text:s text:c="3"/>86,705</text:p>
          </table:table-cell>
          <table:table-cell table:style-name="ce64" office:value-type="float" office:value="17203" calcext:value-type="float">
            <text:p><text:s text:c="3"/>17,203</text:p>
          </table:table-cell>
          <table:table-cell table:style-name="ce64" office:value-type="float" office:value="13712" calcext:value-type="float">
            <text:p><text:s text:c="3"/>13,712</text:p>
          </table:table-cell>
          <table:table-cell table:style-name="ce64" office:value-type="float" office:value="356" calcext:value-type="float">
            <text:p><text:s text:c="3"/>356</text:p>
          </table:table-cell>
          <table:table-cell table:style-name="ce64" office:value-type="float" office:value="178" calcext:value-type="float">
            <text:p><text:s text:c="3"/>178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491" calcext:value-type="float">
            <text:p><text:s text:c="3"/>491</text:p>
          </table:table-cell>
          <table:table-cell table:style-name="ce64" office:value-type="float" office:value="66" calcext:value-type="float">
            <text:p><text:s text:c="3"/>66</text:p>
          </table:table-cell>
          <table:table-cell table:style-name="ce64" office:value-type="float" office:value="5883" calcext:value-type="float">
            <text:p><text:s text:c="3"/>5,883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0299" calcext:value-type="float">
            <text:p><text:s text:c="3"/>40,299</text:p>
          </table:table-cell>
          <table:table-cell table:style-name="ce72" office:value-type="float" office:value="39929" calcext:value-type="float">
            <text:p><text:s text:c="3"/>39,929</text:p>
          </table:table-cell>
          <table:table-cell table:style-name="ce74" office:value-type="float" office:value="8934" calcext:value-type="float">
            <text:p><text:s text:c="3"/>8,934</text:p>
          </table:table-cell>
          <table:table-cell table:style-name="ce74" office:value-type="float" office:value="8127" calcext:value-type="float">
            <text:p><text:s text:c="3"/>8,127</text:p>
          </table:table-cell>
          <table:table-cell table:style-name="ce74" office:value-type="float" office:value="182" calcext:value-type="float">
            <text:p><text:s text:c="3"/>182</text:p>
          </table:table-cell>
          <table:table-cell table:style-name="ce74" office:value-type="float" office:value="90" calcext:value-type="float">
            <text:p><text:s text:c="3"/>90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74" office:value-type="float" office:value="3023" calcext:value-type="float">
            <text:p><text:s text:c="3"/>3,023</text:p>
          </table:table-cell>
          <table:table-cell table:style-name="ce74" office:value-type="float" office:value="10714" calcext:value-type="float">
            <text:p><text:s text:c="3"/>10,714</text:p>
          </table:table-cell>
          <table:table-cell table:style-name="ce74" office:value-type="float" office:value="4732" calcext:value-type="float">
            <text:p><text:s text:c="3"/>4,732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47932" calcext:value-type="float">
            <text:p><text:s text:c="3"/>47,932</text:p>
          </table:table-cell>
          <table:table-cell table:style-name="ce72" office:value-type="float" office:value="46776" calcext:value-type="float">
            <text:p><text:s text:c="3"/>46,776</text:p>
          </table:table-cell>
          <table:table-cell table:style-name="ce74" office:value-type="float" office:value="8269" calcext:value-type="float">
            <text:p><text:s text:c="3"/>8,269</text:p>
          </table:table-cell>
          <table:table-cell table:style-name="ce74" office:value-type="float" office:value="5585" calcext:value-type="float">
            <text:p><text:s text:c="3"/>5,585</text:p>
          </table:table-cell>
          <table:table-cell table:style-name="ce74" office:value-type="float" office:value="174" calcext:value-type="float">
            <text:p><text:s text:c="3"/>174</text:p>
          </table:table-cell>
          <table:table-cell table:style-name="ce74" office:value-type="float" office:value="88" calcext:value-type="float">
            <text:p><text:s text:c="3"/>88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211" calcext:value-type="float">
            <text:p><text:s text:c="3"/>211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74" office:value-type="float" office:value="2860" calcext:value-type="float">
            <text:p><text:s text:c="3"/>2,860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98521" calcext:value-type="float">
            <text:p><text:s text:c="3"/>98,521</text:p>
          </table:table-cell>
          <table:table-cell table:style-name="ce64" office:value-type="float" office:value="101430" calcext:value-type="float">
            <text:p><text:s text:c="3"/>101,430</text:p>
          </table:table-cell>
          <table:table-cell table:style-name="ce64" office:value-type="float" office:value="17530" calcext:value-type="float">
            <text:p><text:s text:c="3"/>17,530</text:p>
          </table:table-cell>
          <table:table-cell table:style-name="ce64" office:value-type="float" office:value="14475" calcext:value-type="float">
            <text:p><text:s text:c="3"/>14,475</text:p>
          </table:table-cell>
          <table:table-cell table:style-name="ce64" office:value-type="float" office:value="377" calcext:value-type="float">
            <text:p><text:s text:c="3"/>377</text:p>
          </table:table-cell>
          <table:table-cell table:style-name="ce64" office:value-type="float" office:value="199" calcext:value-type="float">
            <text:p><text:s text:c="3"/>199</text:p>
          </table:table-cell>
          <table:table-cell table:style-name="ce64" office:value-type="float" office:value="97" calcext:value-type="float">
            <text:p><text:s text:c="3"/>97</text:p>
          </table:table-cell>
          <table:table-cell table:style-name="ce64" office:value-type="float" office:value="571" calcext:value-type="float">
            <text:p><text:s text:c="3"/>571</text:p>
          </table:table-cell>
          <table:table-cell table:style-name="ce64" office:value-type="float" office:value="72" calcext:value-type="float">
            <text:p><text:s text:c="3"/>72</text:p>
          </table:table-cell>
          <table:table-cell table:style-name="ce64" office:value-type="float" office:value="6329" calcext:value-type="float">
            <text:p><text:s text:c="3"/>6,329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4621" calcext:value-type="float">
            <text:p><text:s text:c="3"/>44,621</text:p>
          </table:table-cell>
          <table:table-cell table:style-name="ce72" office:value-type="float" office:value="46225" calcext:value-type="float">
            <text:p><text:s text:c="3"/>46,225</text:p>
          </table:table-cell>
          <table:table-cell table:style-name="ce74" office:value-type="float" office:value="9145" calcext:value-type="float">
            <text:p><text:s text:c="3"/>9,145</text:p>
          </table:table-cell>
          <table:table-cell table:style-name="ce74" office:value-type="float" office:value="8659" calcext:value-type="float">
            <text:p><text:s text:c="3"/>8,659</text:p>
          </table:table-cell>
          <table:table-cell table:style-name="ce74" office:value-type="float" office:value="190" calcext:value-type="float">
            <text:p><text:s text:c="3"/>190</text:p>
          </table:table-cell>
          <table:table-cell table:style-name="ce74" office:value-type="float" office:value="100" calcext:value-type="float">
            <text:p><text:s text:c="3"/>100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74" office:value-type="float" office:value="325" calcext:value-type="float">
            <text:p><text:s text:c="3"/>325</text:p>
          </table:table-cell>
          <table:table-cell table:style-name="ce74" office:value-type="float" office:value="46" calcext:value-type="float">
            <text:p><text:s text:c="3"/>46</text:p>
          </table:table-cell>
          <table:table-cell table:style-name="ce74" office:value-type="float" office:value="3256" calcext:value-type="float">
            <text:p><text:s text:c="3"/>3,256</text:p>
          </table:table-cell>
          <table:table-cell table:style-name="ce74" office:value-type="float" office:value="11552" calcext:value-type="float">
            <text:p><text:s text:c="3"/>11,552</text:p>
          </table:table-cell>
          <table:table-cell table:style-name="ce74" office:value-type="float" office:value="5085" calcext:value-type="float">
            <text:p><text:s text:c="3"/>5,085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53900" calcext:value-type="float">
            <text:p><text:s text:c="3"/>53,900</text:p>
          </table:table-cell>
          <table:table-cell table:style-name="ce72" office:value-type="float" office:value="55205" calcext:value-type="float">
            <text:p><text:s text:c="3"/>55,205</text:p>
          </table:table-cell>
          <table:table-cell table:style-name="ce74" office:value-type="float" office:value="8385" calcext:value-type="float">
            <text:p><text:s text:c="3"/>8,385</text:p>
          </table:table-cell>
          <table:table-cell table:style-name="ce74" office:value-type="float" office:value="5816" calcext:value-type="float">
            <text:p><text:s text:c="3"/>5,816</text:p>
          </table:table-cell>
          <table:table-cell table:style-name="ce74" office:value-type="float" office:value="187" calcext:value-type="float">
            <text:p><text:s text:c="3"/>187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246" calcext:value-type="float">
            <text:p><text:s text:c="3"/>246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3073" calcext:value-type="float">
            <text:p><text:s text:c="3"/>3,073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91083" calcext:value-type="float">
            <text:p><text:s text:c="3"/>91,083</text:p>
          </table:table-cell>
          <table:table-cell table:style-name="ce64" office:value-type="float" office:value="92038" calcext:value-type="float">
            <text:p><text:s text:c="3"/>92,038</text:p>
          </table:table-cell>
          <table:table-cell table:style-name="ce64" office:value-type="float" office:value="16836" calcext:value-type="float">
            <text:p><text:s text:c="3"/>16,836</text:p>
          </table:table-cell>
          <table:table-cell table:style-name="ce64" office:value-type="float" office:value="12586" calcext:value-type="float">
            <text:p><text:s text:c="3"/>12,586</text:p>
          </table:table-cell>
          <table:table-cell table:style-name="ce64" office:value-type="float" office:value="422" calcext:value-type="float">
            <text:p><text:s text:c="3"/>422</text:p>
          </table:table-cell>
          <table:table-cell table:style-name="ce64" office:value-type="float" office:value="172" calcext:value-type="float">
            <text:p><text:s text:c="3"/>172</text:p>
          </table:table-cell>
          <table:table-cell table:style-name="ce64" office:value-type="float" office:value="99" calcext:value-type="float">
            <text:p><text:s text:c="3"/>99</text:p>
          </table:table-cell>
          <table:table-cell table:style-name="ce64" office:value-type="float" office:value="540" calcext:value-type="float">
            <text:p><text:s text:c="3"/>540</text:p>
          </table:table-cell>
          <table:table-cell table:style-name="ce64" office:value-type="float" office:value="50" calcext:value-type="float">
            <text:p><text:s text:c="3"/>50</text:p>
          </table:table-cell>
          <table:table-cell table:style-name="ce64" office:value-type="float" office:value="6165" calcext:value-type="float">
            <text:p><text:s text:c="3"/>6,165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41890" calcext:value-type="float">
            <text:p><text:s text:c="3"/>41,890</text:p>
          </table:table-cell>
          <table:table-cell table:style-name="ce72" office:value-type="float" office:value="42450" calcext:value-type="float">
            <text:p><text:s text:c="3"/>42,450</text:p>
          </table:table-cell>
          <table:table-cell table:style-name="ce74" office:value-type="float" office:value="8813" calcext:value-type="float">
            <text:p><text:s text:c="3"/>8,813</text:p>
          </table:table-cell>
          <table:table-cell table:style-name="ce74" office:value-type="float" office:value="7604" calcext:value-type="float">
            <text:p><text:s text:c="3"/>7,604</text:p>
          </table:table-cell>
          <table:table-cell table:style-name="ce74" office:value-type="float" office:value="230" calcext:value-type="float">
            <text:p><text:s text:c="3"/>230</text:p>
          </table:table-cell>
          <table:table-cell table:style-name="ce74" office:value-type="float" office:value="80" calcext:value-type="float">
            <text:p><text:s text:c="3"/>80</text:p>
          </table:table-cell>
          <table:table-cell table:style-name="ce74" office:value-type="float" office:value="59" calcext:value-type="float">
            <text:p><text:s text:c="3"/>59</text:p>
          </table:table-cell>
          <table:table-cell table:style-name="ce74" office:value-type="float" office:value="288" calcext:value-type="float">
            <text:p><text:s text:c="3"/>288</text:p>
          </table:table-cell>
          <table:table-cell table:style-name="ce74" office:value-type="float" office:value="24" calcext:value-type="float">
            <text:p><text:s text:c="3"/>24</text:p>
          </table:table-cell>
          <table:table-cell table:style-name="ce74" office:value-type="float" office:value="3212" calcext:value-type="float">
            <text:p><text:s text:c="3"/>3,212</text:p>
          </table:table-cell>
          <table:table-cell table:style-name="ce74" office:value-type="float" office:value="7239" calcext:value-type="float">
            <text:p><text:s text:c="3"/>7,239</text:p>
          </table:table-cell>
          <table:table-cell table:style-name="ce74" office:value-type="float" office:value="4510" calcext:value-type="float">
            <text:p><text:s text:c="3"/>4,510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49193" calcext:value-type="float">
            <text:p><text:s text:c="3"/>49,193</text:p>
          </table:table-cell>
          <table:table-cell table:style-name="ce72" office:value-type="float" office:value="49588" calcext:value-type="float">
            <text:p><text:s text:c="3"/>49,588</text:p>
          </table:table-cell>
          <table:table-cell table:style-name="ce74" office:value-type="float" office:value="8023" calcext:value-type="float">
            <text:p><text:s text:c="3"/>8,023</text:p>
          </table:table-cell>
          <table:table-cell table:style-name="ce74" office:value-type="float" office:value="4982" calcext:value-type="float">
            <text:p><text:s text:c="3"/>4,982</text:p>
          </table:table-cell>
          <table:table-cell table:style-name="ce74" office:value-type="float" office:value="192" calcext:value-type="float">
            <text:p><text:s text:c="3"/>192</text:p>
          </table:table-cell>
          <table:table-cell table:style-name="ce74" office:value-type="float" office:value="92" calcext:value-type="float">
            <text:p><text:s text:c="3"/>92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252" calcext:value-type="float">
            <text:p><text:s text:c="3"/>252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2953" calcext:value-type="float">
            <text:p><text:s text:c="3"/>2,953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85488" calcext:value-type="float">
            <text:p><text:s text:c="3"/>85,488</text:p>
          </table:table-cell>
          <table:table-cell table:style-name="ce64" office:value-type="float" office:value="86322" calcext:value-type="float">
            <text:p><text:s text:c="3"/>86,322</text:p>
          </table:table-cell>
          <table:table-cell table:style-name="ce64" office:value-type="float" office:value="17106" calcext:value-type="float">
            <text:p><text:s text:c="3"/>17,106</text:p>
          </table:table-cell>
          <table:table-cell table:style-name="ce64" office:value-type="float" office:value="12527" calcext:value-type="float">
            <text:p><text:s text:c="3"/>12,527</text:p>
          </table:table-cell>
          <table:table-cell table:style-name="ce64" office:value-type="float" office:value="366" calcext:value-type="float">
            <text:p><text:s text:c="3"/>366</text:p>
          </table:table-cell>
          <table:table-cell table:style-name="ce64" office:value-type="float" office:value="150" calcext:value-type="float">
            <text:p><text:s text:c="3"/>150</text:p>
          </table:table-cell>
          <table:table-cell table:style-name="ce64" office:value-type="float" office:value="83" calcext:value-type="float">
            <text:p><text:s text:c="3"/>83</text:p>
          </table:table-cell>
          <table:table-cell table:style-name="ce64" office:value-type="float" office:value="544" calcext:value-type="float">
            <text:p><text:s text:c="3"/>544</text:p>
          </table:table-cell>
          <table:table-cell table:style-name="ce64" office:value-type="float" office:value="57" calcext:value-type="float">
            <text:p><text:s text:c="3"/>57</text:p>
          </table:table-cell>
          <table:table-cell table:style-name="ce64" office:value-type="float" office:value="5610" calcext:value-type="float">
            <text:p><text:s text:c="3"/>5,610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39273" calcext:value-type="float">
            <text:p><text:s text:c="3"/>39,273</text:p>
          </table:table-cell>
          <table:table-cell table:style-name="ce72" office:value-type="float" office:value="39813" calcext:value-type="float">
            <text:p><text:s text:c="3"/>39,813</text:p>
          </table:table-cell>
          <table:table-cell table:style-name="ce74" office:value-type="float" office:value="8814" calcext:value-type="float">
            <text:p><text:s text:c="3"/>8,814</text:p>
          </table:table-cell>
          <table:table-cell table:style-name="ce74" office:value-type="float" office:value="7549" calcext:value-type="float">
            <text:p><text:s text:c="3"/>7,549</text:p>
          </table:table-cell>
          <table:table-cell table:style-name="ce74" office:value-type="float" office:value="202" calcext:value-type="float">
            <text:p><text:s text:c="3"/>202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294" calcext:value-type="float">
            <text:p><text:s text:c="3"/>294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74" office:value-type="float" office:value="2876" calcext:value-type="float">
            <text:p><text:s text:c="3"/>2,876</text:p>
          </table:table-cell>
          <table:table-cell table:style-name="ce74" office:value-type="float" office:value="8333" calcext:value-type="float">
            <text:p><text:s text:c="3"/>8,333</text:p>
          </table:table-cell>
          <table:table-cell table:style-name="ce74" office:value-type="float" office:value="4289" calcext:value-type="float">
            <text:p><text:s text:c="3"/>4,289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46215" calcext:value-type="float">
            <text:p><text:s text:c="3"/>46,215</text:p>
          </table:table-cell>
          <table:table-cell table:style-name="ce72" office:value-type="float" office:value="46509" calcext:value-type="float">
            <text:p><text:s text:c="3"/>46,509</text:p>
          </table:table-cell>
          <table:table-cell table:style-name="ce74" office:value-type="float" office:value="8292" calcext:value-type="float">
            <text:p><text:s text:c="3"/>8,292</text:p>
          </table:table-cell>
          <table:table-cell table:style-name="ce74" office:value-type="float" office:value="4978" calcext:value-type="float">
            <text:p><text:s text:c="3"/>4,978</text:p>
          </table:table-cell>
          <table:table-cell table:style-name="ce74" office:value-type="float" office:value="164" calcext:value-type="float">
            <text:p><text:s text:c="3"/>164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250" calcext:value-type="float">
            <text:p><text:s text:c="3"/>250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74" office:value-type="float" office:value="2734" calcext:value-type="float">
            <text:p><text:s text:c="3"/>2,734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71109" calcext:value-type="float">
            <text:p><text:s text:c="3"/>71,109</text:p>
          </table:table-cell>
          <table:table-cell table:style-name="ce64" office:value-type="float" office:value="69427" calcext:value-type="float">
            <text:p><text:s text:c="3"/>69,427</text:p>
          </table:table-cell>
          <table:table-cell table:style-name="ce64" office:value-type="float" office:value="20004" calcext:value-type="float">
            <text:p><text:s text:c="3"/>20,004</text:p>
          </table:table-cell>
          <table:table-cell table:style-name="ce64" office:value-type="float" office:value="13794" calcext:value-type="float">
            <text:p><text:s text:c="3"/>13,794</text:p>
          </table:table-cell>
          <table:table-cell table:style-name="ce64" office:value-type="float" office:value="406" calcext:value-type="float">
            <text:p><text:s text:c="3"/>406</text:p>
          </table:table-cell>
          <table:table-cell table:style-name="ce64" office:value-type="float" office:value="181" calcext:value-type="float">
            <text:p><text:s text:c="3"/>181</text:p>
          </table:table-cell>
          <table:table-cell table:style-name="ce64" office:value-type="float" office:value="72" calcext:value-type="float">
            <text:p><text:s text:c="3"/>72</text:p>
          </table:table-cell>
          <table:table-cell table:style-name="ce64" office:value-type="float" office:value="592" calcext:value-type="float">
            <text:p><text:s text:c="3"/>592</text:p>
          </table:table-cell>
          <table:table-cell table:style-name="ce64" office:value-type="float" office:value="58" calcext:value-type="float">
            <text:p><text:s text:c="3"/>58</text:p>
          </table:table-cell>
          <table:table-cell table:style-name="ce64" office:value-type="float" office:value="5911" calcext:value-type="float">
            <text:p><text:s text:c="3"/>5,911</text:p>
          </table:table-cell>
          <table:table-cell table:style-name="ce6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31180" calcext:value-type="float">
            <text:p><text:s text:c="3"/>31,180</text:p>
          </table:table-cell>
          <table:table-cell table:style-name="ce72" office:value-type="float" office:value="30652" calcext:value-type="float">
            <text:p><text:s text:c="3"/>30,652</text:p>
          </table:table-cell>
          <table:table-cell table:style-name="ce74" office:value-type="float" office:value="10477" calcext:value-type="float">
            <text:p><text:s text:c="3"/>10,477</text:p>
          </table:table-cell>
          <table:table-cell table:style-name="ce74" office:value-type="float" office:value="8352" calcext:value-type="float">
            <text:p><text:s text:c="3"/>8,352</text:p>
          </table:table-cell>
          <table:table-cell table:style-name="ce74" office:value-type="float" office:value="203" calcext:value-type="float">
            <text:p><text:s text:c="3"/>203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74" office:value-type="float" office:value="317" calcext:value-type="float">
            <text:p><text:s text:c="3"/>317</text:p>
          </table:table-cell>
          <table:table-cell table:style-name="ce74" office:value-type="float" office:value="30" calcext:value-type="float">
            <text:p><text:s text:c="3"/>30</text:p>
          </table:table-cell>
          <table:table-cell table:style-name="ce74" office:value-type="float" office:value="3023" calcext:value-type="float">
            <text:p><text:s text:c="3"/>3,023</text:p>
          </table:table-cell>
          <table:table-cell table:style-name="ce74" office:value-type="float" office:value="16948" calcext:value-type="float">
            <text:p><text:s text:c="3"/>16,948</text:p>
          </table:table-cell>
          <table:table-cell table:style-name="ce74" office:value-type="float" office:value="4818" calcext:value-type="float">
            <text:p><text:s text:c="3"/>4,818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39929" calcext:value-type="float">
            <text:p><text:s text:c="3"/>39,929</text:p>
          </table:table-cell>
          <table:table-cell table:style-name="ce72" office:value-type="float" office:value="38775" calcext:value-type="float">
            <text:p><text:s text:c="3"/>38,775</text:p>
          </table:table-cell>
          <table:table-cell table:style-name="ce74" office:value-type="float" office:value="9527" calcext:value-type="float">
            <text:p><text:s text:c="3"/>9,527</text:p>
          </table:table-cell>
          <table:table-cell table:style-name="ce74" office:value-type="float" office:value="5442" calcext:value-type="float">
            <text:p><text:s text:c="3"/>5,442</text:p>
          </table:table-cell>
          <table:table-cell table:style-name="ce74" office:value-type="float" office:value="203" calcext:value-type="float">
            <text:p><text:s text:c="3"/>203</text:p>
          </table:table-cell>
          <table:table-cell table:style-name="ce74" office:value-type="float" office:value="95" calcext:value-type="float">
            <text:p><text:s text:c="3"/>95</text:p>
          </table:table-cell>
          <table:table-cell table:style-name="ce74" office:value-type="float" office:value="39" calcext:value-type="float">
            <text:p><text:s text:c="3"/>39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28" calcext:value-type="float">
            <text:p><text:s text:c="3"/>28</text:p>
          </table:table-cell>
          <table:table-cell table:style-name="ce74" office:value-type="float" office:value="2888" calcext:value-type="float">
            <text:p><text:s text:c="3"/>2,888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1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65740" calcext:value-type="float">
            <text:p><text:s text:c="3"/>65,740</text:p>
          </table:table-cell>
          <table:table-cell table:style-name="ce64" office:value-type="float" office:value="64548" calcext:value-type="float">
            <text:p><text:s text:c="3"/>64,548</text:p>
          </table:table-cell>
          <table:table-cell table:style-name="ce64" office:value-type="float" office:value="18971" calcext:value-type="float">
            <text:p><text:s text:c="3"/>18,971</text:p>
          </table:table-cell>
          <table:table-cell table:style-name="ce64" office:value-type="float" office:value="13010" calcext:value-type="float">
            <text:p><text:s text:c="3"/>13,010</text:p>
          </table:table-cell>
          <table:table-cell table:style-name="ce64" office:value-type="float" office:value="382" calcext:value-type="float">
            <text:p><text:s text:c="3"/>382</text:p>
          </table:table-cell>
          <table:table-cell table:style-name="ce64" office:value-type="float" office:value="150" calcext:value-type="float">
            <text:p><text:s text:c="3"/>150</text:p>
          </table:table-cell>
          <table:table-cell table:style-name="ce64" office:value-type="float" office:value="85" calcext:value-type="float">
            <text:p><text:s text:c="3"/>85</text:p>
          </table:table-cell>
          <table:table-cell table:style-name="ce64" office:value-type="float" office:value="552" calcext:value-type="float">
            <text:p><text:s text:c="3"/>552</text:p>
          </table:table-cell>
          <table:table-cell table:style-name="ce64" office:value-type="float" office:value="63" calcext:value-type="float">
            <text:p><text:s text:c="3"/>63</text:p>
          </table:table-cell>
          <table:table-cell table:style-name="ce64" office:value-type="float" office:value="5530" calcext:value-type="float">
            <text:p><text:s text:c="3"/>5,530</text:p>
          </table:table-cell>
          <table:table-cell table:style-name="ce64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29244" calcext:value-type="float">
            <text:p><text:s text:c="3"/>29,244</text:p>
          </table:table-cell>
          <table:table-cell table:style-name="ce72" office:value-type="float" office:value="28826" calcext:value-type="float">
            <text:p><text:s text:c="3"/>28,826</text:p>
          </table:table-cell>
          <table:table-cell table:style-name="ce74" office:value-type="float" office:value="9852" calcext:value-type="float">
            <text:p><text:s text:c="3"/>9,852</text:p>
          </table:table-cell>
          <table:table-cell table:style-name="ce74" office:value-type="float" office:value="7807" calcext:value-type="float">
            <text:p><text:s text:c="3"/>7,807</text:p>
          </table:table-cell>
          <table:table-cell table:style-name="ce74" office:value-type="float" office:value="217" calcext:value-type="float">
            <text:p><text:s text:c="3"/>217</text:p>
          </table:table-cell>
          <table:table-cell table:style-name="ce74" office:value-type="float" office:value="82" calcext:value-type="float">
            <text:p><text:s text:c="3"/>8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285" calcext:value-type="float">
            <text:p><text:s text:c="3"/>285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2910" calcext:value-type="float">
            <text:p><text:s text:c="3"/>2,910</text:p>
          </table:table-cell>
          <table:table-cell table:style-name="ce74" office:value-type="float" office:value="14388" calcext:value-type="float">
            <text:p><text:s text:c="3"/>14,388</text:p>
          </table:table-cell>
          <table:table-cell table:style-name="ce74" office:value-type="float" office:value="4384" calcext:value-type="float">
            <text:p><text:s text:c="3"/>4,384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36496" calcext:value-type="float">
            <text:p><text:s text:c="3"/>36,496</text:p>
          </table:table-cell>
          <table:table-cell table:style-name="ce72" office:value-type="float" office:value="35722" calcext:value-type="float">
            <text:p><text:s text:c="3"/>35,722</text:p>
          </table:table-cell>
          <table:table-cell table:style-name="ce74" office:value-type="float" office:value="9119" calcext:value-type="float">
            <text:p><text:s text:c="3"/>9,119</text:p>
          </table:table-cell>
          <table:table-cell table:style-name="ce74" office:value-type="float" office:value="5203" calcext:value-type="float">
            <text:p><text:s text:c="3"/>5,203</text:p>
          </table:table-cell>
          <table:table-cell table:style-name="ce74" office:value-type="float" office:value="165" calcext:value-type="float">
            <text:p><text:s text:c="3"/>165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74" office:value-type="float" office:value="267" calcext:value-type="float">
            <text:p><text:s text:c="3"/>267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2620" calcext:value-type="float">
            <text:p><text:s text:c="3"/>2,620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12<text:span text:style-name="T1"> 月</text:span>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4" office:value-type="float" office:value="69777" calcext:value-type="float">
            <text:p><text:s text:c="3"/>69,777</text:p>
          </table:table-cell>
          <table:table-cell table:style-name="ce64" office:value-type="float" office:value="67652" calcext:value-type="float">
            <text:p><text:s text:c="3"/>67,652</text:p>
          </table:table-cell>
          <table:table-cell table:style-name="ce64" office:value-type="float" office:value="20582" calcext:value-type="float">
            <text:p><text:s text:c="3"/>20,582</text:p>
          </table:table-cell>
          <table:table-cell table:style-name="ce64" office:value-type="float" office:value="14426" calcext:value-type="float">
            <text:p><text:s text:c="3"/>14,426</text:p>
          </table:table-cell>
          <table:table-cell table:style-name="ce64" office:value-type="float" office:value="434" calcext:value-type="float">
            <text:p><text:s text:c="3"/>434</text:p>
          </table:table-cell>
          <table:table-cell table:style-name="ce64" office:value-type="float" office:value="207" calcext:value-type="float">
            <text:p><text:s text:c="3"/>207</text:p>
          </table:table-cell>
          <table:table-cell table:style-name="ce64" office:value-type="float" office:value="107" calcext:value-type="float">
            <text:p><text:s text:c="3"/>107</text:p>
          </table:table-cell>
          <table:table-cell table:style-name="ce64" office:value-type="float" office:value="673" calcext:value-type="float">
            <text:p><text:s text:c="3"/>673</text:p>
          </table:table-cell>
          <table:table-cell table:style-name="ce64" office:value-type="float" office:value="67" calcext:value-type="float">
            <text:p><text:s text:c="3"/>67</text:p>
          </table:table-cell>
          <table:table-cell table:style-name="ce64" office:value-type="float" office:value="5882" calcext:value-type="float">
            <text:p><text:s text:c="3"/>5,882</text:p>
          </table:table-cell>
          <table:table-cell table:style-name="ce64" table:number-columns-repeated="2"/>
          <table:table-cell table:style-name="ce113" table:number-columns-repeated="1010"/>
        </table:table-row>
        <table:table-row table:style-name="ro8">
          <table:covered-table-cell table:style-name="ce25"/>
          <table:table-cell table:style-name="ce43" office:value-type="string" office:string-value="男" calcext:value-type="string">
            <text:p><text:s/>男 </text:p>
          </table:table-cell>
          <table:table-cell table:style-name="ce65" office:value-type="float" office:value="30517" calcext:value-type="float">
            <text:p><text:s text:c="3"/>30,517</text:p>
          </table:table-cell>
          <table:table-cell table:style-name="ce72" office:value-type="float" office:value="29814" calcext:value-type="float">
            <text:p><text:s text:c="3"/>29,814</text:p>
          </table:table-cell>
          <table:table-cell table:style-name="ce74" office:value-type="float" office:value="10642" calcext:value-type="float">
            <text:p><text:s text:c="3"/>10,642</text:p>
          </table:table-cell>
          <table:table-cell table:style-name="ce74" office:value-type="float" office:value="8737" calcext:value-type="float">
            <text:p><text:s text:c="3"/>8,737</text:p>
          </table:table-cell>
          <table:table-cell table:style-name="ce74" office:value-type="float" office:value="236" calcext:value-type="float">
            <text:p><text:s text:c="3"/>236</text:p>
          </table:table-cell>
          <table:table-cell table:style-name="ce74" office:value-type="float" office:value="108" calcext:value-type="float">
            <text:p><text:s text:c="3"/>108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74" office:value-type="float" office:value="363" calcext:value-type="float">
            <text:p><text:s text:c="3"/>363</text:p>
          </table:table-cell>
          <table:table-cell table:style-name="ce74" office:value-type="float" office:value="41" calcext:value-type="float">
            <text:p><text:s text:c="3"/>41</text:p>
          </table:table-cell>
          <table:table-cell table:style-name="ce74" office:value-type="float" office:value="3069" calcext:value-type="float">
            <text:p><text:s text:c="3"/>3,069</text:p>
          </table:table-cell>
          <table:table-cell table:style-name="ce74" office:value-type="float" office:value="16677" calcext:value-type="float">
            <text:p><text:s text:c="3"/>16,677</text:p>
          </table:table-cell>
          <table:table-cell table:style-name="ce74" office:value-type="float" office:value="4685" calcext:value-type="float">
            <text:p><text:s text:c="3"/>4,685</text:p>
          </table:table-cell>
          <table:table-cell table:style-name="ce113" table:number-columns-repeated="1010"/>
        </table:table-row>
        <table:table-row table:style-name="ro8">
          <table:covered-table-cell table:style-name="ce26"/>
          <table:table-cell table:style-name="ce43" office:value-type="string" office:string-value="女" calcext:value-type="string">
            <text:p><text:s/>女 </text:p>
          </table:table-cell>
          <table:table-cell table:style-name="ce65" office:value-type="float" office:value="39260" calcext:value-type="float">
            <text:p><text:s text:c="3"/>39,260</text:p>
          </table:table-cell>
          <table:table-cell table:style-name="ce72" office:value-type="float" office:value="37838" calcext:value-type="float">
            <text:p><text:s text:c="3"/>37,838</text:p>
          </table:table-cell>
          <table:table-cell table:style-name="ce74" office:value-type="float" office:value="9940" calcext:value-type="float">
            <text:p><text:s text:c="3"/>9,940</text:p>
          </table:table-cell>
          <table:table-cell table:style-name="ce74" office:value-type="float" office:value="5689" calcext:value-type="float">
            <text:p><text:s text:c="3"/>5,689</text:p>
          </table:table-cell>
          <table:table-cell table:style-name="ce74" office:value-type="float" office:value="198" calcext:value-type="float">
            <text:p><text:s text:c="3"/>198</text:p>
          </table:table-cell>
          <table:table-cell table:style-name="ce74" office:value-type="float" office:value="99" calcext:value-type="float">
            <text:p><text:s text:c="3"/>99</text:p>
          </table:table-cell>
          <table:table-cell table:style-name="ce74" office:value-type="float" office:value="60" calcext:value-type="float">
            <text:p><text:s text:c="3"/>60</text:p>
          </table:table-cell>
          <table:table-cell table:style-name="ce74" office:value-type="float" office:value="310" calcext:value-type="float">
            <text:p><text:s text:c="3"/>310</text:p>
          </table:table-cell>
          <table:table-cell table:style-name="ce74" office:value-type="float" office:value="26" calcext:value-type="float">
            <text:p><text:s text:c="3"/>26</text:p>
          </table:table-cell>
          <table:table-cell table:style-name="ce74" office:value-type="float" office:value="2813" calcext:value-type="float">
            <text:p><text:s text:c="3"/>2,813</text:p>
          </table:table-cell>
          <table:table-cell table:style-name="ce74" table:number-columns-repeated="2"/>
          <table:table-cell table:style-name="ce113" table:number-columns-repeated="1010"/>
        </table:table-row>
        <table:table-row table:style-name="ro8">
          <table:table-cell table:style-name="ce18" office:value-type="string" calcext:value-type="string" table:number-columns-spanned="1" table:number-rows-spanned="3">
            <text:p>105年</text:p>
            <text:p>截至1月止</text:p>
          </table:table-cell>
          <table:table-cell table:style-name="ce39" office:value-type="string" calcext:value-type="string">
            <text:p>計</text:p>
          </table:table-cell>
          <table:table-cell table:style-name="ce50" office:value-type="float" office:value="73751" calcext:value-type="float">
            <text:p><text:s text:c="3"/>73,751</text:p>
          </table:table-cell>
          <table:table-cell table:style-name="ce50" office:value-type="float" office:value="72655" calcext:value-type="float">
            <text:p><text:s text:c="3"/>72,655</text:p>
          </table:table-cell>
          <table:table-cell table:style-name="ce50" office:value-type="float" office:value="17190" calcext:value-type="float">
            <text:p><text:s text:c="3"/>17,190</text:p>
          </table:table-cell>
          <table:table-cell table:style-name="ce50" office:value-type="float" office:value="14292" calcext:value-type="float">
            <text:p><text:s text:c="3"/>14,292</text:p>
          </table:table-cell>
          <table:table-cell table:style-name="ce50" office:value-type="float" office:value="375" calcext:value-type="float">
            <text:p><text:s text:c="3"/>375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4" calcext:value-type="float">
            <text:p><text:s text:c="3"/>84</text:p>
          </table:table-cell>
          <table:table-cell table:style-name="ce50" office:value-type="float" office:value="614" calcext:value-type="float">
            <text:p><text:s text:c="3"/>614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919" calcext:value-type="float">
            <text:p><text:s text:c="3"/>4,919</text:p>
          </table:table-cell>
          <table:table-cell table:style-name="ce50"/>
          <table:table-cell table:style-name="ce87"/>
          <table:table-cell table:style-name="ce113" table:number-columns-repeated="1010"/>
        </table:table-row>
        <table:table-row table:style-name="ro8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59" office:value-type="float" office:value="32545" calcext:value-type="float">
            <text:p><text:s text:c="3"/>32,545</text:p>
          </table:table-cell>
          <table:table-cell table:style-name="ce59" office:value-type="float" office:value="32237" calcext:value-type="float">
            <text:p><text:s text:c="3"/>32,237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8606" calcext:value-type="float">
            <text:p><text:s text:c="3"/>8,60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2570" calcext:value-type="float">
            <text:p><text:s text:c="3"/>2,570</text:p>
          </table:table-cell>
          <table:table-cell table:style-name="ce59" office:value-type="float" office:value="16588" calcext:value-type="float">
            <text:p><text:s text:c="3"/>16,588</text:p>
          </table:table-cell>
          <table:table-cell table:style-name="ce73" office:value-type="float" office:value="3919" calcext:value-type="float">
            <text:p><text:s text:c="3"/>3,919</text:p>
          </table:table-cell>
          <table:table-cell table:style-name="ce113" table:number-columns-repeated="1010"/>
        </table:table-row>
        <table:table-row table:style-name="ro8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0" office:value-type="float" office:value="41206" calcext:value-type="float">
            <text:p><text:s text:c="3"/>41,206</text:p>
          </table:table-cell>
          <table:table-cell table:style-name="ce60" office:value-type="float" office:value="40418" calcext:value-type="float">
            <text:p><text:s text:c="3"/>40,418</text:p>
          </table:table-cell>
          <table:table-cell table:style-name="ce60" office:value-type="float" office:value="8175" calcext:value-type="float">
            <text:p><text:s text:c="3"/>8,175</text:p>
          </table:table-cell>
          <table:table-cell table:style-name="ce60" office:value-type="float" office:value="5686" calcext:value-type="float">
            <text:p><text:s text:c="3"/>5,686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349" calcext:value-type="float">
            <text:p><text:s text:c="3"/>2,349</text:p>
          </table:table-cell>
          <table:table-cell table:style-name="ce60"/>
          <table:table-cell table:style-name="ce86"/>
          <table:table-cell table:style-name="ce113" table:number-columns-repeated="1010"/>
        </table:table-row>
        <table:table-row table:style-name="ro6">
          <table:table-cell table:style-name="ce27" office:value-type="string" calcext:value-type="string" table:number-columns-spanned="1" table:number-rows-spanned="3">
            <text:p>1 <text:span text:style-name="T1">月</text:span></text:p>
          </table:table-cell>
          <table:table-cell table:style-name="ce44" office:value-type="string" calcext:value-type="string">
            <text:p>計</text:p>
          </table:table-cell>
          <table:table-cell table:style-name="ce64" office:value-type="float" office:value="73751" calcext:value-type="float">
            <text:p><text:s text:c="3"/>73,751</text:p>
          </table:table-cell>
          <table:table-cell table:style-name="ce64" office:value-type="float" office:value="72655" calcext:value-type="float">
            <text:p><text:s text:c="3"/>72,655</text:p>
          </table:table-cell>
          <table:table-cell table:style-name="ce64" office:value-type="float" office:value="17190" calcext:value-type="float">
            <text:p><text:s text:c="3"/>17,190</text:p>
          </table:table-cell>
          <table:table-cell table:style-name="ce64" office:value-type="float" office:value="14292" calcext:value-type="float">
            <text:p><text:s text:c="3"/>14,292</text:p>
          </table:table-cell>
          <table:table-cell table:style-name="ce64" office:value-type="float" office:value="375" calcext:value-type="float">
            <text:p><text:s text:c="3"/>375</text:p>
          </table:table-cell>
          <table:table-cell table:style-name="ce64" office:value-type="float" office:value="163" calcext:value-type="float">
            <text:p><text:s text:c="3"/>163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614" calcext:value-type="float">
            <text:p><text:s text:c="3"/>614</text:p>
          </table:table-cell>
          <table:table-cell table:style-name="ce64" office:value-type="float" office:value="62" calcext:value-type="float">
            <text:p><text:s text:c="3"/>62</text:p>
          </table:table-cell>
          <table:table-cell table:style-name="ce64" office:value-type="float" office:value="4919" calcext:value-type="float">
            <text:p><text:s text:c="3"/>4,919</text:p>
          </table:table-cell>
          <table:table-cell table:style-name="ce64" table:number-columns-repeated="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5" office:value-type="string" calcext:value-type="string">
            <text:p>男</text:p>
          </table:table-cell>
          <table:table-cell table:style-name="ce65" office:value-type="float" office:value="32545" calcext:value-type="float">
            <text:p><text:s text:c="3"/>32,545</text:p>
          </table:table-cell>
          <table:table-cell table:style-name="ce72" office:value-type="float" office:value="32237" calcext:value-type="float">
            <text:p><text:s text:c="3"/>32,237</text:p>
          </table:table-cell>
          <table:table-cell table:style-name="ce74" office:value-type="float" office:value="9015" calcext:value-type="float">
            <text:p><text:s text:c="3"/>9,015</text:p>
          </table:table-cell>
          <table:table-cell table:style-name="ce74" office:value-type="float" office:value="8606" calcext:value-type="float">
            <text:p><text:s text:c="3"/>8,606</text:p>
          </table:table-cell>
          <table:table-cell table:style-name="ce74" office:value-type="float" office:value="183" calcext:value-type="float">
            <text:p><text:s text:c="3"/>183</text:p>
          </table:table-cell>
          <table:table-cell table:style-name="ce74" office:value-type="float" office:value="75" calcext:value-type="float">
            <text:p><text:s text:c="3"/>75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74" office:value-type="float" office:value="2570" calcext:value-type="float">
            <text:p><text:s text:c="3"/>2,570</text:p>
          </table:table-cell>
          <table:table-cell table:style-name="ce74" office:value-type="float" office:value="16588" calcext:value-type="float">
            <text:p><text:s text:c="3"/>16,588</text:p>
          </table:table-cell>
          <table:table-cell table:style-name="ce74" office:value-type="float" office:value="3919" calcext:value-type="float">
            <text:p><text:s text:c="3"/>3,919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46" office:value-type="string" calcext:value-type="string">
            <text:p>女</text:p>
          </table:table-cell>
          <table:table-cell table:style-name="ce65" office:value-type="float" office:value="41206" calcext:value-type="float">
            <text:p><text:s text:c="3"/>41,206</text:p>
          </table:table-cell>
          <table:table-cell table:style-name="ce72" office:value-type="float" office:value="40418" calcext:value-type="float">
            <text:p><text:s text:c="3"/>40,418</text:p>
          </table:table-cell>
          <table:table-cell table:style-name="ce74" office:value-type="float" office:value="8175" calcext:value-type="float">
            <text:p><text:s text:c="3"/>8,175</text:p>
          </table:table-cell>
          <table:table-cell table:style-name="ce74" office:value-type="float" office:value="5686" calcext:value-type="float">
            <text:p><text:s text:c="3"/>5,686</text:p>
          </table:table-cell>
          <table:table-cell table:style-name="ce74" office:value-type="float" office:value="192" calcext:value-type="float">
            <text:p><text:s text:c="3"/>192</text:p>
          </table:table-cell>
          <table:table-cell table:style-name="ce74" office:value-type="float" office:value="88" calcext:value-type="float">
            <text:p><text:s text:c="3"/>88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74" office:value-type="float" office:value="20" calcext:value-type="float">
            <text:p><text:s text:c="3"/>20</text:p>
          </table:table-cell>
          <table:table-cell table:style-name="ce74" office:value-type="float" office:value="2349" calcext:value-type="float">
            <text:p><text:s text:c="3"/>2,349</text:p>
          </table:table-cell>
          <table:table-cell table:style-name="ce74" table:number-columns-repeated="2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28" office:value-type="string" calcext:value-type="string" table:number-columns-spanned="1" table:number-rows-spanned="3">
            <text:p>較上年同月　　増減 (%) </text:p>
          </table:table-cell>
          <table:table-cell table:style-name="ce47" office:value-type="string" office:string-value="計" calcext:value-type="string">
            <text:p><text:s/>計 </text:p>
          </table:table-cell>
          <table:table-cell table:style-name="ce66" office:value-type="float" office:value="-12.53" calcext:value-type="float">
            <text:p><text:s text:c="3"/>－12.53</text:p>
          </table:table-cell>
          <table:table-cell table:style-name="ce66" office:value-type="float" office:value="-11.04" calcext:value-type="float">
            <text:p><text:s text:c="3"/>－11.04</text:p>
          </table:table-cell>
          <table:table-cell table:style-name="ce66" office:value-type="float" office:value="-5.51" calcext:value-type="float">
            <text:p><text:s text:c="3"/>－5.51</text:p>
          </table:table-cell>
          <table:table-cell table:style-name="ce66" office:value-type="float" office:value="-0.13" calcext:value-type="float">
            <text:p><text:s text:c="3"/>－0.13</text:p>
          </table:table-cell>
          <table:table-cell table:style-name="ce66" office:value-type="float" office:value="-2.85" calcext:value-type="float">
            <text:p><text:s text:c="3"/>－2.85</text:p>
          </table:table-cell>
          <table:table-cell table:style-name="ce66" office:value-type="float" office:value="-6.32" calcext:value-type="float">
            <text:p><text:s text:c="3"/>－6.32</text:p>
          </table:table-cell>
          <table:table-cell table:style-name="ce66" office:value-type="float" office:value="-15.15" calcext:value-type="float">
            <text:p><text:s text:c="3"/>－15.15</text:p>
          </table:table-cell>
          <table:table-cell table:style-name="ce66" office:value-type="float" office:value="10.04" calcext:value-type="float">
            <text:p><text:s/>10.04</text:p>
          </table:table-cell>
          <table:table-cell table:style-name="ce66" office:value-type="float" office:value="-19.48" calcext:value-type="float">
            <text:p><text:s text:c="3"/>－19.48</text:p>
          </table:table-cell>
          <table:table-cell table:style-name="ce66" office:value-type="float" office:value="-3.47" calcext:value-type="float">
            <text:p><text:s text:c="3"/>－3.47</text:p>
          </table:table-cell>
          <table:table-cell table:style-name="ce88"/>
          <table:table-cell table:style-name="ce102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9"/>
          <table:table-cell table:style-name="ce43" office:value-type="string" office:string-value="男" calcext:value-type="string">
            <text:p><text:s/>男 </text:p>
          </table:table-cell>
          <table:table-cell table:style-name="ce67" office:value-type="float" office:value="-13.46" calcext:value-type="float">
            <text:p><text:s text:c="3"/>－13.46</text:p>
          </table:table-cell>
          <table:table-cell table:style-name="ce67" office:value-type="float" office:value="-11.93" calcext:value-type="float">
            <text:p><text:s text:c="3"/>－11.93</text:p>
          </table:table-cell>
          <table:table-cell table:style-name="ce67" office:value-type="float" office:value="-5.37" calcext:value-type="float">
            <text:p><text:s text:c="3"/>－5.37</text:p>
          </table:table-cell>
          <table:table-cell table:style-name="ce67" office:value-type="float" office:value="0.26" calcext:value-type="float">
            <text:p><text:s/>0.26</text:p>
          </table:table-cell>
          <table:table-cell table:style-name="ce67" office:value-type="float" office:value="-7.58" calcext:value-type="float">
            <text:p><text:s text:c="3"/>－7.58</text:p>
          </table:table-cell>
          <table:table-cell table:style-name="ce67" office:value-type="float" office:value="-12.79" calcext:value-type="float">
            <text:p><text:s text:c="3"/>－12.79</text:p>
          </table:table-cell>
          <table:table-cell table:style-name="ce67" office:value-type="float" office:value="4.76" calcext:value-type="float">
            <text:p><text:s/>4.76</text:p>
          </table:table-cell>
          <table:table-cell table:style-name="ce67" office:value-type="float" office:value="10.06" calcext:value-type="float">
            <text:p><text:s/>10.06</text:p>
          </table:table-cell>
          <table:table-cell table:style-name="ce67" office:value-type="float" office:value="-4.55" calcext:value-type="float">
            <text:p><text:s text:c="3"/>－4.55</text:p>
          </table:table-cell>
          <table:table-cell table:style-name="ce67" office:value-type="float" office:value="-2.5" calcext:value-type="float">
            <text:p><text:s text:c="3"/>－2.50</text:p>
          </table:table-cell>
          <table:table-cell table:style-name="ce67" office:value-type="float" office:value="2.74" calcext:value-type="float">
            <text:p><text:s/>2.74</text:p>
          </table:table-cell>
          <table:table-cell table:style-name="ce103" office:value-type="float" office:value="-2.03" calcext:value-type="float">
            <text:p><text:s text:c="3"/>－2.03</text:p>
          </table:table-cell>
          <table:table-cell table:style-name="ce112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8" office:value-type="string" office:string-value="女" calcext:value-type="string">
            <text:p><text:s/>女 </text:p>
          </table:table-cell>
          <table:table-cell table:style-name="ce68" office:value-type="float" office:value="-11.78" calcext:value-type="float">
            <text:p><text:s text:c="3"/>－11.78</text:p>
          </table:table-cell>
          <table:table-cell table:style-name="ce68" office:value-type="float" office:value="-10.32" calcext:value-type="float">
            <text:p><text:s text:c="3"/>－10.32</text:p>
          </table:table-cell>
          <table:table-cell table:style-name="ce68" office:value-type="float" office:value="-5.65" calcext:value-type="float">
            <text:p><text:s text:c="3"/>－5.65</text:p>
          </table:table-cell>
          <table:table-cell table:style-name="ce68" office:value-type="float" office:value="-0.7" calcext:value-type="float">
            <text:p><text:s text:c="3"/>－0.70</text:p>
          </table:table-cell>
          <table:table-cell table:style-name="ce68" office:value-type="float" office:value="2.13" calcext:value-type="float">
            <text:p><text:s/>2.13</text:p>
          </table:table-cell>
          <table:table-cell table:style-name="ce68" office:value-type="float" office:value="0" calcext:value-type="float">
            <text:p>－</text:p>
          </table:table-cell>
          <table:table-cell table:style-name="ce68" office:value-type="float" office:value="-29.82" calcext:value-type="float">
            <text:p><text:s text:c="3"/>－29.82</text:p>
          </table:table-cell>
          <table:table-cell table:style-name="ce68" office:value-type="float" office:value="10" calcext:value-type="float">
            <text:p><text:s/>10.00</text:p>
          </table:table-cell>
          <table:table-cell table:style-name="ce68" office:value-type="float" office:value="-39.39" calcext:value-type="float">
            <text:p><text:s text:c="3"/>－39.39</text:p>
          </table:table-cell>
          <table:table-cell table:style-name="ce68" office:value-type="float" office:value="-4.51" calcext:value-type="float">
            <text:p><text:s text:c="3"/>－4.51</text:p>
          </table:table-cell>
          <table:table-cell table:style-name="ce89"/>
          <table:table-cell table:style-name="ce104"/>
          <table:table-cell table:style-name="ce112" table:number-columns-repeated="19"/>
          <table:table-cell table:number-columns-repeated="991"/>
        </table:table-row>
        <table:table-row table:style-name="ro6">
          <table:table-cell table:style-name="ce30" office:value-type="string" calcext:value-type="string" table:number-columns-spanned="1" table:number-rows-spanned="3">
            <text:p>較 <text:s/>上 <text:s/>月　 <text:s/>　増減 (%)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9" office:value-type="float" office:value="5.7" calcext:value-type="float">
            <text:p><text:s/>5.70</text:p>
          </table:table-cell>
          <table:table-cell table:style-name="ce69" office:value-type="float" office:value="7.4" calcext:value-type="float">
            <text:p><text:s/>7.40</text:p>
          </table:table-cell>
          <table:table-cell table:style-name="ce69" office:value-type="float" office:value="-16.48" calcext:value-type="float">
            <text:p><text:s text:c="3"/>－16.48</text:p>
          </table:table-cell>
          <table:table-cell table:style-name="ce69" office:value-type="float" office:value="-0.93" calcext:value-type="float">
            <text:p><text:s text:c="3"/>－0.93</text:p>
          </table:table-cell>
          <table:table-cell table:style-name="ce69" office:value-type="float" office:value="-13.59" calcext:value-type="float">
            <text:p><text:s text:c="3"/>－13.59</text:p>
          </table:table-cell>
          <table:table-cell table:style-name="ce69" office:value-type="float" office:value="-21.26" calcext:value-type="float">
            <text:p><text:s text:c="3"/>－21.26</text:p>
          </table:table-cell>
          <table:table-cell table:style-name="ce69" office:value-type="float" office:value="-21.5" calcext:value-type="float">
            <text:p><text:s text:c="3"/>－21.50</text:p>
          </table:table-cell>
          <table:table-cell table:style-name="ce69" office:value-type="float" office:value="-8.77" calcext:value-type="float">
            <text:p><text:s text:c="3"/>－8.77</text:p>
          </table:table-cell>
          <table:table-cell table:style-name="ce69" office:value-type="float" office:value="-7.46" calcext:value-type="float">
            <text:p><text:s text:c="3"/>－7.46</text:p>
          </table:table-cell>
          <table:table-cell table:style-name="ce69" office:value-type="float" office:value="-16.37" calcext:value-type="float">
            <text:p><text:s text:c="3"/>－16.37</text:p>
          </table:table-cell>
          <table:table-cell table:style-name="ce69"/>
          <table:table-cell table:style-name="ce105"/>
          <table:table-cell table:style-name="ce111" table:number-columns-repeated="19"/>
          <table:table-cell table:number-columns-repeated="991"/>
        </table:table-row>
        <table:table-row table:style-name="ro6">
          <table:covered-table-cell table:style-name="ce29"/>
          <table:table-cell table:style-name="ce43" office:value-type="string" office:string-value="男" calcext:value-type="string">
            <text:p><text:s/>男 </text:p>
          </table:table-cell>
          <table:table-cell table:style-name="ce67" office:value-type="float" office:value="6.65" calcext:value-type="float">
            <text:p><text:s/>6.65</text:p>
          </table:table-cell>
          <table:table-cell table:style-name="ce67" office:value-type="float" office:value="8.13" calcext:value-type="float">
            <text:p><text:s/>8.13</text:p>
          </table:table-cell>
          <table:table-cell table:style-name="ce67" office:value-type="float" office:value="-15.29" calcext:value-type="float">
            <text:p><text:s text:c="3"/>－15.29</text:p>
          </table:table-cell>
          <table:table-cell table:style-name="ce67" office:value-type="float" office:value="-1.5" calcext:value-type="float">
            <text:p><text:s text:c="3"/>－1.50</text:p>
          </table:table-cell>
          <table:table-cell table:style-name="ce67" office:value-type="float" office:value="-22.46" calcext:value-type="float">
            <text:p><text:s text:c="3"/>－22.46</text:p>
          </table:table-cell>
          <table:table-cell table:style-name="ce67" office:value-type="float" office:value="-30.56" calcext:value-type="float">
            <text:p><text:s text:c="3"/>－30.56</text:p>
          </table:table-cell>
          <table:table-cell table:style-name="ce67" office:value-type="float" office:value="-6.38" calcext:value-type="float">
            <text:p><text:s text:c="3"/>－6.38</text:p>
          </table:table-cell>
          <table:table-cell table:style-name="ce67" office:value-type="float" office:value="-6.61" calcext:value-type="float">
            <text:p><text:s text:c="3"/>－6.61</text:p>
          </table:table-cell>
          <table:table-cell table:style-name="ce67" office:value-type="float" office:value="2.44" calcext:value-type="float">
            <text:p><text:s/>2.44</text:p>
          </table:table-cell>
          <table:table-cell table:style-name="ce67" office:value-type="float" office:value="-16.26" calcext:value-type="float">
            <text:p><text:s text:c="3"/>－16.26</text:p>
          </table:table-cell>
          <table:table-cell table:style-name="ce67" office:value-type="float" office:value="-0.53" calcext:value-type="float">
            <text:p><text:s text:c="3"/>－0.53</text:p>
          </table:table-cell>
          <table:table-cell table:style-name="ce103" office:value-type="float" office:value="-16.35" calcext:value-type="float">
            <text:p><text:s text:c="3"/>－16.35</text:p>
          </table:table-cell>
          <table:table-cell table:style-name="ce114"/>
          <table:table-cell table:style-name="ce112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8" office:value-type="string" office:string-value="女" calcext:value-type="string">
            <text:p><text:s/>女 </text:p>
          </table:table-cell>
          <table:table-cell table:style-name="ce68" office:value-type="float" office:value="4.96" calcext:value-type="float">
            <text:p><text:s/>4.96</text:p>
          </table:table-cell>
          <table:table-cell table:style-name="ce68" office:value-type="float" office:value="6.82" calcext:value-type="float">
            <text:p><text:s/>6.82</text:p>
          </table:table-cell>
          <table:table-cell table:style-name="ce68" office:value-type="float" office:value="-17.76" calcext:value-type="float">
            <text:p><text:s text:c="3"/>－17.76</text:p>
          </table:table-cell>
          <table:table-cell table:style-name="ce68" office:value-type="float" office:value="-0.05" calcext:value-type="float">
            <text:p><text:s text:c="3"/>－0.05</text:p>
          </table:table-cell>
          <table:table-cell table:style-name="ce68" office:value-type="float" office:value="-3.03" calcext:value-type="float">
            <text:p><text:s text:c="3"/>－3.03</text:p>
          </table:table-cell>
          <table:table-cell table:style-name="ce68" office:value-type="float" office:value="-11.11" calcext:value-type="float">
            <text:p><text:s text:c="3"/>－11.11</text:p>
          </table:table-cell>
          <table:table-cell table:style-name="ce68" office:value-type="float" office:value="-33.33" calcext:value-type="float">
            <text:p><text:s text:c="3"/>－33.33</text:p>
          </table:table-cell>
          <table:table-cell table:style-name="ce68" office:value-type="float" office:value="-11.29" calcext:value-type="float">
            <text:p><text:s text:c="3"/>－11.29</text:p>
          </table:table-cell>
          <table:table-cell table:style-name="ce68" office:value-type="float" office:value="-23.08" calcext:value-type="float">
            <text:p><text:s text:c="3"/>－23.08</text:p>
          </table:table-cell>
          <table:table-cell table:style-name="ce68" office:value-type="float" office:value="-16.49" calcext:value-type="float">
            <text:p><text:s text:c="3"/>－16.49</text:p>
          </table:table-cell>
          <table:table-cell table:style-name="ce68"/>
          <table:table-cell table:style-name="ce106"/>
          <table:table-cell table:style-name="ce112" table:number-columns-repeated="19"/>
          <table:table-cell table:number-columns-repeated="991"/>
        </table:table-row>
        <table:table-row table:style-name="ro9">
          <table:table-cell table:style-name="ce31" office:value-type="string" calcext:value-type="string">
            <text:p>說明：1.本表按登記日期統計。</text:p>
          </table:table-cell>
          <table:table-cell table:style-name="ce49" table:number-columns-repeated="5"/>
          <table:table-cell table:style-name="ce76"/>
          <table:table-cell table:style-name="ce77"/>
          <table:table-cell table:style-name="ce76" table:number-columns-repeated="4"/>
          <table:table-cell table:style-name="ce90"/>
          <table:table-cell table:style-name="ce107" office:value-type="string" calcext:value-type="string">
            <text:p>內政部戶政司 民國105年2月3日編製</text:p>
          </table:table-cell>
          <table:table-cell table:style-name="ce115" table:number-columns-repeated="1010"/>
        </table:table-row>
        <table:table-row table:style-name="ro10">
          <table:table-cell table:style-name="ce32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5" table:number-columns-repeated="10"/>
          <table:table-cell table:number-columns-repeated="1010"/>
        </table:table-row>
        <table:table-row table:style-name="ro10">
          <table:table-cell table:style-name="ce32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5" table:number-columns-repeated="8"/>
          <table:table-cell table:style-name="ce91" table:number-columns-repeated="2"/>
          <table:table-cell table:number-columns-repeated="1010"/>
        </table:table-row>
        <table:table-row table:style-name="ro10" table:number-rows-repeated="1048466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9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3"/>
        <table:table-column table:style-name="co2" table:default-cell-style-name="ce33"/>
        <table:table-column table:style-name="co13" table:default-cell-style-name="ce33"/>
        <table:table-column table:style-name="co8" table:default-cell-style-name="ce33"/>
        <table:table-column table:style-name="co14" table:number-columns-repeated="7" table:default-cell-style-name="ce33"/>
        <table:table-column table:style-name="co3" table:default-cell-style-name="ce33"/>
        <table:table-column table:style-name="co15" table:default-cell-style-name="ce33"/>
        <table:table-column table:style-name="co16" table:default-cell-style-name="ce33"/>
        <table:table-column table:style-name="co7" table:number-columns-repeated="9" table:default-cell-style-name="ce33"/>
        <table:table-column table:style-name="co10" table:number-columns-repeated="6" table:default-cell-style-name="ce33"/>
        <table:table-column table:style-name="co11" table:number-columns-repeated="4" table:default-cell-style-name="ce33"/>
        <table:table-column table:style-name="co12" table:number-columns-repeated="224" table:default-cell-style-name="ce33"/>
        <table:table-column table:style-name="co12" table:number-columns-repeated="767" table:default-cell-style-name="Default"/>
        <table:table-header-rows>
          <table:table-row table:style-name="ro11">
            <table:table-cell table:style-name="ce118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32"/>
            <table:table-cell table:style-name="ce108" table:number-columns-repeated="5"/>
            <table:table-cell table:style-name="ce116" table:number-columns-spanned="14" table:number-rows-spanned="1"/>
            <table:covered-table-cell table:number-columns-repeated="13" table:style-name="ce116"/>
            <table:table-cell table:style-name="ce32" table:number-columns-repeated="991"/>
          </table:table-row>
          <table:table-row table:style-name="ro12">
            <table:table-cell table:style-name="ce32"/>
            <table:table-cell table:style-name="ce133"/>
            <table:table-cell table:style-name="ce32"/>
            <table:table-cell table:style-name="ce133" table:number-columns-repeated="2"/>
            <table:table-cell table:style-name="ce140" office:value-type="string" office:string-value="中 華 民 國 105 年 1 月 份" calcext:value-type="string" table:number-columns-spanned="5" table:number-rows-spanned="1">
              <text:p><text:s/>中 華 民 國 105 年 1 月 份 </text:p>
            </table:table-cell>
            <table:covered-table-cell table:number-columns-repeated="4" table:style-name="ce140"/>
            <table:table-cell table:style-name="ce133" table:number-columns-repeated="3"/>
            <table:table-cell table:style-name="ce144" office:value-type="string" calcext:value-type="string">
              <text:p><text:s text:c="9"/>單位︰人；對</text:p>
            </table:table-cell>
            <table:table-cell table:style-name="ce147" table:number-columns-repeated="4"/>
            <table:table-cell table:style-name="ce32" table:number-columns-repeated="2"/>
            <table:table-cell table:style-name="ce148" table:number-columns-repeated="4"/>
            <table:table-cell table:style-name="ce147"/>
            <table:table-cell table:style-name="ce148" table:number-columns-repeated="8"/>
            <table:table-cell table:style-name="ce32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4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4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70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70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70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70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70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4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4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4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4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93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9" table:number-columns-repeated="4"/>
            <table:table-cell table:number-columns-repeated="2"/>
            <table:table-cell table:style-name="ce117" table:number-columns-repeated="4"/>
            <table:table-cell table:style-name="ce109"/>
            <table:table-cell table:style-name="ce117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5"/>
            <table:covered-table-cell table:number-columns-repeated="5" table:style-name="ce71"/>
            <table:covered-table-cell table:number-columns-repeated="3" table:style-name="ce78"/>
            <table:covered-table-cell table:style-name="ce83"/>
            <table:covered-table-cell table:style-name="ce78"/>
            <table:covered-table-cell table:style-name="ce94"/>
            <table:table-cell table:style-name="ce110" table:number-columns-repeated="19"/>
            <table:table-cell table:number-columns-repeated="991"/>
          </table:table-row>
        </table:table-header-rows>
        <table:table-row table:style-name="ro14">
          <table:table-cell table:style-name="ce119"/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73751" calcext:value-type="float">
            <text:p><text:s text:c="3"/>73,751</text:p>
          </table:table-cell>
          <table:table-cell table:style-name="ce59" office:value-type="float" office:value="72655" calcext:value-type="float">
            <text:p><text:s text:c="3"/>72,655</text:p>
          </table:table-cell>
          <table:table-cell table:style-name="ce59" office:value-type="float" office:value="17190" calcext:value-type="float">
            <text:p><text:s text:c="3"/>17,190</text:p>
          </table:table-cell>
          <table:table-cell table:style-name="ce59" office:value-type="float" office:value="14292" calcext:value-type="float">
            <text:p><text:s text:c="3"/>14,292</text:p>
          </table:table-cell>
          <table:table-cell table:style-name="ce59" office:value-type="float" office:value="375" calcext:value-type="float">
            <text:p><text:s text:c="3"/>37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84" calcext:value-type="float">
            <text:p><text:s text:c="3"/>84</text:p>
          </table:table-cell>
          <table:table-cell table:style-name="ce59" office:value-type="float" office:value="614" calcext:value-type="float">
            <text:p><text:s text:c="3"/>61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4919" calcext:value-type="float">
            <text:p><text:s text:c="3"/>4,919</text:p>
          </table:table-cell>
          <table:table-cell table:style-name="ce73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總 <text:s text:c="3"/>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9" office:value-type="float" office:value="32545" calcext:value-type="float">
            <text:p><text:s text:c="3"/>32,545</text:p>
          </table:table-cell>
          <table:table-cell table:style-name="ce59" office:value-type="float" office:value="32237" calcext:value-type="float">
            <text:p><text:s text:c="3"/>32,237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8606" calcext:value-type="float">
            <text:p><text:s text:c="3"/>8,60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44" calcext:value-type="float">
            <text:p><text:s text:c="3"/>44</text:p>
          </table:table-cell>
          <table:table-cell table:style-name="ce59" office:value-type="float" office:value="339" calcext:value-type="float">
            <text:p><text:s text:c="3"/>339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office:value-type="float" office:value="2570" calcext:value-type="float">
            <text:p><text:s text:c="3"/>2,570</text:p>
          </table:table-cell>
          <table:table-cell table:style-name="ce59" office:value-type="float" office:value="16588" calcext:value-type="float">
            <text:p><text:s text:c="3"/>16,588</text:p>
          </table:table-cell>
          <table:table-cell table:style-name="ce73" office:value-type="float" office:value="3919" calcext:value-type="float">
            <text:p><text:s text:c="3"/>3,919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7" office:value-type="string" office:string-value="女" calcext:value-type="string">
            <text:p><text:s/>女 </text:p>
          </table:table-cell>
          <table:table-cell table:style-name="ce60" office:value-type="float" office:value="41206" calcext:value-type="float">
            <text:p><text:s text:c="3"/>41,206</text:p>
          </table:table-cell>
          <table:table-cell table:style-name="ce60" office:value-type="float" office:value="40418" calcext:value-type="float">
            <text:p><text:s text:c="3"/>40,418</text:p>
          </table:table-cell>
          <table:table-cell table:style-name="ce60" office:value-type="float" office:value="8175" calcext:value-type="float">
            <text:p><text:s text:c="3"/>8,175</text:p>
          </table:table-cell>
          <table:table-cell table:style-name="ce60" office:value-type="float" office:value="5686" calcext:value-type="float">
            <text:p><text:s text:c="3"/>5,686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75" calcext:value-type="float">
            <text:p><text:s text:c="3"/>27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349" calcext:value-type="float">
            <text:p><text:s text:c="3"/>2,349</text:p>
          </table:table-cell>
          <table:table-cell table:style-name="ce86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73" office:value-type="float" office:value="12036" calcext:value-type="float">
            <text:p><text:s text:c="3"/>12,036</text:p>
          </table:table-cell>
          <table:table-cell table:style-name="ce73" office:value-type="float" office:value="12322" calcext:value-type="float">
            <text:p><text:s text:c="3"/>12,322</text:p>
          </table:table-cell>
          <table:table-cell table:style-name="ce73" office:value-type="float" office:value="2865" calcext:value-type="float">
            <text:p><text:s text:c="3"/>2,865</text:p>
          </table:table-cell>
          <table:table-cell table:style-name="ce73" office:value-type="float" office:value="1973" calcext:value-type="float">
            <text:p><text:s text:c="3"/>1,973</text:p>
          </table:table-cell>
          <table:table-cell table:style-name="ce73" office:value-type="float" office:value="57" calcext:value-type="float">
            <text:p><text:s text:c="3"/>57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85" calcext:value-type="float">
            <text:p><text:s text:c="3"/>85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796" calcext:value-type="float">
            <text:p><text:s text:c="3"/>796</text:p>
          </table:table-cell>
          <table:table-cell table:style-name="ce73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新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3" office:value-type="float" office:value="5252" calcext:value-type="float">
            <text:p><text:s text:c="3"/>5,252</text:p>
          </table:table-cell>
          <table:table-cell table:style-name="ce73" office:value-type="float" office:value="5480" calcext:value-type="float">
            <text:p><text:s text:c="3"/>5,480</text:p>
          </table:table-cell>
          <table:table-cell table:style-name="ce73" office:value-type="float" office:value="1486" calcext:value-type="float">
            <text:p><text:s text:c="3"/>1,486</text:p>
          </table:table-cell>
          <table:table-cell table:style-name="ce73" office:value-type="float" office:value="1220" calcext:value-type="float">
            <text:p><text:s text:c="3"/>1,220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45" calcext:value-type="float">
            <text:p><text:s text:c="3"/>4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400" calcext:value-type="float">
            <text:p><text:s text:c="3"/>400</text:p>
          </table:table-cell>
          <table:table-cell table:style-name="ce73" office:value-type="float" office:value="2961" calcext:value-type="float">
            <text:p><text:s text:c="3"/>2,961</text:p>
          </table:table-cell>
          <table:table-cell table:style-name="ce73" office:value-type="float" office:value="718" calcext:value-type="float">
            <text:p><text:s text:c="3"/>718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7" office:value-type="string" office:string-value="女" calcext:value-type="string">
            <text:p><text:s/>女 </text:p>
          </table:table-cell>
          <table:table-cell table:style-name="ce73" office:value-type="float" office:value="6784" calcext:value-type="float">
            <text:p><text:s text:c="3"/>6,784</text:p>
          </table:table-cell>
          <table:table-cell table:style-name="ce73" office:value-type="float" office:value="6842" calcext:value-type="float">
            <text:p><text:s text:c="3"/>6,842</text:p>
          </table:table-cell>
          <table:table-cell table:style-name="ce73" office:value-type="float" office:value="1379" calcext:value-type="float">
            <text:p><text:s text:c="3"/>1,379</text:p>
          </table:table-cell>
          <table:table-cell table:style-name="ce73" office:value-type="float" office:value="753" calcext:value-type="float">
            <text:p><text:s text:c="3"/>753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8" calcext:value-type="float">
            <text:p><text:s text:c="3"/>8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73" office:value-type="float" office:value="1" calcext:value-type="float">
            <text:p><text:s text:c="3"/>1</text:p>
          </table:table-cell>
          <table:table-cell table:style-name="ce73" office:value-type="float" office:value="396" calcext:value-type="float">
            <text:p><text:s text:c="3"/>396</text:p>
          </table:table-cell>
          <table:table-cell table:style-name="ce86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7" office:value-type="float" office:value="9781" calcext:value-type="float">
            <text:p><text:s text:c="3"/>9,781</text:p>
          </table:table-cell>
          <table:table-cell table:style-name="ce87" office:value-type="float" office:value="10548" calcext:value-type="float">
            <text:p><text:s text:c="3"/>10,548</text:p>
          </table:table-cell>
          <table:table-cell table:style-name="ce87" office:value-type="float" office:value="2379" calcext:value-type="float">
            <text:p><text:s text:c="3"/>2,379</text:p>
          </table:table-cell>
          <table:table-cell table:style-name="ce87" office:value-type="float" office:value="1448" calcext:value-type="float">
            <text:p><text:s text:c="3"/>1,448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87" office:value-type="float" office:value="34" calcext:value-type="float">
            <text:p><text:s text:c="3"/>3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73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臺北市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3" office:value-type="float" office:value="4394" calcext:value-type="float">
            <text:p><text:s text:c="3"/>4,394</text:p>
          </table:table-cell>
          <table:table-cell table:style-name="ce73" office:value-type="float" office:value="4821" calcext:value-type="float">
            <text:p><text:s text:c="3"/>4,821</text:p>
          </table:table-cell>
          <table:table-cell table:style-name="ce73" office:value-type="float" office:value="1249" calcext:value-type="float">
            <text:p><text:s text:c="3"/>1,249</text:p>
          </table:table-cell>
          <table:table-cell table:style-name="ce73" office:value-type="float" office:value="873" calcext:value-type="float">
            <text:p><text:s text:c="3"/>873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18" calcext:value-type="float">
            <text:p><text:s text:c="3"/>18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213" calcext:value-type="float">
            <text:p><text:s text:c="3"/>213</text:p>
          </table:table-cell>
          <table:table-cell table:style-name="ce73" office:value-type="float" office:value="1823" calcext:value-type="float">
            <text:p><text:s text:c="3"/>1,823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7" office:value-type="string" office:string-value="女" calcext:value-type="string">
            <text:p><text:s/>女 </text:p>
          </table:table-cell>
          <table:table-cell table:style-name="ce73" office:value-type="float" office:value="5387" calcext:value-type="float">
            <text:p><text:s text:c="3"/>5,387</text:p>
          </table:table-cell>
          <table:table-cell table:style-name="ce73" office:value-type="float" office:value="5727" calcext:value-type="float">
            <text:p><text:s text:c="3"/>5,727</text:p>
          </table:table-cell>
          <table:table-cell table:style-name="ce73" office:value-type="float" office:value="1130" calcext:value-type="float">
            <text:p><text:s text:c="3"/>1,130</text:p>
          </table:table-cell>
          <table:table-cell table:style-name="ce73" office:value-type="float" office:value="575" calcext:value-type="float">
            <text:p><text:s text:c="3"/>575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73" office:value-type="float" office:value="16" calcext:value-type="float">
            <text:p><text:s text:c="3"/>1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25" calcext:value-type="float">
            <text:p><text:s text:c="3"/>25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240" calcext:value-type="float">
            <text:p><text:s text:c="3"/>240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8" office:value-type="string" office:string-value="計" calcext:value-type="string">
            <text:p><text:s/>計 </text:p>
          </table:table-cell>
          <table:table-cell table:style-name="ce87" office:value-type="float" office:value="8015" calcext:value-type="float">
            <text:p><text:s text:c="3"/>8,015</text:p>
          </table:table-cell>
          <table:table-cell table:style-name="ce87" office:value-type="float" office:value="5856" calcext:value-type="float">
            <text:p><text:s text:c="3"/>5,856</text:p>
          </table:table-cell>
          <table:table-cell table:style-name="ce87" office:value-type="float" office:value="1853" calcext:value-type="float">
            <text:p><text:s text:c="3"/>1,853</text:p>
          </table:table-cell>
          <table:table-cell table:style-name="ce87" office:value-type="float" office:value="1006" calcext:value-type="float">
            <text:p><text:s text:c="3"/>1,006</text:p>
          </table:table-cell>
          <table:table-cell table:style-name="ce87" office:value-type="float" office:value="41" calcext:value-type="float">
            <text:p><text:s text:c="3"/>41</text:p>
          </table:table-cell>
          <table:table-cell table:style-name="ce87" office:value-type="float" office:value="21" calcext:value-type="float">
            <text:p><text:s text:c="3"/>2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519" calcext:value-type="float">
            <text:p><text:s text:c="3"/>519</text:p>
          </table:table-cell>
          <table:table-cell table:style-name="ce73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桃園市" calcext:value-type="string">
            <text:p><text:s/>桃園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3" office:value-type="float" office:value="3591" calcext:value-type="float">
            <text:p><text:s text:c="3"/>3,591</text:p>
          </table:table-cell>
          <table:table-cell table:style-name="ce73" office:value-type="float" office:value="2633" calcext:value-type="float">
            <text:p><text:s text:c="3"/>2,633</text:p>
          </table:table-cell>
          <table:table-cell table:style-name="ce73" office:value-type="float" office:value="982" calcext:value-type="float">
            <text:p><text:s text:c="3"/>982</text:p>
          </table:table-cell>
          <table:table-cell table:style-name="ce73" office:value-type="float" office:value="633" calcext:value-type="float">
            <text:p><text:s text:c="3"/>633</text:p>
          </table:table-cell>
          <table:table-cell table:style-name="ce73" office:value-type="float" office:value="22" calcext:value-type="float">
            <text:p><text:s text:c="3"/>22</text:p>
          </table:table-cell>
          <table:table-cell table:style-name="ce73" office:value-type="float" office:value="12" calcext:value-type="float">
            <text:p><text:s text:c="3"/>1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3" office:value-type="float" office:value="7" calcext:value-type="float">
            <text:p><text:s text:c="3"/>7</text:p>
          </table:table-cell>
          <table:table-cell table:style-name="ce73" office:value-type="float" office:value="284" calcext:value-type="float">
            <text:p><text:s text:c="3"/>284</text:p>
          </table:table-cell>
          <table:table-cell table:style-name="ce73" office:value-type="float" office:value="1652" calcext:value-type="float">
            <text:p><text:s text:c="3"/>1,652</text:p>
          </table:table-cell>
          <table:table-cell table:style-name="ce73" office:value-type="float" office:value="373" calcext:value-type="float">
            <text:p><text:s text:c="3"/>373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7" office:value-type="string" office:string-value="女" calcext:value-type="string">
            <text:p><text:s/>女 </text:p>
          </table:table-cell>
          <table:table-cell table:style-name="ce73" office:value-type="float" office:value="4424" calcext:value-type="float">
            <text:p><text:s text:c="3"/>4,424</text:p>
          </table:table-cell>
          <table:table-cell table:style-name="ce73" office:value-type="float" office:value="3223" calcext:value-type="float">
            <text:p><text:s text:c="3"/>3,223</text:p>
          </table:table-cell>
          <table:table-cell table:style-name="ce73" office:value-type="float" office:value="871" calcext:value-type="float">
            <text:p><text:s text:c="3"/>871</text:p>
          </table:table-cell>
          <table:table-cell table:style-name="ce73" office:value-type="float" office:value="373" calcext:value-type="float">
            <text:p><text:s text:c="3"/>373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17" calcext:value-type="float">
            <text:p><text:s text:c="3"/>17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235" calcext:value-type="float">
            <text:p><text:s text:c="3"/>235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36" office:value-type="string" office:string-value="計" calcext:value-type="string">
            <text:p><text:s/>計 </text:p>
          </table:table-cell>
          <table:table-cell table:style-name="ce87" office:value-type="float" office:value="9905" calcext:value-type="float">
            <text:p><text:s text:c="3"/>9,905</text:p>
          </table:table-cell>
          <table:table-cell table:style-name="ce87" office:value-type="float" office:value="8905" calcext:value-type="float">
            <text:p><text:s text:c="3"/>8,905</text:p>
          </table:table-cell>
          <table:table-cell table:style-name="ce87" office:value-type="float" office:value="2118" calcext:value-type="float">
            <text:p><text:s text:c="3"/>2,118</text:p>
          </table:table-cell>
          <table:table-cell table:style-name="ce87" office:value-type="float" office:value="1451" calcext:value-type="float">
            <text:p><text:s text:c="3"/>1,451</text:p>
          </table:table-cell>
          <table:table-cell table:style-name="ce87" office:value-type="float" office:value="47" calcext:value-type="float">
            <text:p><text:s text:c="3"/>47</text:p>
          </table:table-cell>
          <table:table-cell table:style-name="ce87" office:value-type="float" office:value="21" calcext:value-type="float">
            <text:p><text:s text:c="3"/>21</text:p>
          </table:table-cell>
          <table:table-cell table:style-name="ce50" office:value-type="float" office:value="15" calcext:value-type="float">
            <text:p><text:s text:c="3"/>15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84" calcext:value-type="float">
            <text:p><text:s text:c="3"/>584</text:p>
          </table:table-cell>
          <table:table-cell table:style-name="ce73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臺中市" calcext:value-type="string">
            <text:p><text:s/>臺中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3" office:value-type="float" office:value="4242" calcext:value-type="float">
            <text:p><text:s text:c="3"/>4,242</text:p>
          </table:table-cell>
          <table:table-cell table:style-name="ce73" office:value-type="float" office:value="3842" calcext:value-type="float">
            <text:p><text:s text:c="3"/>3,842</text:p>
          </table:table-cell>
          <table:table-cell table:style-name="ce73" office:value-type="float" office:value="1108" calcext:value-type="float">
            <text:p><text:s text:c="3"/>1,108</text:p>
          </table:table-cell>
          <table:table-cell table:style-name="ce73" office:value-type="float" office:value="893" calcext:value-type="float">
            <text:p><text:s text:c="3"/>893</text:p>
          </table:table-cell>
          <table:table-cell table:style-name="ce73" office:value-type="float" office:value="20" calcext:value-type="float">
            <text:p><text:s text:c="3"/>20</text:p>
          </table:table-cell>
          <table:table-cell table:style-name="ce73" office:value-type="float" office:value="11" calcext:value-type="float">
            <text:p><text:s text:c="3"/>11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73" office:value-type="float" office:value="5" calcext:value-type="float">
            <text:p><text:s text:c="3"/>5</text:p>
          </table:table-cell>
          <table:table-cell table:style-name="ce73" office:value-type="float" office:value="297" calcext:value-type="float">
            <text:p><text:s text:c="3"/>297</text:p>
          </table:table-cell>
          <table:table-cell table:style-name="ce73" office:value-type="float" office:value="2197" calcext:value-type="float">
            <text:p><text:s text:c="3"/>2,197</text:p>
          </table:table-cell>
          <table:table-cell table:style-name="ce73" office:value-type="float" office:value="460" calcext:value-type="float">
            <text:p><text:s text:c="3"/>460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36" office:value-type="string" office:string-value="女" calcext:value-type="string">
            <text:p><text:s/>女 </text:p>
          </table:table-cell>
          <table:table-cell table:style-name="ce73" office:value-type="float" office:value="5663" calcext:value-type="float">
            <text:p><text:s text:c="3"/>5,663</text:p>
          </table:table-cell>
          <table:table-cell table:style-name="ce73" office:value-type="float" office:value="5063" calcext:value-type="float">
            <text:p><text:s text:c="3"/>5,063</text:p>
          </table:table-cell>
          <table:table-cell table:style-name="ce73" office:value-type="float" office:value="1010" calcext:value-type="float">
            <text:p><text:s text:c="3"/>1,010</text:p>
          </table:table-cell>
          <table:table-cell table:style-name="ce73" office:value-type="float" office:value="558" calcext:value-type="float">
            <text:p><text:s text:c="3"/>558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73" office:value-type="float" office:value="10" calcext:value-type="float">
            <text:p><text:s text:c="3"/>10</text:p>
          </table:table-cell>
          <table:table-cell table:style-name="ce73" office:value-type="float" office:value="9" calcext:value-type="float">
            <text:p><text:s text:c="3"/>9</text:p>
          </table:table-cell>
          <table:table-cell table:style-name="ce73" office:value-type="float" office:value="26" calcext:value-type="float">
            <text:p><text:s text:c="3"/>26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287" calcext:value-type="float">
            <text:p><text:s text:c="3"/>287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134" office:value-type="string" office:string-value="計" calcext:value-type="string">
            <text:p><text:s/>計 </text:p>
          </table:table-cell>
          <table:table-cell table:style-name="ce87" office:value-type="float" office:value="5397" calcext:value-type="float">
            <text:p><text:s text:c="3"/>5,397</text:p>
          </table:table-cell>
          <table:table-cell table:style-name="ce87" office:value-type="float" office:value="5365" calcext:value-type="float">
            <text:p><text:s text:c="3"/>5,365</text:p>
          </table:table-cell>
          <table:table-cell table:style-name="ce87" office:value-type="float" office:value="1234" calcext:value-type="float">
            <text:p><text:s text:c="3"/>1,234</text:p>
          </table:table-cell>
          <table:table-cell table:style-name="ce87" office:value-type="float" office:value="1257" calcext:value-type="float">
            <text:p><text:s text:c="3"/>1,257</text:p>
          </table:table-cell>
          <table:table-cell table:style-name="ce87" office:value-type="float" office:value="27" calcext:value-type="float">
            <text:p><text:s text:c="3"/>27</text:p>
          </table:table-cell>
          <table:table-cell table:style-name="ce87" office:value-type="float" office:value="14" calcext:value-type="float">
            <text:p><text:s text:c="3"/>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33" calcext:value-type="float">
            <text:p><text:s text:c="3"/>33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391" calcext:value-type="float">
            <text:p><text:s text:c="3"/>391</text:p>
          </table:table-cell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73" office:value-type="float" office:value="2398" calcext:value-type="float">
            <text:p><text:s text:c="3"/>2,398</text:p>
          </table:table-cell>
          <table:table-cell table:style-name="ce73" office:value-type="float" office:value="2317" calcext:value-type="float">
            <text:p><text:s text:c="3"/>2,317</text:p>
          </table:table-cell>
          <table:table-cell table:style-name="ce73" office:value-type="float" office:value="667" calcext:value-type="float">
            <text:p><text:s text:c="3"/>667</text:p>
          </table:table-cell>
          <table:table-cell table:style-name="ce73" office:value-type="float" office:value="740" calcext:value-type="float">
            <text:p><text:s text:c="3"/>740</text:p>
          </table:table-cell>
          <table:table-cell table:style-name="ce73" office:value-type="float" office:value="15" calcext:value-type="float">
            <text:p><text:s text:c="3"/>15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3" calcext:value-type="float">
            <text:p><text:s text:c="3"/>3</text:p>
          </table:table-cell>
          <table:table-cell table:style-name="ce73" office:value-type="float" office:value="19" calcext:value-type="float">
            <text:p><text:s text:c="3"/>19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207" calcext:value-type="float">
            <text:p><text:s text:c="3"/>207</text:p>
          </table:table-cell>
          <table:table-cell table:style-name="ce73" office:value-type="float" office:value="1239" calcext:value-type="float">
            <text:p><text:s text:c="3"/>1,239</text:p>
          </table:table-cell>
          <table:table-cell table:style-name="ce73" office:value-type="float" office:value="316" calcext:value-type="float">
            <text:p><text:s text:c="3"/>31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136" office:value-type="string" office:string-value="女" calcext:value-type="string">
            <text:p><text:s/>女 </text:p>
          </table:table-cell>
          <table:table-cell table:style-name="ce86" office:value-type="float" office:value="2999" calcext:value-type="float">
            <text:p><text:s text:c="3"/>2,999</text:p>
          </table:table-cell>
          <table:table-cell table:style-name="ce86" office:value-type="float" office:value="3048" calcext:value-type="float">
            <text:p><text:s text:c="3"/>3,048</text:p>
          </table:table-cell>
          <table:table-cell table:style-name="ce86" office:value-type="float" office:value="567" calcext:value-type="float">
            <text:p><text:s text:c="3"/>567</text:p>
          </table:table-cell>
          <table:table-cell table:style-name="ce86" office:value-type="float" office:value="517" calcext:value-type="float">
            <text:p><text:s text:c="3"/>517</text:p>
          </table:table-cell>
          <table:table-cell table:style-name="ce86" office:value-type="float" office:value="12" calcext:value-type="float">
            <text:p><text:s text:c="3"/>12</text:p>
          </table:table-cell>
          <table:table-cell table:style-name="ce86" office:value-type="float" office:value="8" calcext:value-type="float">
            <text:p><text:s text:c="3"/>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6" office:value-type="string" office:string-value="計" calcext:value-type="string">
            <text:p><text:s/>計 </text:p>
          </table:table-cell>
          <table:table-cell table:style-name="ce87" office:value-type="float" office:value="9064" calcext:value-type="float">
            <text:p><text:s text:c="3"/>9,064</text:p>
          </table:table-cell>
          <table:table-cell table:style-name="ce87" office:value-type="float" office:value="9270" calcext:value-type="float">
            <text:p><text:s text:c="3"/>9,270</text:p>
          </table:table-cell>
          <table:table-cell table:style-name="ce87" office:value-type="float" office:value="1769" calcext:value-type="float">
            <text:p><text:s text:c="3"/>1,769</text:p>
          </table:table-cell>
          <table:table-cell table:style-name="ce87" office:value-type="float" office:value="1752" calcext:value-type="float">
            <text:p><text:s text:c="3"/>1,752</text:p>
          </table:table-cell>
          <table:table-cell table:style-name="ce87" office:value-type="float" office:value="50" calcext:value-type="float">
            <text:p><text:s text:c="3"/>50</text:p>
          </table:table-cell>
          <table:table-cell table:style-name="ce87" office:value-type="float" office:value="9" calcext:value-type="float">
            <text:p><text:s text:c="3"/>9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657" calcext:value-type="float">
            <text:p><text:s text:c="3"/>657</text:p>
          </table:table-cell>
          <table:table-cell table:style-name="ce73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6" office:value-type="string" office:string-value="高雄市" calcext:value-type="string">
            <text:p><text:s/>高雄市 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73" office:value-type="float" office:value="4012" calcext:value-type="float">
            <text:p><text:s text:c="3"/>4,012</text:p>
          </table:table-cell>
          <table:table-cell table:style-name="ce73" office:value-type="float" office:value="4140" calcext:value-type="float">
            <text:p><text:s text:c="3"/>4,140</text:p>
          </table:table-cell>
          <table:table-cell table:style-name="ce73" office:value-type="float" office:value="897" calcext:value-type="float">
            <text:p><text:s text:c="3"/>897</text:p>
          </table:table-cell>
          <table:table-cell table:style-name="ce73" office:value-type="float" office:value="1039" calcext:value-type="float">
            <text:p><text:s text:c="3"/>1,039</text:p>
          </table:table-cell>
          <table:table-cell table:style-name="ce73" office:value-type="float" office:value="23" calcext:value-type="float">
            <text:p><text:s text:c="3"/>23</text:p>
          </table:table-cell>
          <table:table-cell table:style-name="ce73" office:value-type="float" office:value="4" calcext:value-type="float">
            <text:p><text:s text:c="3"/>4</text:p>
          </table:table-cell>
          <table:table-cell table:style-name="ce73" office:value-type="float" office:value="2" calcext:value-type="float">
            <text:p><text:s text:c="3"/>2</text:p>
          </table:table-cell>
          <table:table-cell table:style-name="ce73" office:value-type="float" office:value="49" calcext:value-type="float">
            <text:p><text:s text:c="3"/>49</text:p>
          </table:table-cell>
          <table:table-cell table:style-name="ce73" office:value-type="float" office:value="6" calcext:value-type="float">
            <text:p><text:s text:c="3"/>6</text:p>
          </table:table-cell>
          <table:table-cell table:style-name="ce73" office:value-type="float" office:value="361" calcext:value-type="float">
            <text:p><text:s text:c="3"/>361</text:p>
          </table:table-cell>
          <table:table-cell table:style-name="ce73" office:value-type="float" office:value="1856" calcext:value-type="float">
            <text:p><text:s text:c="3"/>1,856</text:p>
          </table:table-cell>
          <table:table-cell table:style-name="ce73" office:value-type="float" office:value="488" calcext:value-type="float">
            <text:p><text:s text:c="3"/>488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2"/>
          <table:table-cell table:style-name="ce37" office:value-type="string" office:string-value="女" calcext:value-type="string">
            <text:p><text:s/>女 </text:p>
          </table:table-cell>
          <table:table-cell table:style-name="ce86" office:value-type="float" office:value="5052" calcext:value-type="float">
            <text:p><text:s text:c="3"/>5,052</text:p>
          </table:table-cell>
          <table:table-cell table:style-name="ce86" office:value-type="float" office:value="5130" calcext:value-type="float">
            <text:p><text:s text:c="3"/>5,130</text:p>
          </table:table-cell>
          <table:table-cell table:style-name="ce86" office:value-type="float" office:value="872" calcext:value-type="float">
            <text:p><text:s text:c="3"/>872</text:p>
          </table:table-cell>
          <table:table-cell table:style-name="ce86" office:value-type="float" office:value="713" calcext:value-type="float">
            <text:p><text:s text:c="3"/>713</text:p>
          </table:table-cell>
          <table:table-cell table:style-name="ce86" office:value-type="float" office:value="27" calcext:value-type="float">
            <text:p><text:s text:c="3"/>27</text:p>
          </table:table-cell>
          <table:table-cell table:style-name="ce86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86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3" office:value-type="string" office:string-value="計" calcext:value-type="string">
            <text:p><text:s/>計 </text:p>
          </table:table-cell>
          <table:table-cell table:style-name="ce87" office:value-type="float" office:value="18882" calcext:value-type="float">
            <text:p><text:s text:c="3"/>18,882</text:p>
          </table:table-cell>
          <table:table-cell table:style-name="ce87" office:value-type="float" office:value="19817" calcext:value-type="float">
            <text:p><text:s text:c="3"/>19,817</text:p>
          </table:table-cell>
          <table:table-cell table:style-name="ce87" office:value-type="float" office:value="4827" calcext:value-type="float">
            <text:p><text:s text:c="3"/>4,827</text:p>
          </table:table-cell>
          <table:table-cell table:style-name="ce87" office:value-type="float" office:value="5343" calcext:value-type="float">
            <text:p><text:s text:c="3"/>5,343</text:p>
          </table:table-cell>
          <table:table-cell table:style-name="ce87" office:value-type="float" office:value="101" calcext:value-type="float">
            <text:p><text:s text:c="3"/>101</text:p>
          </table:table-cell>
          <table:table-cell table:style-name="ce87" office:value-type="float" office:value="42" calcext:value-type="float">
            <text:p><text:s text:c="3"/>42</text:p>
          </table:table-cell>
          <table:table-cell table:style-name="ce87" office:value-type="float" office:value="28" calcext:value-type="float">
            <text:p><text:s text:c="3"/>28</text:p>
          </table:table-cell>
          <table:table-cell table:style-name="ce87" office:value-type="float" office:value="244" calcext:value-type="float">
            <text:p><text:s text:c="3"/>244</text:p>
          </table:table-cell>
          <table:table-cell table:style-name="ce87" office:value-type="float" office:value="24" calcext:value-type="float">
            <text:p><text:s text:c="3"/>24</text:p>
          </table:table-cell>
          <table:table-cell table:style-name="ce87" office:value-type="float" office:value="1494" calcext:value-type="float">
            <text:p><text:s text:c="3"/>1,494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6" office:value-type="string" office:string-value="臺灣省" calcext:value-type="string">
            <text:p><text:s/>臺灣省 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137" office:value-type="float" office:value="8303" calcext:value-type="float">
            <text:p><text:s text:c="3"/>8,303</text:p>
          </table:table-cell>
          <table:table-cell table:style-name="ce137" office:value-type="float" office:value="8716" calcext:value-type="float">
            <text:p><text:s text:c="3"/>8,716</text:p>
          </table:table-cell>
          <table:table-cell table:style-name="ce137" office:value-type="float" office:value="2556" calcext:value-type="float">
            <text:p><text:s text:c="3"/>2,556</text:p>
          </table:table-cell>
          <table:table-cell table:style-name="ce137" office:value-type="float" office:value="3169" calcext:value-type="float">
            <text:p><text:s text:c="3"/>3,169</text:p>
          </table:table-cell>
          <table:table-cell table:style-name="ce137" office:value-type="float" office:value="49" calcext:value-type="float">
            <text:p><text:s text:c="3"/>49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798" calcext:value-type="float">
            <text:p><text:s text:c="3"/>798</text:p>
          </table:table-cell>
          <table:table-cell table:style-name="ce137" office:value-type="float" office:value="4793" calcext:value-type="float">
            <text:p><text:s text:c="3"/>4,793</text:p>
          </table:table-cell>
          <table:table-cell table:style-name="ce145" office:value-type="float" office:value="1133" calcext:value-type="float">
            <text:p><text:s text:c="3"/>1,133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1"/>
          <table:table-cell table:style-name="ce48" office:value-type="string" office:string-value="女" calcext:value-type="string">
            <text:p><text:s/>女 </text:p>
          </table:table-cell>
          <table:table-cell table:style-name="ce138" office:value-type="float" office:value="10579" calcext:value-type="float">
            <text:p><text:s text:c="3"/>10,579</text:p>
          </table:table-cell>
          <table:table-cell table:style-name="ce138" office:value-type="float" office:value="11101" calcext:value-type="float">
            <text:p><text:s text:c="3"/>11,101</text:p>
          </table:table-cell>
          <table:table-cell table:style-name="ce138" office:value-type="float" office:value="2271" calcext:value-type="float">
            <text:p><text:s text:c="3"/>2,271</text:p>
          </table:table-cell>
          <table:table-cell table:style-name="ce138" office:value-type="float" office:value="2174" calcext:value-type="float">
            <text:p><text:s text:c="3"/>2,174</text:p>
          </table:table-cell>
          <table:table-cell table:style-name="ce138" office:value-type="float" office:value="52" calcext:value-type="float">
            <text:p><text:s text:c="3"/>52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115" calcext:value-type="float">
            <text:p><text:s text:c="3"/>115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696" calcext:value-type="float">
            <text:p><text:s text:c="3"/>696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452" calcext:value-type="float">
            <text:p><text:s text:c="3"/>1,452</text:p>
          </table:table-cell>
          <table:table-cell table:style-name="ce64" office:value-type="float" office:value="1463" calcext:value-type="float">
            <text:p><text:s text:c="3"/>1,463</text:p>
          </table:table-cell>
          <table:table-cell table:style-name="ce64" office:value-type="float" office:value="259" calcext:value-type="float">
            <text:p><text:s text:c="3"/>259</text:p>
          </table:table-cell>
          <table:table-cell table:style-name="ce64" office:value-type="float" office:value="328" calcext:value-type="float">
            <text:p><text:s text:c="3"/>328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1" calcext:value-type="float">
            <text:p><text:s text:c="3"/>2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95" calcext:value-type="float">
            <text:p><text:s text:c="3"/>95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office:string-value="宜蘭縣" calcext:value-type="string">
            <text:p><text:s/>宜蘭縣 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670" calcext:value-type="float">
            <text:p><text:s text:c="3"/>670</text:p>
          </table:table-cell>
          <table:table-cell table:style-name="ce74" office:value-type="float" office:value="663" calcext:value-type="float">
            <text:p><text:s text:c="3"/>663</text:p>
          </table:table-cell>
          <table:table-cell table:style-name="ce74" office:value-type="float" office:value="153" calcext:value-type="float">
            <text:p><text:s text:c="3"/>153</text:p>
          </table:table-cell>
          <table:table-cell table:style-name="ce74" office:value-type="float" office:value="184" calcext:value-type="float">
            <text:p><text:s text:c="3"/>18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10" calcext:value-type="float">
            <text:p><text:s text:c="3"/>10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74" office:value-type="float" office:value="86" calcext:value-type="float">
            <text:p><text:s text:c="3"/>8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782" calcext:value-type="float">
            <text:p><text:s text:c="3"/>782</text:p>
          </table:table-cell>
          <table:table-cell table:style-name="ce139" office:value-type="float" office:value="800" calcext:value-type="float">
            <text:p><text:s text:c="3"/>800</text:p>
          </table:table-cell>
          <table:table-cell table:style-name="ce139" office:value-type="float" office:value="106" calcext:value-type="float">
            <text:p><text:s text:c="3"/>106</text:p>
          </table:table-cell>
          <table:table-cell table:style-name="ce139" office:value-type="float" office:value="144" calcext:value-type="float">
            <text:p><text:s text:c="3"/>14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42" calcext:value-type="float">
            <text:p><text:s text:c="3"/>42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879" calcext:value-type="float">
            <text:p><text:s text:c="3"/>1,879</text:p>
          </table:table-cell>
          <table:table-cell table:style-name="ce64" office:value-type="float" office:value="1530" calcext:value-type="float">
            <text:p><text:s text:c="3"/>1,530</text:p>
          </table:table-cell>
          <table:table-cell table:style-name="ce64" office:value-type="float" office:value="429" calcext:value-type="float">
            <text:p><text:s text:c="3"/>429</text:p>
          </table:table-cell>
          <table:table-cell table:style-name="ce64" office:value-type="float" office:value="307" calcext:value-type="float">
            <text:p><text:s text:c="3"/>307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26" calcext:value-type="float">
            <text:p><text:s text:c="3"/>26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42" calcext:value-type="float">
            <text:p><text:s text:c="3"/>142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新<text:span text:style-name="T1">竹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867" calcext:value-type="float">
            <text:p><text:s text:c="3"/>867</text:p>
          </table:table-cell>
          <table:table-cell table:style-name="ce74" office:value-type="float" office:value="655" calcext:value-type="float">
            <text:p><text:s text:c="3"/>655</text:p>
          </table:table-cell>
          <table:table-cell table:style-name="ce74" office:value-type="float" office:value="222" calcext:value-type="float">
            <text:p><text:s text:c="3"/>222</text:p>
          </table:table-cell>
          <table:table-cell table:style-name="ce74" office:value-type="float" office:value="183" calcext:value-type="float">
            <text:p><text:s text:c="3"/>183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14" calcext:value-type="float">
            <text:p><text:s text:c="3"/>1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74" office:value-type="float" office:value="401" calcext:value-type="float">
            <text:p><text:s text:c="3"/>401</text:p>
          </table:table-cell>
          <table:table-cell table:style-name="ce74" office:value-type="float" office:value="91" calcext:value-type="float">
            <text:p><text:s text:c="3"/>9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1012" calcext:value-type="float">
            <text:p><text:s text:c="3"/>1,012</text:p>
          </table:table-cell>
          <table:table-cell table:style-name="ce139" office:value-type="float" office:value="875" calcext:value-type="float">
            <text:p><text:s text:c="3"/>875</text:p>
          </table:table-cell>
          <table:table-cell table:style-name="ce139" office:value-type="float" office:value="207" calcext:value-type="float">
            <text:p><text:s text:c="3"/>207</text:p>
          </table:table-cell>
          <table:table-cell table:style-name="ce139" office:value-type="float" office:value="124" calcext:value-type="float">
            <text:p><text:s text:c="3"/>12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1" calcext:value-type="float">
            <text:p><text:s text:c="3"/>61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145" calcext:value-type="float">
            <text:p><text:s text:c="3"/>1,145</text:p>
          </table:table-cell>
          <table:table-cell table:style-name="ce64" office:value-type="float" office:value="1511" calcext:value-type="float">
            <text:p><text:s text:c="3"/>1,511</text:p>
          </table:table-cell>
          <table:table-cell table:style-name="ce64" office:value-type="float" office:value="394" calcext:value-type="float">
            <text:p><text:s text:c="3"/>394</text:p>
          </table:table-cell>
          <table:table-cell table:style-name="ce64" office:value-type="float" office:value="451" calcext:value-type="float">
            <text:p><text:s text:c="3"/>451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124" calcext:value-type="float">
            <text:p><text:s text:c="3"/>124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苗<text:span text:style-name="T1">栗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498" calcext:value-type="float">
            <text:p><text:s text:c="3"/>498</text:p>
          </table:table-cell>
          <table:table-cell table:style-name="ce74" office:value-type="float" office:value="636" calcext:value-type="float">
            <text:p><text:s text:c="3"/>636</text:p>
          </table:table-cell>
          <table:table-cell table:style-name="ce74" office:value-type="float" office:value="207" calcext:value-type="float">
            <text:p><text:s text:c="3"/>207</text:p>
          </table:table-cell>
          <table:table-cell table:style-name="ce74" office:value-type="float" office:value="284" calcext:value-type="float">
            <text:p><text:s text:c="3"/>284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74" office:value-type="float" office:value="436" calcext:value-type="float">
            <text:p><text:s text:c="3"/>436</text:p>
          </table:table-cell>
          <table:table-cell table:style-name="ce74" office:value-type="float" office:value="94" calcext:value-type="float">
            <text:p><text:s text:c="3"/>9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647" calcext:value-type="float">
            <text:p><text:s text:c="3"/>647</text:p>
          </table:table-cell>
          <table:table-cell table:style-name="ce139" office:value-type="float" office:value="875" calcext:value-type="float">
            <text:p><text:s text:c="3"/>875</text:p>
          </table:table-cell>
          <table:table-cell table:style-name="ce139" office:value-type="float" office:value="187" calcext:value-type="float">
            <text:p><text:s text:c="3"/>187</text:p>
          </table:table-cell>
          <table:table-cell table:style-name="ce139" office:value-type="float" office:value="167" calcext:value-type="float">
            <text:p><text:s text:c="3"/>16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1" calcext:value-type="float">
            <text:p><text:s text:c="3"/>61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2918" calcext:value-type="float">
            <text:p><text:s text:c="3"/>2,918</text:p>
          </table:table-cell>
          <table:table-cell table:style-name="ce64" office:value-type="float" office:value="2982" calcext:value-type="float">
            <text:p><text:s text:c="3"/>2,982</text:p>
          </table:table-cell>
          <table:table-cell table:style-name="ce64" office:value-type="float" office:value="1118" calcext:value-type="float">
            <text:p><text:s text:c="3"/>1,118</text:p>
          </table:table-cell>
          <table:table-cell table:style-name="ce64" office:value-type="float" office:value="831" calcext:value-type="float">
            <text:p><text:s text:c="3"/>831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50" calcext:value-type="float">
            <text:p><text:s text:c="3"/>250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彰<text:span text:style-name="T1">化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1169" calcext:value-type="float">
            <text:p><text:s text:c="3"/>1,169</text:p>
          </table:table-cell>
          <table:table-cell table:style-name="ce74" office:value-type="float" office:value="1275" calcext:value-type="float">
            <text:p><text:s text:c="3"/>1,275</text:p>
          </table:table-cell>
          <table:table-cell table:style-name="ce74" office:value-type="float" office:value="595" calcext:value-type="float">
            <text:p><text:s text:c="3"/>595</text:p>
          </table:table-cell>
          <table:table-cell table:style-name="ce74" office:value-type="float" office:value="483" calcext:value-type="float">
            <text:p><text:s text:c="3"/>483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1" calcext:value-type="float">
            <text:p><text:s text:c="3"/>11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130" calcext:value-type="float">
            <text:p><text:s text:c="3"/>130</text:p>
          </table:table-cell>
          <table:table-cell table:style-name="ce74" office:value-type="float" office:value="926" calcext:value-type="float">
            <text:p><text:s text:c="3"/>926</text:p>
          </table:table-cell>
          <table:table-cell table:style-name="ce74" office:value-type="float" office:value="180" calcext:value-type="float">
            <text:p><text:s text:c="3"/>180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1749" calcext:value-type="float">
            <text:p><text:s text:c="3"/>1,749</text:p>
          </table:table-cell>
          <table:table-cell table:style-name="ce139" office:value-type="float" office:value="1707" calcext:value-type="float">
            <text:p><text:s text:c="3"/>1,707</text:p>
          </table:table-cell>
          <table:table-cell table:style-name="ce139" office:value-type="float" office:value="523" calcext:value-type="float">
            <text:p><text:s text:c="3"/>523</text:p>
          </table:table-cell>
          <table:table-cell table:style-name="ce139" office:value-type="float" office:value="348" calcext:value-type="float">
            <text:p><text:s text:c="3"/>348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120" calcext:value-type="float">
            <text:p><text:s text:c="3"/>120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041" calcext:value-type="float">
            <text:p><text:s text:c="3"/>1,041</text:p>
          </table:table-cell>
          <table:table-cell table:style-name="ce64" office:value-type="float" office:value="1249" calcext:value-type="float">
            <text:p><text:s text:c="3"/>1,249</text:p>
          </table:table-cell>
          <table:table-cell table:style-name="ce64" office:value-type="float" office:value="277" calcext:value-type="float">
            <text:p><text:s text:c="3"/>277</text:p>
          </table:table-cell>
          <table:table-cell table:style-name="ce64" office:value-type="float" office:value="397" calcext:value-type="float">
            <text:p><text:s text:c="3"/>397</text:p>
          </table:table-cell>
          <table:table-cell table:style-name="ce64" office:value-type="float" office:value="4" calcext:value-type="float">
            <text:p><text:s text:c="3"/>4</text:p>
          </table:table-cell>
          <table:table-cell table:style-name="ce64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5" calcext:value-type="float">
            <text:p><text:s text:c="3"/>1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93" calcext:value-type="float">
            <text:p><text:s text:c="3"/>93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南<text:span text:style-name="T1">投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442" calcext:value-type="float">
            <text:p><text:s text:c="3"/>442</text:p>
          </table:table-cell>
          <table:table-cell table:style-name="ce74" office:value-type="float" office:value="538" calcext:value-type="float">
            <text:p><text:s text:c="3"/>538</text:p>
          </table:table-cell>
          <table:table-cell table:style-name="ce74" office:value-type="float" office:value="150" calcext:value-type="float">
            <text:p><text:s text:c="3"/>150</text:p>
          </table:table-cell>
          <table:table-cell table:style-name="ce74" office:value-type="float" office:value="242" calcext:value-type="float">
            <text:p><text:s text:c="3"/>242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74" office:value-type="float" office:value="374" calcext:value-type="float">
            <text:p><text:s text:c="3"/>374</text:p>
          </table:table-cell>
          <table:table-cell table:style-name="ce74" office:value-type="float" office:value="81" calcext:value-type="float">
            <text:p><text:s text:c="3"/>8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599" calcext:value-type="float">
            <text:p><text:s text:c="3"/>599</text:p>
          </table:table-cell>
          <table:table-cell table:style-name="ce139" office:value-type="float" office:value="711" calcext:value-type="float">
            <text:p><text:s text:c="3"/>711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39" office:value-type="float" office:value="155" calcext:value-type="float">
            <text:p><text:s text:c="3"/>15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0" calcext:value-type="float">
            <text:p><text:s text:c="3"/>40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549" calcext:value-type="float">
            <text:p><text:s text:c="3"/>1,549</text:p>
          </table:table-cell>
          <table:table-cell table:style-name="ce64" office:value-type="float" office:value="1761" calcext:value-type="float">
            <text:p><text:s text:c="3"/>1,761</text:p>
          </table:table-cell>
          <table:table-cell table:style-name="ce64" office:value-type="float" office:value="416" calcext:value-type="float">
            <text:p><text:s text:c="3"/>416</text:p>
          </table:table-cell>
          <table:table-cell table:style-name="ce64" office:value-type="float" office:value="601" calcext:value-type="float">
            <text:p><text:s text:c="3"/>601</text:p>
          </table:table-cell>
          <table:table-cell table:style-name="ce64" office:value-type="float" office:value="9" calcext:value-type="float">
            <text:p><text:s text:c="3"/>9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31" calcext:value-type="float">
            <text:p><text:s text:c="3"/>31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136" calcext:value-type="float">
            <text:p><text:s text:c="3"/>136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雲<text:span text:style-name="T1">林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639" calcext:value-type="float">
            <text:p><text:s text:c="3"/>639</text:p>
          </table:table-cell>
          <table:table-cell table:style-name="ce74" office:value-type="float" office:value="733" calcext:value-type="float">
            <text:p><text:s text:c="3"/>733</text:p>
          </table:table-cell>
          <table:table-cell table:style-name="ce74" office:value-type="float" office:value="231" calcext:value-type="float">
            <text:p><text:s text:c="3"/>231</text:p>
          </table:table-cell>
          <table:table-cell table:style-name="ce74" office:value-type="float" office:value="339" calcext:value-type="float">
            <text:p><text:s text:c="3"/>339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7" calcext:value-type="float">
            <text:p><text:s text:c="3"/>17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73" calcext:value-type="float">
            <text:p><text:s text:c="3"/>73</text:p>
          </table:table-cell>
          <table:table-cell table:style-name="ce74" office:value-type="float" office:value="500" calcext:value-type="float">
            <text:p><text:s text:c="3"/>500</text:p>
          </table:table-cell>
          <table:table-cell table:style-name="ce74" office:value-type="float" office:value="104" calcext:value-type="float">
            <text:p><text:s text:c="3"/>10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910" calcext:value-type="float">
            <text:p><text:s text:c="3"/>910</text:p>
          </table:table-cell>
          <table:table-cell table:style-name="ce139" office:value-type="float" office:value="1028" calcext:value-type="float">
            <text:p><text:s text:c="3"/>1,028</text:p>
          </table:table-cell>
          <table:table-cell table:style-name="ce139" office:value-type="float" office:value="185" calcext:value-type="float">
            <text:p><text:s text:c="3"/>185</text:p>
          </table:table-cell>
          <table:table-cell table:style-name="ce139" office:value-type="float" office:value="262" calcext:value-type="float">
            <text:p><text:s text:c="3"/>262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63" calcext:value-type="float">
            <text:p><text:s text:c="3"/>63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179" calcext:value-type="float">
            <text:p><text:s text:c="3"/>1,179</text:p>
          </table:table-cell>
          <table:table-cell table:style-name="ce64" office:value-type="float" office:value="1303" calcext:value-type="float">
            <text:p><text:s text:c="3"/>1,303</text:p>
          </table:table-cell>
          <table:table-cell table:style-name="ce64" office:value-type="float" office:value="238" calcext:value-type="float">
            <text:p><text:s text:c="3"/>238</text:p>
          </table:table-cell>
          <table:table-cell table:style-name="ce64" office:value-type="float" office:value="471" calcext:value-type="float">
            <text:p><text:s text:c="3"/>471</text:p>
          </table:table-cell>
          <table:table-cell table:style-name="ce64" office:value-type="float" office:value="7" calcext:value-type="float">
            <text:p><text:s text:c="3"/>7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81" calcext:value-type="float">
            <text:p><text:s text:c="3"/>81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嘉<text:span text:style-name="T1">義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484" calcext:value-type="float">
            <text:p><text:s text:c="3"/>484</text:p>
          </table:table-cell>
          <table:table-cell table:style-name="ce74" office:value-type="float" office:value="558" calcext:value-type="float">
            <text:p><text:s text:c="3"/>558</text:p>
          </table:table-cell>
          <table:table-cell table:style-name="ce74" office:value-type="float" office:value="138" calcext:value-type="float">
            <text:p><text:s text:c="3"/>138</text:p>
          </table:table-cell>
          <table:table-cell table:style-name="ce74" office:value-type="float" office:value="280" calcext:value-type="float">
            <text:p><text:s text:c="3"/>280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50" calcext:value-type="float">
            <text:p><text:s text:c="3"/>50</text:p>
          </table:table-cell>
          <table:table-cell table:style-name="ce74" office:value-type="float" office:value="303" calcext:value-type="float">
            <text:p><text:s text:c="3"/>303</text:p>
          </table:table-cell>
          <table:table-cell table:style-name="ce74" office:value-type="float" office:value="74" calcext:value-type="float">
            <text:p><text:s text:c="3"/>74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695" calcext:value-type="float">
            <text:p><text:s text:c="3"/>695</text:p>
          </table:table-cell>
          <table:table-cell table:style-name="ce139" office:value-type="float" office:value="745" calcext:value-type="float">
            <text:p><text:s text:c="3"/>745</text:p>
          </table:table-cell>
          <table:table-cell table:style-name="ce139" office:value-type="float" office:value="100" calcext:value-type="float">
            <text:p><text:s text:c="3"/>100</text:p>
          </table:table-cell>
          <table:table-cell table:style-name="ce139" office:value-type="float" office:value="191" calcext:value-type="float">
            <text:p><text:s text:c="3"/>19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1" calcext:value-type="float">
            <text:p><text:s text:c="3"/>31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2138" calcext:value-type="float">
            <text:p><text:s text:c="3"/>2,138</text:p>
          </table:table-cell>
          <table:table-cell table:style-name="ce64" office:value-type="float" office:value="2124" calcext:value-type="float">
            <text:p><text:s text:c="3"/>2,124</text:p>
          </table:table-cell>
          <table:table-cell table:style-name="ce64" office:value-type="float" office:value="431" calcext:value-type="float">
            <text:p><text:s text:c="3"/>431</text:p>
          </table:table-cell>
          <table:table-cell table:style-name="ce64" office:value-type="float" office:value="767" calcext:value-type="float">
            <text:p><text:s text:c="3"/>767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5" calcext:value-type="float">
            <text:p><text:s text:c="3"/>2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203" calcext:value-type="float">
            <text:p><text:s text:c="3"/>203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屏<text:span text:style-name="T1">東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1006" calcext:value-type="float">
            <text:p><text:s text:c="3"/>1,006</text:p>
          </table:table-cell>
          <table:table-cell table:style-name="ce74" office:value-type="float" office:value="943" calcext:value-type="float">
            <text:p><text:s text:c="3"/>943</text:p>
          </table:table-cell>
          <table:table-cell table:style-name="ce74" office:value-type="float" office:value="217" calcext:value-type="float">
            <text:p><text:s text:c="3"/>217</text:p>
          </table:table-cell>
          <table:table-cell table:style-name="ce74" office:value-type="float" office:value="456" calcext:value-type="float">
            <text:p><text:s text:c="3"/>456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06" calcext:value-type="float">
            <text:p><text:s text:c="3"/>106</text:p>
          </table:table-cell>
          <table:table-cell table:style-name="ce74" office:value-type="float" office:value="489" calcext:value-type="float">
            <text:p><text:s text:c="3"/>489</text:p>
          </table:table-cell>
          <table:table-cell table:style-name="ce74" office:value-type="float" office:value="128" calcext:value-type="float">
            <text:p><text:s text:c="3"/>128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1132" calcext:value-type="float">
            <text:p><text:s text:c="3"/>1,132</text:p>
          </table:table-cell>
          <table:table-cell table:style-name="ce139" office:value-type="float" office:value="1181" calcext:value-type="float">
            <text:p><text:s text:c="3"/>1,181</text:p>
          </table:table-cell>
          <table:table-cell table:style-name="ce139" office:value-type="float" office:value="214" calcext:value-type="float">
            <text:p><text:s text:c="3"/>214</text:p>
          </table:table-cell>
          <table:table-cell table:style-name="ce139" office:value-type="float" office:value="311" calcext:value-type="float">
            <text:p><text:s text:c="3"/>311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97" calcext:value-type="float">
            <text:p><text:s text:c="3"/>97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501" calcext:value-type="float">
            <text:p><text:s text:c="3"/>501</text:p>
          </table:table-cell>
          <table:table-cell table:style-name="ce64" office:value-type="float" office:value="645" calcext:value-type="float">
            <text:p><text:s text:c="3"/>645</text:p>
          </table:table-cell>
          <table:table-cell table:style-name="ce64" office:value-type="float" office:value="141" calcext:value-type="float">
            <text:p><text:s text:c="3"/>141</text:p>
          </table:table-cell>
          <table:table-cell table:style-name="ce64" office:value-type="float" office:value="205" calcext:value-type="float">
            <text:p><text:s text:c="3"/>205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64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47" calcext:value-type="float">
            <text:p><text:s text:c="3"/>47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臺<text:span text:style-name="T1">東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240" calcext:value-type="float">
            <text:p><text:s text:c="3"/>240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74" office:value-type="float" office:value="71" calcext:value-type="float">
            <text:p><text:s text:c="3"/>71</text:p>
          </table:table-cell>
          <table:table-cell table:style-name="ce74" office:value-type="float" office:value="131" calcext:value-type="float">
            <text:p><text:s text:c="3"/>131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74" office:value-type="float" office:value="126" calcext:value-type="float">
            <text:p><text:s text:c="3"/>126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349" calcext:value-type="float">
            <text:p><text:s text:c="3"/>349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74" calcext:value-type="float">
            <text:p><text:s text:c="3"/>74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8" calcext:value-type="float">
            <text:p><text:s text:c="3"/>28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193" calcext:value-type="float">
            <text:p><text:s text:c="3"/>1,193</text:p>
          </table:table-cell>
          <table:table-cell table:style-name="ce64" office:value-type="float" office:value="1256" calcext:value-type="float">
            <text:p><text:s text:c="3"/>1,256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270" calcext:value-type="float">
            <text:p><text:s text:c="3"/>270</text:p>
          </table:table-cell>
          <table:table-cell table:style-name="ce64" office:value-type="float" office:value="11" calcext:value-type="float">
            <text:p><text:s text:c="3"/>11</text:p>
          </table:table-cell>
          <table:table-cell table:style-name="ce64" office:value-type="float" office:value="3" calcext:value-type="float">
            <text:p><text:s text:c="3"/>3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04" calcext:value-type="float">
            <text:p><text:s text:c="3"/>104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花<text:span text:style-name="T1">蓮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553" calcext:value-type="float">
            <text:p><text:s text:c="3"/>553</text:p>
          </table:table-cell>
          <table:table-cell table:style-name="ce74" office:value-type="float" office:value="591" calcext:value-type="float">
            <text:p><text:s text:c="3"/>591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74" office:value-type="float" office:value="171" calcext:value-type="float">
            <text:p><text:s text:c="3"/>171</text:p>
          </table:table-cell>
          <table:table-cell table:style-name="ce74" office:value-type="float" office:value="6" calcext:value-type="float">
            <text:p><text:s text:c="3"/>6</text:p>
          </table:table-cell>
          <table:table-cell table:number-columns-repeated="2" table:style-name="ce74" office:value-type="float" office:value="2" calcext:value-type="float">
            <text:p><text:s text:c="3"/>2</text:p>
          </table:table-cell>
          <table:table-cell table:style-name="ce74" office:value-type="float" office:value="7" calcext:value-type="float">
            <text:p><text:s text:c="3"/>7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74" office:value-type="float" office:value="221" calcext:value-type="float">
            <text:p><text:s text:c="3"/>221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640" calcext:value-type="float">
            <text:p><text:s text:c="3"/>640</text:p>
          </table:table-cell>
          <table:table-cell table:style-name="ce139" office:value-type="float" office:value="665" calcext:value-type="float">
            <text:p><text:s text:c="3"/>665</text:p>
          </table:table-cell>
          <table:table-cell table:style-name="ce139" office:value-type="float" office:value="117" calcext:value-type="float">
            <text:p><text:s text:c="3"/>117</text:p>
          </table:table-cell>
          <table:table-cell table:style-name="ce139" office:value-type="float" office:value="99" calcext:value-type="float">
            <text:p><text:s text:c="3"/>99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43" calcext:value-type="float">
            <text:p><text:s text:c="3"/>43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371" calcext:value-type="float">
            <text:p><text:s text:c="3"/>371</text:p>
          </table:table-cell>
          <table:table-cell table:style-name="ce64" office:value-type="float" office:value="318" calcext:value-type="float">
            <text:p><text:s text:c="3"/>318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0" calcext:value-type="float">
            <text:p>—</text:p>
          </table:table-cell>
          <table:table-cell table:number-columns-repeated="2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澎<text:span text:style-name="T1">湖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214" calcext:value-type="float">
            <text:p><text:s text:c="3"/>214</text:p>
          </table:table-cell>
          <table:table-cell table:style-name="ce74" office:value-type="float" office:value="182" calcext:value-type="float">
            <text:p><text:s text:c="3"/>182</text:p>
          </table:table-cell>
          <table:table-cell table:style-name="ce74" office:value-type="float" office:value="42" calcext:value-type="float">
            <text:p><text:s text:c="3"/>42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number-columns-repeated="4"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74" office:value-type="float" office:value="12" calcext:value-type="float">
            <text:p><text:s text:c="3"/>12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157" calcext:value-type="float">
            <text:p><text:s text:c="3"/>157</text:p>
          </table:table-cell>
          <table:table-cell table:style-name="ce139" office:value-type="float" office:value="136" calcext:value-type="float">
            <text:p><text:s text:c="3"/>136</text:p>
          </table:table-cell>
          <table:table-cell table:style-name="ce139" office:value-type="float" office:value="42" calcext:value-type="float">
            <text:p><text:s text:c="3"/>42</text:p>
          </table:table-cell>
          <table:table-cell table:style-name="ce139" office:value-type="float" office:value="38" calcext:value-type="float">
            <text:p><text:s text:c="3"/>38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173" calcext:value-type="float">
            <text:p><text:s text:c="3"/>1,173</text:p>
          </table:table-cell>
          <table:table-cell table:style-name="ce64" office:value-type="float" office:value="1246" calcext:value-type="float">
            <text:p><text:s text:c="3"/>1,246</text:p>
          </table:table-cell>
          <table:table-cell table:style-name="ce64" office:value-type="float" office:value="225" calcext:value-type="float">
            <text:p><text:s text:c="3"/>225</text:p>
          </table:table-cell>
          <table:table-cell table:style-name="ce64" office:value-type="float" office:value="238" calcext:value-type="float">
            <text:p><text:s text:c="3"/>238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8" calcext:value-type="float">
            <text:p><text:s text:c="3"/>8</text:p>
          </table:table-cell>
          <table:table-cell table:style-name="ce141" office:value-type="float" office:value="5" calcext:value-type="float">
            <text:p><text:s text:c="3"/>5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6" calcext:value-type="float">
            <text:p><text:s text:c="3"/>56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基<text:span text:style-name="T1">隆市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518" calcext:value-type="float">
            <text:p><text:s text:c="3"/>518</text:p>
          </table:table-cell>
          <table:table-cell table:style-name="ce74" office:value-type="float" office:value="559" calcext:value-type="float">
            <text:p><text:s text:c="3"/>559</text:p>
          </table:table-cell>
          <table:table-cell table:style-name="ce74" office:value-type="float" office:value="106" calcext:value-type="float">
            <text:p><text:s text:c="3"/>106</text:p>
          </table:table-cell>
          <table:table-cell table:style-name="ce74" office:value-type="float" office:value="133" calcext:value-type="float">
            <text:p><text:s text:c="3"/>133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3" calcext:value-type="float">
            <text:p><text:s text:c="3"/>3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74" office:value-type="float" office:value="200" calcext:value-type="float">
            <text:p><text:s text:c="3"/>200</text:p>
          </table:table-cell>
          <table:table-cell table:style-name="ce74" office:value-type="float" office:value="69" calcext:value-type="float">
            <text:p><text:s text:c="3"/>69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655" calcext:value-type="float">
            <text:p><text:s text:c="3"/>655</text:p>
          </table:table-cell>
          <table:table-cell table:style-name="ce139" office:value-type="float" office:value="687" calcext:value-type="float">
            <text:p><text:s text:c="3"/>687</text:p>
          </table:table-cell>
          <table:table-cell table:style-name="ce139" office:value-type="float" office:value="119" calcext:value-type="float">
            <text:p><text:s text:c="3"/>119</text:p>
          </table:table-cell>
          <table:table-cell table:style-name="ce139" office:value-type="float" office:value="105" calcext:value-type="float">
            <text:p><text:s text:c="3"/>10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4" calcext:value-type="float">
            <text:p><text:s text:c="3"/>4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9" calcext:value-type="float">
            <text:p><text:s text:c="3"/>29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1514" calcext:value-type="float">
            <text:p><text:s text:c="3"/>1,514</text:p>
          </table:table-cell>
          <table:table-cell table:style-name="ce64" office:value-type="float" office:value="1497" calcext:value-type="float">
            <text:p><text:s text:c="3"/>1,497</text:p>
          </table:table-cell>
          <table:table-cell table:style-name="ce64" office:value-type="float" office:value="398" calcext:value-type="float">
            <text:p><text:s text:c="3"/>398</text:p>
          </table:table-cell>
          <table:table-cell table:style-name="ce64" office:value-type="float" office:value="217" calcext:value-type="float">
            <text:p><text:s text:c="3"/>217</text:p>
          </table:table-cell>
          <table:table-cell table:style-name="ce64" office:value-type="float" office:value="6" calcext:value-type="float">
            <text:p><text:s text:c="3"/>6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6" calcext:value-type="float">
            <text:p><text:s text:c="3"/>16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76" calcext:value-type="float">
            <text:p><text:s text:c="3"/>76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新<text:span text:style-name="T1">竹市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662" calcext:value-type="float">
            <text:p><text:s text:c="3"/>662</text:p>
          </table:table-cell>
          <table:table-cell table:style-name="ce74" office:value-type="float" office:value="670" calcext:value-type="float">
            <text:p><text:s text:c="3"/>670</text:p>
          </table:table-cell>
          <table:table-cell table:style-name="ce74" office:value-type="float" office:value="216" calcext:value-type="float">
            <text:p><text:s text:c="3"/>216</text:p>
          </table:table-cell>
          <table:table-cell table:style-name="ce74" office:value-type="float" office:value="132" calcext:value-type="float">
            <text:p><text:s text:c="3"/>132</text:p>
          </table:table-cell>
          <table:table-cell table:style-name="ce74" office:value-type="float" office:value="2" calcext:value-type="float">
            <text:p><text:s text:c="3"/>2</text:p>
          </table:table-cell>
          <table:table-cell table:number-columns-repeated="2" table:style-name="ce74" office:value-type="float" office:value="0" calcext:value-type="float">
            <text:p>—</text:p>
          </table:table-cell>
          <table:table-cell table:style-name="ce74" office:value-type="float" office:value="8" calcext:value-type="float">
            <text:p><text:s text:c="3"/>8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74" office:value-type="float" office:value="296" calcext:value-type="float">
            <text:p><text:s text:c="3"/>296</text:p>
          </table:table-cell>
          <table:table-cell table:style-name="ce74" office:value-type="float" office:value="62" calcext:value-type="float">
            <text:p><text:s text:c="3"/>62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852" calcext:value-type="float">
            <text:p><text:s text:c="3"/>852</text:p>
          </table:table-cell>
          <table:table-cell table:style-name="ce139" office:value-type="float" office:value="827" calcext:value-type="float">
            <text:p><text:s text:c="3"/>827</text:p>
          </table:table-cell>
          <table:table-cell table:style-name="ce139" office:value-type="float" office:value="182" calcext:value-type="float">
            <text:p><text:s text:c="3"/>182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829" calcext:value-type="float">
            <text:p><text:s text:c="3"/>829</text:p>
          </table:table-cell>
          <table:table-cell table:style-name="ce64" office:value-type="float" office:value="932" calcext:value-type="float">
            <text:p><text:s text:c="3"/>932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64" office:value-type="float" office:value="174" calcext:value-type="float">
            <text:p><text:s text:c="3"/>174</text:p>
          </table:table-cell>
          <table:table-cell table:style-name="ce64" office:value-type="float" office:value="5" calcext:value-type="float">
            <text:p><text:s text:c="3"/>5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141" office:value-type="float" office:value="3" calcext:value-type="float">
            <text:p><text:s text:c="3"/>3</text:p>
          </table:table-cell>
          <table:table-cell table:style-name="ce141" office:value-type="float" office:value="8" calcext:value-type="float">
            <text:p><text:s text:c="3"/>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9" calcext:value-type="float">
            <text:p><text:s text:c="3"/>69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嘉<text:span text:style-name="T1">義市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341" calcext:value-type="float">
            <text:p><text:s text:c="3"/>341</text:p>
          </table:table-cell>
          <table:table-cell table:style-name="ce74" office:value-type="float" office:value="417" calcext:value-type="float">
            <text:p><text:s text:c="3"/>417</text:p>
          </table:table-cell>
          <table:table-cell table:style-name="ce74" office:value-type="float" office:value="92" calcext:value-type="float">
            <text:p><text:s text:c="3"/>92</text:p>
          </table:table-cell>
          <table:table-cell table:style-name="ce74" office:value-type="float" office:value="103" calcext:value-type="float">
            <text:p><text:s text:c="3"/>103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5" calcext:value-type="float">
            <text:p><text:s text:c="3"/>5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33" calcext:value-type="float">
            <text:p><text:s text:c="3"/>33</text:p>
          </table:table-cell>
          <table:table-cell table:style-name="ce74" office:value-type="float" office:value="185" calcext:value-type="float">
            <text:p><text:s text:c="3"/>185</text:p>
          </table:table-cell>
          <table:table-cell table:style-name="ce74" office:value-type="float" office:value="56" calcext:value-type="float">
            <text:p><text:s text:c="3"/>56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488" calcext:value-type="float">
            <text:p><text:s text:c="3"/>488</text:p>
          </table:table-cell>
          <table:table-cell table:style-name="ce139" office:value-type="float" office:value="515" calcext:value-type="float">
            <text:p><text:s text:c="3"/>515</text:p>
          </table:table-cell>
          <table:table-cell table:style-name="ce139" office:value-type="float" office:value="92" calcext:value-type="float">
            <text:p><text:s text:c="3"/>92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2" office:value-type="float" office:value="2" calcext:value-type="float">
            <text:p><text:s text:c="3"/>2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6" calcext:value-type="float">
            <text:p><text:s text:c="3"/>36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7"/>
          <table:table-cell table:style-name="ce36" office:value-type="string" office:string-value="計" calcext:value-type="string">
            <text:p><text:s/>計 </text:p>
          </table:table-cell>
          <table:table-cell table:style-name="ce59" office:value-type="float" office:value="671" calcext:value-type="float">
            <text:p><text:s text:c="3"/>671</text:p>
          </table:table-cell>
          <table:table-cell table:style-name="ce59" office:value-type="float" office:value="572" calcext:value-type="float">
            <text:p><text:s text:c="3"/>57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number-columns-repeated="2" table:style-name="ce73" office:value-type="string" calcext:value-type="string">
            <text:p><text:s text:c="8"/>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0" office:value-type="string" calcext:value-type="string">
            <text:p>福建省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55" office:value-type="float" office:value="288" calcext:value-type="float">
            <text:p><text:s text:c="3"/>288</text:p>
          </table:table-cell>
          <table:table-cell table:style-name="ce55" office:value-type="float" office:value="70" calcext:value-type="float">
            <text:p><text:s text:c="3"/>70</text:p>
          </table:table-cell>
          <table:table-cell table:style-name="ce55" office:value-type="float" office:value="39" calcext:value-type="float">
            <text:p><text:s text:c="3"/>39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0" calcext:value-type="float">
            <text:p><text:s text:c="3"/>10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318" calcext:value-type="float">
            <text:p><text:s text:c="3"/>318</text:p>
          </table:table-cell>
          <table:table-cell table:style-name="ce56" office:value-type="float" office:value="284" calcext:value-type="float">
            <text:p><text:s text:c="3"/>284</text:p>
          </table:table-cell>
          <table:table-cell table:style-name="ce56" office:value-type="float" office:value="75" calcext:value-type="float">
            <text:p><text:s text:c="3"/>75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2" calcext:value-type="float">
            <text:p><text:s text:c="3"/>2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612" calcext:value-type="float">
            <text:p><text:s text:c="3"/>612</text:p>
          </table:table-cell>
          <table:table-cell table:style-name="ce64" office:value-type="float" office:value="492" calcext:value-type="float">
            <text:p><text:s text:c="3"/>492</text:p>
          </table:table-cell>
          <table:table-cell table:style-name="ce64" office:value-type="float" office:value="133" calcext:value-type="float">
            <text:p><text:s text:c="3"/>133</text:p>
          </table:table-cell>
          <table:table-cell table:style-name="ce64" office:value-type="float" office:value="57" calcext:value-type="float">
            <text:p><text:s text:c="3"/>57</text:p>
          </table:table-cell>
          <table:table-cell table:style-name="ce64" office:value-type="float" office:value="2" calcext:value-type="float">
            <text:p><text:s text:c="3"/>2</text:p>
          </table:table-cell>
          <table:table-cell table:style-name="ce64" office:value-type="float" office:value="0" calcext:value-type="float">
            <text:p>—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4" calcext:value-type="float">
            <text:p><text:s text:c="3"/>24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金<text:span text:style-name="T1">門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310" calcext:value-type="float">
            <text:p><text:s text:c="3"/>310</text:p>
          </table:table-cell>
          <table:table-cell table:style-name="ce74" office:value-type="float" office:value="243" calcext:value-type="float">
            <text:p><text:s text:c="3"/>243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74" office:value-type="float" office:value="35" calcext:value-type="float">
            <text:p><text:s text:c="3"/>35</text:p>
          </table:table-cell>
          <table:table-cell table:number-columns-repeated="3"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0" calcext:value-type="float">
            <text:p>—</text:p>
          </table:table-cell>
          <table:table-cell table:style-name="ce74" office:value-type="float" office:value="9" calcext:value-type="float">
            <text:p><text:s text:c="3"/>9</text:p>
          </table:table-cell>
          <table:table-cell table:style-name="ce74" office:value-type="float" office:value="63" calcext:value-type="float">
            <text:p><text:s text:c="3"/>63</text:p>
          </table:table-cell>
          <table:table-cell table:style-name="ce74" office:value-type="float" office:value="19" calcext:value-type="float">
            <text:p><text:s text:c="3"/>19</text:p>
          </table:table-cell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302" calcext:value-type="float">
            <text:p><text:s text:c="3"/>302</text:p>
          </table:table-cell>
          <table:table-cell table:style-name="ce139" office:value-type="float" office:value="249" calcext:value-type="float">
            <text:p><text:s text:c="3"/>249</text:p>
          </table:table-cell>
          <table:table-cell table:style-name="ce139" office:value-type="float" office:value="69" calcext:value-type="float">
            <text:p><text:s text:c="3"/>69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5" calcext:value-type="float">
            <text:p><text:s text:c="3"/>15</text:p>
          </table:table-cell>
          <table:table-cell table:style-name="ce139" table:number-columns-repeated="2"/>
          <table:table-cell table:style-name="ce112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3" office:value-type="string" office:string-value="計" calcext:value-type="string">
            <text:p><text:s/>計 </text:p>
          </table:table-cell>
          <table:table-cell table:style-name="ce64" office:value-type="float" office:value="59" calcext:value-type="float">
            <text:p><text:s text:c="3"/>59</text:p>
          </table:table-cell>
          <table:table-cell table:style-name="ce64" office:value-type="float" office:value="80" calcext:value-type="float">
            <text:p><text:s text:c="3"/>80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64" office:value-type="float" office:value="5" calcext:value-type="float">
            <text:p><text:s text:c="3"/>5</text:p>
          </table:table-cell>
          <table:table-cell table:number-columns-repeated="2" table:style-name="ce64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74" table:number-columns-repeated="2"/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7" office:value-type="string" calcext:value-type="string">
            <text:p>連<text:span text:style-name="T1">江縣</text:span></text:p>
          </table:table-cell>
          <table:table-cell table:style-name="ce43" office:value-type="string" office:string-value="男" calcext:value-type="string">
            <text:p><text:s/>男 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74" office:value-type="float" office:value="45" calcext:value-type="float">
            <text:p><text:s text:c="3"/>45</text:p>
          </table:table-cell>
          <table:table-cell table:style-name="ce74" office:value-type="float" office:value="6" calcext:value-type="float">
            <text:p><text:s text:c="3"/>6</text:p>
          </table:table-cell>
          <table:table-cell table:style-name="ce74" office:value-type="float" office:value="4" calcext:value-type="float">
            <text:p><text:s text:c="3"/>4</text:p>
          </table:table-cell>
          <table:table-cell table:number-columns-repeated="5" table:style-name="ce74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74" office:value-type="float" office:value="4" calcext:value-type="float">
            <text:p><text:s text:c="3"/>4</text:p>
          </table:table-cell>
          <table:table-cell table:style-name="ce74" office:value-type="float" office:value="2" calcext:value-type="float">
            <text:p><text:s text:c="3"/>2</text:p>
          </table:table-cell>
          <table:table-cell table:style-name="ce111" table:number-columns-repeated="19"/>
          <table:table-cell table:number-columns-repeated="991"/>
        </table:table-row>
        <table:table-row table:style-name="ro14">
          <table:table-cell table:style-name="ce128"/>
          <table:table-cell table:style-name="ce48" office:value-type="string" office:string-value="女" calcext:value-type="string">
            <text:p><text:s/>女 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35" calcext:value-type="float">
            <text:p><text:s text:c="3"/>35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number-columns-repeated="4" table:style-name="ce142" office:value-type="float" office:value="0" calcext:value-type="float">
            <text:p>—</text:p>
          </table:table-cell>
          <table:table-cell table:style-name="ce139" table:number-columns-repeated="2"/>
          <table:table-cell table:style-name="ce111" table:number-columns-repeated="19"/>
          <table:table-cell table:number-columns-repeated="991"/>
        </table:table-row>
        <table:table-row table:style-name="ro3">
          <table:table-cell table:style-name="ce32"/>
          <table:table-cell table:style-name="ce49" table:number-columns-repeated="5"/>
          <table:table-cell table:style-name="ce76"/>
          <table:table-cell table:style-name="ce90"/>
          <table:table-cell table:style-name="ce143" table:number-columns-repeated="5"/>
          <table:table-cell table:style-name="ce146" office:value-type="string" calcext:value-type="string">
            <text:p>內政部戶政司 民國105年2月3日編製</text:p>
          </table:table-cell>
          <table:table-cell table:style-name="ce115" table:number-columns-repeated="1010"/>
        </table:table-row>
        <table:table-row table:style-name="ro6">
          <table:table-cell table:style-name="ce129"/>
          <table:table-cell table:number-columns-repeated="3"/>
          <table:table-cell table:style-name="ce75" table:number-columns-repeated="10"/>
          <table:table-cell table:number-columns-repeated="1010"/>
        </table:table-row>
        <table:table-row table:style-name="ro15">
          <table:table-cell table:style-name="ce130"/>
          <table:table-cell table:number-columns-repeated="3"/>
          <table:table-cell table:style-name="ce75" table:number-columns-repeated="8"/>
          <table:table-cell table:style-name="ce91" table:number-columns-repeated="2"/>
          <table:table-cell table:number-columns-repeated="1010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5.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2-03T18:34:10</meta:creation-date>
    <dc:creator>溫麗華</dc:creator>
    <dc:date>2016-02-03T18:34:53</dc:date>
    <meta:document-statistic meta:table-count="2" meta:cell-count="2088" meta:object-count="0"/>
    <meta:generator>LibreOffice/5.0.5.2$Windows_x86 LibreOffice_project/55b006a02d247b5f7215fc6ea0fde844b30035b3</meta:generator>
  </office:meta>
</office:document-meta>
</file>